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819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1" style:family="table-cell" style:parent-style-name="Default" style:data-style-name="N49">
      <style:table-cell-properties fo:background-color="#dddddd"/>
      <style:text-properties fo:font-weight="bold" style:font-weight-asian="bold" style:font-weight-complex="bold"/>
    </style:style>
    <style:style style:name="ce4" style:family="table-cell" style:parent-style-name="Default" style:data-style-name="N49"/>
    <style:style style:name="ce14" style:family="table-cell" style:parent-style-name="Default" style:data-style-name="N149">
      <style:table-cell-properties fo:background-color="#dddddd"/>
      <style:text-properties fo:font-weight="bold" style:font-weight-asian="bold" style:font-weight-complex="bold"/>
    </style:style>
    <style:style style:name="ce15" style:family="table-cell" style:parent-style-name="Default" style:data-style-name="N149"/>
    <style:style style:name="ce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arams" table:style-name="ta1">
        <table:table-column table:style-name="co1" table:number-columns-repeated="16384" table:default-cell-style-name="ce17"/>
        <table:table-row table:style-name="ro1">
          <table:table-cell table:style-name="ce13"/>
          <table:table-cell table:style-name="ce13" office:value-type="string" calcext:value-type="string">
            <text:p>year</text:p>
          </table:table-cell>
          <table:table-cell table:style-name="ce13" office:value-type="string" calcext:value-type="string">
            <text:p>title</text:p>
          </table:table-cell>
          <table:table-cell table:style-name="ce13" office:value-type="string" calcext:value-type="string">
            <text:p>url</text:p>
          </table:table-cell>
          <table:table-cell table:style-name="ce13" table:number-columns-repeated="16380"/>
        </table:table-row>
        <table:table-row table:style-name="ro1">
          <table:table-cell table:style-name="ce16"/>
          <table:table-cell table:style-name="ce18" office:value-type="float" office:value="2022" calcext:value-type="float">
            <text:p>2022</text:p>
          </table:table-cell>
          <table:table-cell table:style-name="ce18" office:value-type="string" calcext:value-type="string">
            <text:p>Day Hike</text:p>
          </table:table-cell>
          <table:table-cell office:value-type="string" calcext:value-type="string">
            <text:p>#find-u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3" office:value-type="string" calcext:value-type="string">
            <text:p>Mon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3" office:value-type="string" calcext:value-type="string">
            <text:p>Tue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3" office:value-type="string" calcext:value-type="string">
            <text:p>Wed</text:p>
          </table:table-cell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table:style-name="ce13" office:value-type="string" calcext:value-type="string">
            <text:p>Thur</text:p>
          </table:table-cell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table:style-name="ce13" office:value-type="string" calcext:value-type="string">
            <text:p>Fri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table:style-name="ce13" office:value-type="string" calcext:value-type="string">
            <text:p>Sat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table:style-name="ce13" office:value-type="string" calcext:value-type="string">
            <text:p>Sun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vents" table:style-name="ta1">
        <table:table-column table:style-name="co2" table:default-cell-style-name="Default"/>
        <table:table-column table:style-name="co3" table:default-cell-style-name="ce4"/>
        <table:table-column table:style-name="co4" table:default-cell-style-name="ce15"/>
        <table:table-column table:style-name="co5" table:default-cell-style-name="ce15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6" table:default-cell-style-name="ce4"/>
        <table:table-column table:style-name="co1" table:number-columns-repeated="16376" table:default-cell-style-name="Default"/>
        <table:table-row table:style-name="ro1">
          <table:table-cell table:style-name="ce10" office:value-type="string" calcext:value-type="string">
            <text:p>Day</text:p>
          </table:table-cell>
          <table:table-cell table:style-name="ce11" office:value-type="string" calcext:value-type="string">
            <text:p>Date</text:p>
          </table:table-cell>
          <table:table-cell table:style-name="ce14" office:value-type="string" calcext:value-type="string">
            <text:p>Sunrise</text:p>
          </table:table-cell>
          <table:table-cell table:style-name="ce14" office:value-type="string" calcext:value-type="string">
            <text:p>Sunset</text:p>
          </table:table-cell>
          <table:table-cell table:style-name="ce10" office:value-type="string" calcext:value-type="string">
            <text:p>Day</text:p>
          </table:table-cell>
          <table:table-cell table:style-name="ce10"/>
          <table:table-cell table:style-name="ce10" office:value-type="string" calcext:value-type="string">
            <text:p>title</text:p>
          </table:table-cell>
          <table:table-cell table:style-name="ce11" office:value-type="string" calcext:value-type="string">
            <text:p>start</text:p>
          </table:table-cell>
          <table:table-cell table:style-name="ce10" office:value-type="string" calcext:value-type="string">
            <text:p>url</text:p>
          </table:table-cell>
          <table:table-cell table:style-name="ce10" table:number-columns-repeated="16375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formula="of:=DATE([$Params.B2];1;1)" office:value-type="date" office:date-value="2022-01-01" calcext:value-type="date">
            <text:p>2022-01-01</text:p>
          </table:table-cell>
          <table:table-cell office:value-type="string" calcext:value-type="string">
            <text:p>07:19:59 AM</text:p>
          </table:table-cell>
          <table:table-cell office:value-type="string" calcext:value-type="string">
            <text:p>04:39:34 PM</text:p>
          </table:table-cell>
          <table:table-cell table:formula="of:=WEEKDAY([.B2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]" office:value-type="date" office:date-value="2022-01-01" calcext:value-type="date">
            <text:p>2022-01-0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+1" office:value-type="date" office:date-value="2022-01-02" calcext:value-type="date">
            <text:p>2022-01-02</text:p>
          </table:table-cell>
          <table:table-cell office:value-type="string" calcext:value-type="string">
            <text:p>07:20:04 AM</text:p>
          </table:table-cell>
          <table:table-cell office:value-type="string" calcext:value-type="string">
            <text:p>04:40:25 PM</text:p>
          </table:table-cell>
          <table:table-cell table:formula="of:=WEEKDAY([.B3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]" office:value-type="date" office:date-value="2022-01-02" calcext:value-type="date">
            <text:p>2022-01-0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table:formula="of:=[.B3]+1" office:value-type="date" office:date-value="2022-01-03" calcext:value-type="date">
            <text:p>2022-01-03</text:p>
          </table:table-cell>
          <table:table-cell office:value-type="string" calcext:value-type="string">
            <text:p>07:20:06 AM</text:p>
          </table:table-cell>
          <table:table-cell office:value-type="string" calcext:value-type="string">
            <text:p>04:41:18 PM</text:p>
          </table:table-cell>
          <table:table-cell table:formula="of:=WEEKDAY([.B4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4]" office:value-type="date" office:date-value="2022-01-03" calcext:value-type="date">
            <text:p>2022-01-0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formula="of:=[.B4]+1" office:value-type="date" office:date-value="2022-01-04" calcext:value-type="date">
            <text:p>2022-01-04</text:p>
          </table:table-cell>
          <table:table-cell office:value-type="string" calcext:value-type="string">
            <text:p>07:20:06 AM</text:p>
          </table:table-cell>
          <table:table-cell office:value-type="string" calcext:value-type="string">
            <text:p>04:42:12 PM</text:p>
          </table:table-cell>
          <table:table-cell table:formula="of:=WEEKDAY([.B5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5]" office:value-type="date" office:date-value="2022-01-04" calcext:value-type="date">
            <text:p>2022-01-0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formula="of:=[.B5]+1" office:value-type="date" office:date-value="2022-01-05" calcext:value-type="date">
            <text:p>2022-01-05</text:p>
          </table:table-cell>
          <table:table-cell office:value-type="string" calcext:value-type="string">
            <text:p>07:20:03 AM</text:p>
          </table:table-cell>
          <table:table-cell office:value-type="string" calcext:value-type="string">
            <text:p>04:43:08 PM</text:p>
          </table:table-cell>
          <table:table-cell table:formula="of:=WEEKDAY([.B6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6]" office:value-type="date" office:date-value="2022-01-05" calcext:value-type="date">
            <text:p>2022-01-0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table:formula="of:=[.B6]+1" office:value-type="date" office:date-value="2022-01-06" calcext:value-type="date">
            <text:p>2022-01-06</text:p>
          </table:table-cell>
          <table:table-cell office:value-type="string" calcext:value-type="string">
            <text:p>07:19:59 AM</text:p>
          </table:table-cell>
          <table:table-cell office:value-type="string" calcext:value-type="string">
            <text:p>04:44:05 PM</text:p>
          </table:table-cell>
          <table:table-cell table:formula="of:=WEEKDAY([.B7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7]" office:value-type="date" office:date-value="2022-01-06" calcext:value-type="date">
            <text:p>2022-01-0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table:formula="of:=[.B7]+1" office:value-type="date" office:date-value="2022-01-07" calcext:value-type="date">
            <text:p>2022-01-07</text:p>
          </table:table-cell>
          <table:table-cell office:value-type="string" calcext:value-type="string">
            <text:p>07:19:52 AM</text:p>
          </table:table-cell>
          <table:table-cell office:value-type="string" calcext:value-type="string">
            <text:p>04:45:04 PM</text:p>
          </table:table-cell>
          <table:table-cell table:formula="of:=WEEKDAY([.B8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8]" office:value-type="date" office:date-value="2022-01-07" calcext:value-type="date">
            <text:p>2022-01-0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table:formula="of:=[.B8]+1" office:value-type="date" office:date-value="2022-01-08" calcext:value-type="date">
            <text:p>2022-01-08</text:p>
          </table:table-cell>
          <table:table-cell office:value-type="string" calcext:value-type="string">
            <text:p>07:19:43 AM</text:p>
          </table:table-cell>
          <table:table-cell office:value-type="string" calcext:value-type="string">
            <text:p>04:46:03 PM</text:p>
          </table:table-cell>
          <table:table-cell table:formula="of:=WEEKDAY([.B9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9]" office:value-type="date" office:date-value="2022-01-08" calcext:value-type="date">
            <text:p>2022-01-0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9]+1" office:value-type="date" office:date-value="2022-01-09" calcext:value-type="date">
            <text:p>2022-01-09</text:p>
          </table:table-cell>
          <table:table-cell office:value-type="string" calcext:value-type="string">
            <text:p>07:19:32 AM</text:p>
          </table:table-cell>
          <table:table-cell office:value-type="string" calcext:value-type="string">
            <text:p>04:47:04 PM</text:p>
          </table:table-cell>
          <table:table-cell table:formula="of:=WEEKDAY([.B10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0]" office:value-type="date" office:date-value="2022-01-09" calcext:value-type="date">
            <text:p>2022-01-0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table:formula="of:=[.B10]+1" office:value-type="date" office:date-value="2022-01-10" calcext:value-type="date">
            <text:p>2022-01-10</text:p>
          </table:table-cell>
          <table:table-cell office:value-type="string" calcext:value-type="string">
            <text:p>07:19:18 AM</text:p>
          </table:table-cell>
          <table:table-cell office:value-type="string" calcext:value-type="string">
            <text:p>04:48:06 PM</text:p>
          </table:table-cell>
          <table:table-cell table:formula="of:=WEEKDAY([.B11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1]" office:value-type="date" office:date-value="2022-01-10" calcext:value-type="date">
            <text:p>2022-01-1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table:formula="of:=[.B11]+1" office:value-type="date" office:date-value="2022-01-11" calcext:value-type="date">
            <text:p>2022-01-11</text:p>
          </table:table-cell>
          <table:table-cell office:value-type="string" calcext:value-type="string">
            <text:p>07:19:02 AM</text:p>
          </table:table-cell>
          <table:table-cell office:value-type="string" calcext:value-type="string">
            <text:p>04:49:09 PM</text:p>
          </table:table-cell>
          <table:table-cell table:formula="of:=WEEKDAY([.B12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2]" office:value-type="date" office:date-value="2022-01-11" calcext:value-type="date">
            <text:p>2022-01-1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table:formula="of:=[.B12]+1" office:value-type="date" office:date-value="2022-01-12" calcext:value-type="date">
            <text:p>2022-01-12</text:p>
          </table:table-cell>
          <table:table-cell office:value-type="string" calcext:value-type="string">
            <text:p>07:18:44 AM</text:p>
          </table:table-cell>
          <table:table-cell office:value-type="string" calcext:value-type="string">
            <text:p>04:50:13 PM</text:p>
          </table:table-cell>
          <table:table-cell table:formula="of:=WEEKDAY([.B13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3]" office:value-type="date" office:date-value="2022-01-12" calcext:value-type="date">
            <text:p>2022-01-1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table:formula="of:=[.B13]+1" office:value-type="date" office:date-value="2022-01-13" calcext:value-type="date">
            <text:p>2022-01-13</text:p>
          </table:table-cell>
          <table:table-cell office:value-type="string" calcext:value-type="string">
            <text:p>07:18:24 AM</text:p>
          </table:table-cell>
          <table:table-cell office:value-type="string" calcext:value-type="string">
            <text:p>04:51:19 PM</text:p>
          </table:table-cell>
          <table:table-cell table:formula="of:=WEEKDAY([.B14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4]" office:value-type="date" office:date-value="2022-01-13" calcext:value-type="date">
            <text:p>2022-01-1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table:formula="of:=[.B14]+1" office:value-type="date" office:date-value="2022-01-14" calcext:value-type="date">
            <text:p>2022-01-14</text:p>
          </table:table-cell>
          <table:table-cell office:value-type="string" calcext:value-type="string">
            <text:p>07:18:01 AM</text:p>
          </table:table-cell>
          <table:table-cell office:value-type="string" calcext:value-type="string">
            <text:p>04:52:25 PM</text:p>
          </table:table-cell>
          <table:table-cell table:formula="of:=WEEKDAY([.B15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5]" office:value-type="date" office:date-value="2022-01-14" calcext:value-type="date">
            <text:p>2022-01-1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table:formula="of:=[.B15]+1" office:value-type="date" office:date-value="2022-01-15" calcext:value-type="date">
            <text:p>2022-01-15</text:p>
          </table:table-cell>
          <table:table-cell office:value-type="string" calcext:value-type="string">
            <text:p>07:17:36 AM</text:p>
          </table:table-cell>
          <table:table-cell office:value-type="string" calcext:value-type="string">
            <text:p>04:53:31 PM</text:p>
          </table:table-cell>
          <table:table-cell table:formula="of:=WEEKDAY([.B16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6]" office:value-type="date" office:date-value="2022-01-15" calcext:value-type="date">
            <text:p>2022-01-1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6]+1" office:value-type="date" office:date-value="2022-01-16" calcext:value-type="date">
            <text:p>2022-01-16</text:p>
          </table:table-cell>
          <table:table-cell office:value-type="string" calcext:value-type="string">
            <text:p>07:17:10 AM</text:p>
          </table:table-cell>
          <table:table-cell office:value-type="string" calcext:value-type="string">
            <text:p>04:54:39 PM</text:p>
          </table:table-cell>
          <table:table-cell table:formula="of:=WEEKDAY([.B17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7]" office:value-type="date" office:date-value="2022-01-16" calcext:value-type="date">
            <text:p>2022-01-1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table:formula="of:=[.B17]+1" office:value-type="date" office:date-value="2022-01-17" calcext:value-type="date">
            <text:p>2022-01-17</text:p>
          </table:table-cell>
          <table:table-cell office:value-type="string" calcext:value-type="string">
            <text:p>07:16:41 AM</text:p>
          </table:table-cell>
          <table:table-cell office:value-type="string" calcext:value-type="string">
            <text:p>04:55:48 PM</text:p>
          </table:table-cell>
          <table:table-cell table:formula="of:=WEEKDAY([.B18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8]" office:value-type="date" office:date-value="2022-01-17" calcext:value-type="date">
            <text:p>2022-01-1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table:formula="of:=[.B18]+1" office:value-type="date" office:date-value="2022-01-18" calcext:value-type="date">
            <text:p>2022-01-18</text:p>
          </table:table-cell>
          <table:table-cell office:value-type="string" calcext:value-type="string">
            <text:p>07:16:09 AM</text:p>
          </table:table-cell>
          <table:table-cell office:value-type="string" calcext:value-type="string">
            <text:p>04:56:57 PM</text:p>
          </table:table-cell>
          <table:table-cell table:formula="of:=WEEKDAY([.B19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9]" office:value-type="date" office:date-value="2022-01-18" calcext:value-type="date">
            <text:p>2022-01-1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table:formula="of:=[.B19]+1" office:value-type="date" office:date-value="2022-01-19" calcext:value-type="date">
            <text:p>2022-01-19</text:p>
          </table:table-cell>
          <table:table-cell office:value-type="string" calcext:value-type="string">
            <text:p>07:15:36 AM</text:p>
          </table:table-cell>
          <table:table-cell office:value-type="string" calcext:value-type="string">
            <text:p>04:58:06 PM</text:p>
          </table:table-cell>
          <table:table-cell table:formula="of:=WEEKDAY([.B20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0]" office:value-type="date" office:date-value="2022-01-19" calcext:value-type="date">
            <text:p>2022-01-1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table:formula="of:=[.B20]+1" office:value-type="date" office:date-value="2022-01-20" calcext:value-type="date">
            <text:p>2022-01-20</text:p>
          </table:table-cell>
          <table:table-cell office:value-type="string" calcext:value-type="string">
            <text:p>07:15:01 AM</text:p>
          </table:table-cell>
          <table:table-cell office:value-type="string" calcext:value-type="string">
            <text:p>04:59:17 PM</text:p>
          </table:table-cell>
          <table:table-cell table:formula="of:=WEEKDAY([.B21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1]" office:value-type="date" office:date-value="2022-01-20" calcext:value-type="date">
            <text:p>2022-01-2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table:formula="of:=[.B21]+1" office:value-type="date" office:date-value="2022-01-21" calcext:value-type="date">
            <text:p>2022-01-21</text:p>
          </table:table-cell>
          <table:table-cell office:value-type="string" calcext:value-type="string">
            <text:p>07:14:23 AM</text:p>
          </table:table-cell>
          <table:table-cell office:value-type="string" calcext:value-type="string">
            <text:p>05:00:28 PM</text:p>
          </table:table-cell>
          <table:table-cell table:formula="of:=WEEKDAY([.B22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2]" office:value-type="date" office:date-value="2022-01-21" calcext:value-type="date">
            <text:p>2022-01-2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formula="of:=[.B22]+1" office:value-type="date" office:date-value="2022-01-22" calcext:value-type="date">
            <text:p>2022-01-22</text:p>
          </table:table-cell>
          <table:table-cell office:value-type="string" calcext:value-type="string">
            <text:p>07:13:44 AM</text:p>
          </table:table-cell>
          <table:table-cell office:value-type="string" calcext:value-type="string">
            <text:p>05:01:39 PM</text:p>
          </table:table-cell>
          <table:table-cell table:formula="of:=WEEKDAY([.B23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3]" office:value-type="date" office:date-value="2022-01-22" calcext:value-type="date">
            <text:p>2022-01-2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3]+1" office:value-type="date" office:date-value="2022-01-23" calcext:value-type="date">
            <text:p>2022-01-23</text:p>
          </table:table-cell>
          <table:table-cell office:value-type="string" calcext:value-type="string">
            <text:p>07:13:03 AM</text:p>
          </table:table-cell>
          <table:table-cell office:value-type="string" calcext:value-type="string">
            <text:p>05:02:51 PM</text:p>
          </table:table-cell>
          <table:table-cell table:formula="of:=WEEKDAY([.B24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4]" office:value-type="date" office:date-value="2022-01-23" calcext:value-type="date">
            <text:p>2022-01-2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table:formula="of:=[.B24]+1" office:value-type="date" office:date-value="2022-01-24" calcext:value-type="date">
            <text:p>2022-01-24</text:p>
          </table:table-cell>
          <table:table-cell office:value-type="string" calcext:value-type="string">
            <text:p>07:12:19 AM</text:p>
          </table:table-cell>
          <table:table-cell office:value-type="string" calcext:value-type="string">
            <text:p>05:04:03 PM</text:p>
          </table:table-cell>
          <table:table-cell table:formula="of:=WEEKDAY([.B25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5]" office:value-type="date" office:date-value="2022-01-24" calcext:value-type="date">
            <text:p>2022-01-2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table:formula="of:=[.B25]+1" office:value-type="date" office:date-value="2022-01-25" calcext:value-type="date">
            <text:p>2022-01-25</text:p>
          </table:table-cell>
          <table:table-cell office:value-type="string" calcext:value-type="string">
            <text:p>07:11:34 AM</text:p>
          </table:table-cell>
          <table:table-cell office:value-type="string" calcext:value-type="string">
            <text:p>05:05:16 PM</text:p>
          </table:table-cell>
          <table:table-cell table:formula="of:=WEEKDAY([.B26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6]" office:value-type="date" office:date-value="2022-01-25" calcext:value-type="date">
            <text:p>2022-01-2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formula="of:=[.B26]+1" office:value-type="date" office:date-value="2022-01-26" calcext:value-type="date">
            <text:p>2022-01-26</text:p>
          </table:table-cell>
          <table:table-cell office:value-type="string" calcext:value-type="string">
            <text:p>07:10:47 AM</text:p>
          </table:table-cell>
          <table:table-cell office:value-type="string" calcext:value-type="string">
            <text:p>05:06:29 PM</text:p>
          </table:table-cell>
          <table:table-cell table:formula="of:=WEEKDAY([.B27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7]" office:value-type="date" office:date-value="2022-01-26" calcext:value-type="date">
            <text:p>2022-01-2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table:formula="of:=[.B27]+1" office:value-type="date" office:date-value="2022-01-27" calcext:value-type="date">
            <text:p>2022-01-27</text:p>
          </table:table-cell>
          <table:table-cell office:value-type="string" calcext:value-type="string">
            <text:p>07:09:58 AM</text:p>
          </table:table-cell>
          <table:table-cell office:value-type="string" calcext:value-type="string">
            <text:p>05:07:42 PM</text:p>
          </table:table-cell>
          <table:table-cell table:formula="of:=WEEKDAY([.B28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8]" office:value-type="date" office:date-value="2022-01-27" calcext:value-type="date">
            <text:p>2022-01-2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table:formula="of:=[.B28]+1" office:value-type="date" office:date-value="2022-01-28" calcext:value-type="date">
            <text:p>2022-01-28</text:p>
          </table:table-cell>
          <table:table-cell office:value-type="string" calcext:value-type="string">
            <text:p>07:09:07 AM</text:p>
          </table:table-cell>
          <table:table-cell office:value-type="string" calcext:value-type="string">
            <text:p>05:08:55 PM</text:p>
          </table:table-cell>
          <table:table-cell table:formula="of:=WEEKDAY([.B29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9]" office:value-type="date" office:date-value="2022-01-28" calcext:value-type="date">
            <text:p>2022-01-2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formula="of:=[.B29]+1" office:value-type="date" office:date-value="2022-01-29" calcext:value-type="date">
            <text:p>2022-01-29</text:p>
          </table:table-cell>
          <table:table-cell office:value-type="string" calcext:value-type="string">
            <text:p>07:08:14 AM</text:p>
          </table:table-cell>
          <table:table-cell office:value-type="string" calcext:value-type="string">
            <text:p>05:10:09 PM</text:p>
          </table:table-cell>
          <table:table-cell table:formula="of:=WEEKDAY([.B30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0]" office:value-type="date" office:date-value="2022-01-29" calcext:value-type="date">
            <text:p>2022-01-2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30]+1" office:value-type="date" office:date-value="2022-01-30" calcext:value-type="date">
            <text:p>2022-01-30</text:p>
          </table:table-cell>
          <table:table-cell office:value-type="string" calcext:value-type="string">
            <text:p>07:07:19 AM</text:p>
          </table:table-cell>
          <table:table-cell office:value-type="string" calcext:value-type="string">
            <text:p>05:11:23 PM</text:p>
          </table:table-cell>
          <table:table-cell table:formula="of:=WEEKDAY([.B31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1]" office:value-type="date" office:date-value="2022-01-30" calcext:value-type="date">
            <text:p>2022-01-3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table:formula="of:=[.B31]+1" office:value-type="date" office:date-value="2022-01-31" calcext:value-type="date">
            <text:p>2022-01-31</text:p>
          </table:table-cell>
          <table:table-cell office:value-type="string" calcext:value-type="string">
            <text:p>07:06:23 AM</text:p>
          </table:table-cell>
          <table:table-cell office:value-type="string" calcext:value-type="string">
            <text:p>05:12:37 PM</text:p>
          </table:table-cell>
          <table:table-cell table:formula="of:=WEEKDAY([.B32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2]" office:value-type="date" office:date-value="2022-01-31" calcext:value-type="date">
            <text:p>2022-01-3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table:formula="of:=[.B32]+1" office:value-type="date" office:date-value="2022-02-01" calcext:value-type="date">
            <text:p>2022-02-01</text:p>
          </table:table-cell>
          <table:table-cell office:value-type="string" calcext:value-type="string">
            <text:p>07:05:25 AM</text:p>
          </table:table-cell>
          <table:table-cell office:value-type="string" calcext:value-type="string">
            <text:p>05:13:51 PM</text:p>
          </table:table-cell>
          <table:table-cell table:formula="of:=WEEKDAY([.B33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3]" office:value-type="date" office:date-value="2022-02-01" calcext:value-type="date">
            <text:p>2022-02-0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formula="of:=[.B33]+1" office:value-type="date" office:date-value="2022-02-02" calcext:value-type="date">
            <text:p>2022-02-02</text:p>
          </table:table-cell>
          <table:table-cell office:value-type="string" calcext:value-type="string">
            <text:p>07:04:25 AM</text:p>
          </table:table-cell>
          <table:table-cell office:value-type="string" calcext:value-type="string">
            <text:p>05:15:05 PM</text:p>
          </table:table-cell>
          <table:table-cell table:formula="of:=WEEKDAY([.B34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4]" office:value-type="date" office:date-value="2022-02-02" calcext:value-type="date">
            <text:p>2022-02-0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table:formula="of:=[.B34]+1" office:value-type="date" office:date-value="2022-02-03" calcext:value-type="date">
            <text:p>2022-02-03</text:p>
          </table:table-cell>
          <table:table-cell office:value-type="string" calcext:value-type="string">
            <text:p>07:03:24 AM</text:p>
          </table:table-cell>
          <table:table-cell office:value-type="string" calcext:value-type="string">
            <text:p>05:16:19 PM</text:p>
          </table:table-cell>
          <table:table-cell table:formula="of:=WEEKDAY([.B35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5]" office:value-type="date" office:date-value="2022-02-03" calcext:value-type="date">
            <text:p>2022-02-0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table:formula="of:=[.B35]+1" office:value-type="date" office:date-value="2022-02-04" calcext:value-type="date">
            <text:p>2022-02-04</text:p>
          </table:table-cell>
          <table:table-cell office:value-type="string" calcext:value-type="string">
            <text:p>07:02:21 AM</text:p>
          </table:table-cell>
          <table:table-cell office:value-type="string" calcext:value-type="string">
            <text:p>05:17:33 PM</text:p>
          </table:table-cell>
          <table:table-cell table:formula="of:=WEEKDAY([.B36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6]" office:value-type="date" office:date-value="2022-02-04" calcext:value-type="date">
            <text:p>2022-02-0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table:formula="of:=[.B36]+1" office:value-type="date" office:date-value="2022-02-05" calcext:value-type="date">
            <text:p>2022-02-05</text:p>
          </table:table-cell>
          <table:table-cell office:value-type="string" calcext:value-type="string">
            <text:p>07:01:16 AM</text:p>
          </table:table-cell>
          <table:table-cell office:value-type="string" calcext:value-type="string">
            <text:p>05:18:47 PM</text:p>
          </table:table-cell>
          <table:table-cell table:formula="of:=WEEKDAY([.B37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7]" office:value-type="date" office:date-value="2022-02-05" calcext:value-type="date">
            <text:p>2022-02-0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7]+1" office:value-type="date" office:date-value="2022-02-06" calcext:value-type="date">
            <text:p>2022-02-06</text:p>
          </table:table-cell>
          <table:table-cell office:value-type="string" calcext:value-type="string">
            <text:p>07:00:10 AM</text:p>
          </table:table-cell>
          <table:table-cell office:value-type="string" calcext:value-type="string">
            <text:p>05:20:01 PM</text:p>
          </table:table-cell>
          <table:table-cell table:formula="of:=WEEKDAY([.B38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8]" office:value-type="date" office:date-value="2022-02-06" calcext:value-type="date">
            <text:p>2022-02-0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table:formula="of:=[.B38]+1" office:value-type="date" office:date-value="2022-02-07" calcext:value-type="date">
            <text:p>2022-02-07</text:p>
          </table:table-cell>
          <table:table-cell office:value-type="string" calcext:value-type="string">
            <text:p>06:59:03 AM</text:p>
          </table:table-cell>
          <table:table-cell office:value-type="string" calcext:value-type="string">
            <text:p>05:21:15 PM</text:p>
          </table:table-cell>
          <table:table-cell table:formula="of:=WEEKDAY([.B39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9]" office:value-type="date" office:date-value="2022-02-07" calcext:value-type="date">
            <text:p>2022-02-0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table:formula="of:=[.B39]+1" office:value-type="date" office:date-value="2022-02-08" calcext:value-type="date">
            <text:p>2022-02-08</text:p>
          </table:table-cell>
          <table:table-cell office:value-type="string" calcext:value-type="string">
            <text:p>06:57:54 AM</text:p>
          </table:table-cell>
          <table:table-cell office:value-type="string" calcext:value-type="string">
            <text:p>05:22:28 PM</text:p>
          </table:table-cell>
          <table:table-cell table:formula="of:=WEEKDAY([.B40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40]" office:value-type="date" office:date-value="2022-02-08" calcext:value-type="date">
            <text:p>2022-02-0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table:formula="of:=[.B40]+1" office:value-type="date" office:date-value="2022-02-09" calcext:value-type="date">
            <text:p>2022-02-09</text:p>
          </table:table-cell>
          <table:table-cell office:value-type="string" calcext:value-type="string">
            <text:p>06:56:43 AM</text:p>
          </table:table-cell>
          <table:table-cell office:value-type="string" calcext:value-type="string">
            <text:p>05:23:42 PM</text:p>
          </table:table-cell>
          <table:table-cell table:formula="of:=WEEKDAY([.B41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41]" office:value-type="date" office:date-value="2022-02-09" calcext:value-type="date">
            <text:p>2022-02-0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table:formula="of:=[.B41]+1" office:value-type="date" office:date-value="2022-02-10" calcext:value-type="date">
            <text:p>2022-02-10</text:p>
          </table:table-cell>
          <table:table-cell office:value-type="string" calcext:value-type="string">
            <text:p>06:55:31 AM</text:p>
          </table:table-cell>
          <table:table-cell office:value-type="string" calcext:value-type="string">
            <text:p>05:24:55 PM</text:p>
          </table:table-cell>
          <table:table-cell table:formula="of:=WEEKDAY([.B42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42]" office:value-type="date" office:date-value="2022-02-10" calcext:value-type="date">
            <text:p>2022-02-1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table:formula="of:=[.B42]+1" office:value-type="date" office:date-value="2022-02-11" calcext:value-type="date">
            <text:p>2022-02-11</text:p>
          </table:table-cell>
          <table:table-cell office:value-type="string" calcext:value-type="string">
            <text:p>06:54:18 AM</text:p>
          </table:table-cell>
          <table:table-cell office:value-type="string" calcext:value-type="string">
            <text:p>05:26:09 PM</text:p>
          </table:table-cell>
          <table:table-cell table:formula="of:=WEEKDAY([.B43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43]" office:value-type="date" office:date-value="2022-02-11" calcext:value-type="date">
            <text:p>2022-02-1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table:formula="of:=[.B43]+1" office:value-type="date" office:date-value="2022-02-12" calcext:value-type="date">
            <text:p>2022-02-12</text:p>
          </table:table-cell>
          <table:table-cell office:value-type="string" calcext:value-type="string">
            <text:p>06:53:03 AM</text:p>
          </table:table-cell>
          <table:table-cell office:value-type="string" calcext:value-type="string">
            <text:p>05:27:22 PM</text:p>
          </table:table-cell>
          <table:table-cell table:formula="of:=WEEKDAY([.B44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44]" office:value-type="date" office:date-value="2022-02-12" calcext:value-type="date">
            <text:p>2022-02-1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4]+1" office:value-type="date" office:date-value="2022-02-13" calcext:value-type="date">
            <text:p>2022-02-13</text:p>
          </table:table-cell>
          <table:table-cell office:value-type="string" calcext:value-type="string">
            <text:p>06:51:48 AM</text:p>
          </table:table-cell>
          <table:table-cell office:value-type="string" calcext:value-type="string">
            <text:p>05:28:34 PM</text:p>
          </table:table-cell>
          <table:table-cell table:formula="of:=WEEKDAY([.B45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45]" office:value-type="date" office:date-value="2022-02-13" calcext:value-type="date">
            <text:p>2022-02-1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table:formula="of:=[.B45]+1" office:value-type="date" office:date-value="2022-02-14" calcext:value-type="date">
            <text:p>2022-02-14</text:p>
          </table:table-cell>
          <table:table-cell office:value-type="string" calcext:value-type="string">
            <text:p>06:50:30 AM</text:p>
          </table:table-cell>
          <table:table-cell office:value-type="string" calcext:value-type="string">
            <text:p>05:29:47 PM</text:p>
          </table:table-cell>
          <table:table-cell table:formula="of:=WEEKDAY([.B46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46]" office:value-type="date" office:date-value="2022-02-14" calcext:value-type="date">
            <text:p>2022-02-1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table:formula="of:=[.B46]+1" office:value-type="date" office:date-value="2022-02-15" calcext:value-type="date">
            <text:p>2022-02-15</text:p>
          </table:table-cell>
          <table:table-cell office:value-type="string" calcext:value-type="string">
            <text:p>06:49:12 AM</text:p>
          </table:table-cell>
          <table:table-cell office:value-type="string" calcext:value-type="string">
            <text:p>05:30:59 PM</text:p>
          </table:table-cell>
          <table:table-cell table:formula="of:=WEEKDAY([.B47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47]" office:value-type="date" office:date-value="2022-02-15" calcext:value-type="date">
            <text:p>2022-02-1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table:formula="of:=[.B47]+1" office:value-type="date" office:date-value="2022-02-16" calcext:value-type="date">
            <text:p>2022-02-16</text:p>
          </table:table-cell>
          <table:table-cell office:value-type="string" calcext:value-type="string">
            <text:p>06:47:53 AM</text:p>
          </table:table-cell>
          <table:table-cell office:value-type="string" calcext:value-type="string">
            <text:p>05:32:12 PM</text:p>
          </table:table-cell>
          <table:table-cell table:formula="of:=WEEKDAY([.B48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48]" office:value-type="date" office:date-value="2022-02-16" calcext:value-type="date">
            <text:p>2022-02-1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table:formula="of:=[.B48]+1" office:value-type="date" office:date-value="2022-02-17" calcext:value-type="date">
            <text:p>2022-02-17</text:p>
          </table:table-cell>
          <table:table-cell office:value-type="string" calcext:value-type="string">
            <text:p>06:46:32 AM</text:p>
          </table:table-cell>
          <table:table-cell office:value-type="string" calcext:value-type="string">
            <text:p>05:33:23 PM</text:p>
          </table:table-cell>
          <table:table-cell table:formula="of:=WEEKDAY([.B49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49]" office:value-type="date" office:date-value="2022-02-17" calcext:value-type="date">
            <text:p>2022-02-1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table:formula="of:=[.B49]+1" office:value-type="date" office:date-value="2022-02-18" calcext:value-type="date">
            <text:p>2022-02-18</text:p>
          </table:table-cell>
          <table:table-cell office:value-type="string" calcext:value-type="string">
            <text:p>06:45:10 AM</text:p>
          </table:table-cell>
          <table:table-cell office:value-type="string" calcext:value-type="string">
            <text:p>05:34:35 PM</text:p>
          </table:table-cell>
          <table:table-cell table:formula="of:=WEEKDAY([.B50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50]" office:value-type="date" office:date-value="2022-02-18" calcext:value-type="date">
            <text:p>2022-02-1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table:formula="of:=[.B50]+1" office:value-type="date" office:date-value="2022-02-19" calcext:value-type="date">
            <text:p>2022-02-19</text:p>
          </table:table-cell>
          <table:table-cell office:value-type="string" calcext:value-type="string">
            <text:p>06:43:47 AM</text:p>
          </table:table-cell>
          <table:table-cell office:value-type="string" calcext:value-type="string">
            <text:p>05:35:46 PM</text:p>
          </table:table-cell>
          <table:table-cell table:formula="of:=WEEKDAY([.B51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51]" office:value-type="date" office:date-value="2022-02-19" calcext:value-type="date">
            <text:p>2022-02-1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1]+1" office:value-type="date" office:date-value="2022-02-20" calcext:value-type="date">
            <text:p>2022-02-20</text:p>
          </table:table-cell>
          <table:table-cell office:value-type="string" calcext:value-type="string">
            <text:p>06:42:23 AM</text:p>
          </table:table-cell>
          <table:table-cell office:value-type="string" calcext:value-type="string">
            <text:p>05:36:57 PM</text:p>
          </table:table-cell>
          <table:table-cell table:formula="of:=WEEKDAY([.B52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52]" office:value-type="date" office:date-value="2022-02-20" calcext:value-type="date">
            <text:p>2022-02-2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table:formula="of:=[.B52]+1" office:value-type="date" office:date-value="2022-02-21" calcext:value-type="date">
            <text:p>2022-02-21</text:p>
          </table:table-cell>
          <table:table-cell office:value-type="string" calcext:value-type="string">
            <text:p>06:40:59 AM</text:p>
          </table:table-cell>
          <table:table-cell office:value-type="string" calcext:value-type="string">
            <text:p>05:38:08 PM</text:p>
          </table:table-cell>
          <table:table-cell table:formula="of:=WEEKDAY([.B53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53]" office:value-type="date" office:date-value="2022-02-21" calcext:value-type="date">
            <text:p>2022-02-2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table:formula="of:=[.B53]+1" office:value-type="date" office:date-value="2022-02-22" calcext:value-type="date">
            <text:p>2022-02-22</text:p>
          </table:table-cell>
          <table:table-cell office:value-type="string" calcext:value-type="string">
            <text:p>06:39:33 AM</text:p>
          </table:table-cell>
          <table:table-cell office:value-type="string" calcext:value-type="string">
            <text:p>05:39:19 PM</text:p>
          </table:table-cell>
          <table:table-cell table:formula="of:=WEEKDAY([.B54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54]" office:value-type="date" office:date-value="2022-02-22" calcext:value-type="date">
            <text:p>2022-02-2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table:formula="of:=[.B54]+1" office:value-type="date" office:date-value="2022-02-23" calcext:value-type="date">
            <text:p>2022-02-23</text:p>
          </table:table-cell>
          <table:table-cell office:value-type="string" calcext:value-type="string">
            <text:p>06:38:06 AM</text:p>
          </table:table-cell>
          <table:table-cell office:value-type="string" calcext:value-type="string">
            <text:p>05:40:29 PM</text:p>
          </table:table-cell>
          <table:table-cell table:formula="of:=WEEKDAY([.B55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55]" office:value-type="date" office:date-value="2022-02-23" calcext:value-type="date">
            <text:p>2022-02-2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table:formula="of:=[.B55]+1" office:value-type="date" office:date-value="2022-02-24" calcext:value-type="date">
            <text:p>2022-02-24</text:p>
          </table:table-cell>
          <table:table-cell office:value-type="string" calcext:value-type="string">
            <text:p>06:36:38 AM</text:p>
          </table:table-cell>
          <table:table-cell office:value-type="string" calcext:value-type="string">
            <text:p>05:41:39 PM</text:p>
          </table:table-cell>
          <table:table-cell table:formula="of:=WEEKDAY([.B56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56]" office:value-type="date" office:date-value="2022-02-24" calcext:value-type="date">
            <text:p>2022-02-2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table:formula="of:=[.B56]+1" office:value-type="date" office:date-value="2022-02-25" calcext:value-type="date">
            <text:p>2022-02-25</text:p>
          </table:table-cell>
          <table:table-cell office:value-type="string" calcext:value-type="string">
            <text:p>06:35:10 AM</text:p>
          </table:table-cell>
          <table:table-cell office:value-type="string" calcext:value-type="string">
            <text:p>05:42:48 PM</text:p>
          </table:table-cell>
          <table:table-cell table:formula="of:=WEEKDAY([.B57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57]" office:value-type="date" office:date-value="2022-02-25" calcext:value-type="date">
            <text:p>2022-02-2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formula="of:=[.B57]+1" office:value-type="date" office:date-value="2022-02-26" calcext:value-type="date">
            <text:p>2022-02-26</text:p>
          </table:table-cell>
          <table:table-cell office:value-type="string" calcext:value-type="string">
            <text:p>06:33:40 AM</text:p>
          </table:table-cell>
          <table:table-cell office:value-type="string" calcext:value-type="string">
            <text:p>05:43:57 PM</text:p>
          </table:table-cell>
          <table:table-cell table:formula="of:=WEEKDAY([.B58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58]" office:value-type="date" office:date-value="2022-02-26" calcext:value-type="date">
            <text:p>2022-02-2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8]+1" office:value-type="date" office:date-value="2022-02-27" calcext:value-type="date">
            <text:p>2022-02-27</text:p>
          </table:table-cell>
          <table:table-cell office:value-type="string" calcext:value-type="string">
            <text:p>06:32:10 AM</text:p>
          </table:table-cell>
          <table:table-cell office:value-type="string" calcext:value-type="string">
            <text:p>05:45:06 PM</text:p>
          </table:table-cell>
          <table:table-cell table:formula="of:=WEEKDAY([.B59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59]" office:value-type="date" office:date-value="2022-02-27" calcext:value-type="date">
            <text:p>2022-02-2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formula="of:=[.B59]+1" office:value-type="date" office:date-value="2022-02-28" calcext:value-type="date">
            <text:p>2022-02-28</text:p>
          </table:table-cell>
          <table:table-cell office:value-type="string" calcext:value-type="string">
            <text:p>06:30:39 AM</text:p>
          </table:table-cell>
          <table:table-cell office:value-type="string" calcext:value-type="string">
            <text:p>05:46:15 PM</text:p>
          </table:table-cell>
          <table:table-cell table:formula="of:=WEEKDAY([.B60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60]" office:value-type="date" office:date-value="2022-02-28" calcext:value-type="date">
            <text:p>2022-02-2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formula="of:=[.B60]+1" office:value-type="date" office:date-value="2022-03-01" calcext:value-type="date">
            <text:p>2022-03-01</text:p>
          </table:table-cell>
          <table:table-cell office:value-type="string" calcext:value-type="string">
            <text:p>06:29:08 AM</text:p>
          </table:table-cell>
          <table:table-cell office:value-type="string" calcext:value-type="string">
            <text:p>05:47:23 PM</text:p>
          </table:table-cell>
          <table:table-cell table:formula="of:=WEEKDAY([.B61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61]" office:value-type="date" office:date-value="2022-03-01" calcext:value-type="date">
            <text:p>2022-03-0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formula="of:=[.B61]+1" office:value-type="date" office:date-value="2022-03-02" calcext:value-type="date">
            <text:p>2022-03-02</text:p>
          </table:table-cell>
          <table:table-cell office:value-type="string" calcext:value-type="string">
            <text:p>06:27:35 AM</text:p>
          </table:table-cell>
          <table:table-cell office:value-type="string" calcext:value-type="string">
            <text:p>05:48:31 PM</text:p>
          </table:table-cell>
          <table:table-cell table:formula="of:=WEEKDAY([.B62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62]" office:value-type="date" office:date-value="2022-03-02" calcext:value-type="date">
            <text:p>2022-03-0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formula="of:=[.B62]+1" office:value-type="date" office:date-value="2022-03-03" calcext:value-type="date">
            <text:p>2022-03-03</text:p>
          </table:table-cell>
          <table:table-cell office:value-type="string" calcext:value-type="string">
            <text:p>06:26:02 AM</text:p>
          </table:table-cell>
          <table:table-cell office:value-type="string" calcext:value-type="string">
            <text:p>05:49:39 PM</text:p>
          </table:table-cell>
          <table:table-cell table:formula="of:=WEEKDAY([.B63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63]" office:value-type="date" office:date-value="2022-03-03" calcext:value-type="date">
            <text:p>2022-03-0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table:formula="of:=[.B63]+1" office:value-type="date" office:date-value="2022-03-04" calcext:value-type="date">
            <text:p>2022-03-04</text:p>
          </table:table-cell>
          <table:table-cell office:value-type="string" calcext:value-type="string">
            <text:p>06:24:29 AM</text:p>
          </table:table-cell>
          <table:table-cell office:value-type="string" calcext:value-type="string">
            <text:p>05:50:47 PM</text:p>
          </table:table-cell>
          <table:table-cell table:formula="of:=WEEKDAY([.B64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64]" office:value-type="date" office:date-value="2022-03-04" calcext:value-type="date">
            <text:p>2022-03-0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table:formula="of:=[.B64]+1" office:value-type="date" office:date-value="2022-03-05" calcext:value-type="date">
            <text:p>2022-03-05</text:p>
          </table:table-cell>
          <table:table-cell office:value-type="string" calcext:value-type="string">
            <text:p>06:22:54 AM</text:p>
          </table:table-cell>
          <table:table-cell office:value-type="string" calcext:value-type="string">
            <text:p>05:51:54 PM</text:p>
          </table:table-cell>
          <table:table-cell table:formula="of:=WEEKDAY([.B65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65]" office:value-type="date" office:date-value="2022-03-05" calcext:value-type="date">
            <text:p>2022-03-0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5]+1" office:value-type="date" office:date-value="2022-03-06" calcext:value-type="date">
            <text:p>2022-03-06</text:p>
          </table:table-cell>
          <table:table-cell office:value-type="string" calcext:value-type="string">
            <text:p>06:21:20 AM</text:p>
          </table:table-cell>
          <table:table-cell office:value-type="string" calcext:value-type="string">
            <text:p>05:53:01 PM</text:p>
          </table:table-cell>
          <table:table-cell table:formula="of:=WEEKDAY([.B66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66]" office:value-type="date" office:date-value="2022-03-06" calcext:value-type="date">
            <text:p>2022-03-0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formula="of:=[.B66]+1" office:value-type="date" office:date-value="2022-03-07" calcext:value-type="date">
            <text:p>2022-03-07</text:p>
          </table:table-cell>
          <table:table-cell office:value-type="string" calcext:value-type="string">
            <text:p>06:19:44 AM</text:p>
          </table:table-cell>
          <table:table-cell office:value-type="string" calcext:value-type="string">
            <text:p>05:54:07 PM</text:p>
          </table:table-cell>
          <table:table-cell table:formula="of:=WEEKDAY([.B67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67]" office:value-type="date" office:date-value="2022-03-07" calcext:value-type="date">
            <text:p>2022-03-0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formula="of:=[.B67]+1" office:value-type="date" office:date-value="2022-03-08" calcext:value-type="date">
            <text:p>2022-03-08</text:p>
          </table:table-cell>
          <table:table-cell office:value-type="string" calcext:value-type="string">
            <text:p>06:18:08 AM</text:p>
          </table:table-cell>
          <table:table-cell office:value-type="string" calcext:value-type="string">
            <text:p>05:55:14 PM</text:p>
          </table:table-cell>
          <table:table-cell table:formula="of:=WEEKDAY([.B68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68]" office:value-type="date" office:date-value="2022-03-08" calcext:value-type="date">
            <text:p>2022-03-0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formula="of:=[.B68]+1" office:value-type="date" office:date-value="2022-03-09" calcext:value-type="date">
            <text:p>2022-03-09</text:p>
          </table:table-cell>
          <table:table-cell office:value-type="string" calcext:value-type="string">
            <text:p>07:16:36 AM</text:p>
          </table:table-cell>
          <table:table-cell office:value-type="string" calcext:value-type="string">
            <text:p>06:56:17 PM</text:p>
          </table:table-cell>
          <table:table-cell table:formula="of:=WEEKDAY([.B69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69]" office:value-type="date" office:date-value="2022-03-09" calcext:value-type="date">
            <text:p>2022-03-0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formula="of:=[.B69]+1" office:value-type="date" office:date-value="2022-03-10" calcext:value-type="date">
            <text:p>2022-03-10</text:p>
          </table:table-cell>
          <table:table-cell office:value-type="string" calcext:value-type="string">
            <text:p>07:14:59 AM</text:p>
          </table:table-cell>
          <table:table-cell office:value-type="string" calcext:value-type="string">
            <text:p>06:57:23 PM</text:p>
          </table:table-cell>
          <table:table-cell table:formula="of:=WEEKDAY([.B70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70]" office:value-type="date" office:date-value="2022-03-10" calcext:value-type="date">
            <text:p>2022-03-1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formula="of:=[.B70]+1" office:value-type="date" office:date-value="2022-03-11" calcext:value-type="date">
            <text:p>2022-03-11</text:p>
          </table:table-cell>
          <table:table-cell office:value-type="string" calcext:value-type="string">
            <text:p>07:13:22 AM</text:p>
          </table:table-cell>
          <table:table-cell office:value-type="string" calcext:value-type="string">
            <text:p>06:58:29 PM</text:p>
          </table:table-cell>
          <table:table-cell table:formula="of:=WEEKDAY([.B71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71]" office:value-type="date" office:date-value="2022-03-11" calcext:value-type="date">
            <text:p>2022-03-1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formula="of:=[.B71]+1" office:value-type="date" office:date-value="2022-03-12" calcext:value-type="date">
            <text:p>2022-03-12</text:p>
          </table:table-cell>
          <table:table-cell office:value-type="string" calcext:value-type="string">
            <text:p>07:11:45 AM</text:p>
          </table:table-cell>
          <table:table-cell office:value-type="string" calcext:value-type="string">
            <text:p>06:59:34 PM</text:p>
          </table:table-cell>
          <table:table-cell table:formula="of:=WEEKDAY([.B72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72]" office:value-type="date" office:date-value="2022-03-12" calcext:value-type="date">
            <text:p>2022-03-1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2]+1" office:value-type="date" office:date-value="2022-03-13" calcext:value-type="date">
            <text:p>2022-03-13</text:p>
          </table:table-cell>
          <table:table-cell office:value-type="string" calcext:value-type="string">
            <text:p>07:10:07 AM</text:p>
          </table:table-cell>
          <table:table-cell office:value-type="string" calcext:value-type="string">
            <text:p>07:00:39 PM</text:p>
          </table:table-cell>
          <table:table-cell table:formula="of:=WEEKDAY([.B73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73]" office:value-type="date" office:date-value="2022-03-13" calcext:value-type="date">
            <text:p>2022-03-1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formula="of:=[.B73]+1" office:value-type="date" office:date-value="2022-03-14" calcext:value-type="date">
            <text:p>2022-03-14</text:p>
          </table:table-cell>
          <table:table-cell office:value-type="string" calcext:value-type="string">
            <text:p>07:08:29 AM</text:p>
          </table:table-cell>
          <table:table-cell office:value-type="string" calcext:value-type="string">
            <text:p>07:01:44 PM</text:p>
          </table:table-cell>
          <table:table-cell table:formula="of:=WEEKDAY([.B74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74]" office:value-type="date" office:date-value="2022-03-14" calcext:value-type="date">
            <text:p>2022-03-1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formula="of:=[.B74]+1" office:value-type="date" office:date-value="2022-03-15" calcext:value-type="date">
            <text:p>2022-03-15</text:p>
          </table:table-cell>
          <table:table-cell office:value-type="string" calcext:value-type="string">
            <text:p>07:06:50 AM</text:p>
          </table:table-cell>
          <table:table-cell office:value-type="string" calcext:value-type="string">
            <text:p>07:02:49 PM</text:p>
          </table:table-cell>
          <table:table-cell table:formula="of:=WEEKDAY([.B75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75]" office:value-type="date" office:date-value="2022-03-15" calcext:value-type="date">
            <text:p>2022-03-1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formula="of:=[.B75]+1" office:value-type="date" office:date-value="2022-03-16" calcext:value-type="date">
            <text:p>2022-03-16</text:p>
          </table:table-cell>
          <table:table-cell office:value-type="string" calcext:value-type="string">
            <text:p>07:05:12 AM</text:p>
          </table:table-cell>
          <table:table-cell office:value-type="string" calcext:value-type="string">
            <text:p>07:03:54 PM</text:p>
          </table:table-cell>
          <table:table-cell table:formula="of:=WEEKDAY([.B76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76]" office:value-type="date" office:date-value="2022-03-16" calcext:value-type="date">
            <text:p>2022-03-1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table:formula="of:=[.B76]+1" office:value-type="date" office:date-value="2022-03-17" calcext:value-type="date">
            <text:p>2022-03-17</text:p>
          </table:table-cell>
          <table:table-cell office:value-type="string" calcext:value-type="string">
            <text:p>07:03:33 AM</text:p>
          </table:table-cell>
          <table:table-cell office:value-type="string" calcext:value-type="string">
            <text:p>07:04:58 PM</text:p>
          </table:table-cell>
          <table:table-cell table:formula="of:=WEEKDAY([.B77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77]" office:value-type="date" office:date-value="2022-03-17" calcext:value-type="date">
            <text:p>2022-03-1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formula="of:=[.B77]+1" office:value-type="date" office:date-value="2022-03-18" calcext:value-type="date">
            <text:p>2022-03-18</text:p>
          </table:table-cell>
          <table:table-cell office:value-type="string" calcext:value-type="string">
            <text:p>07:01:54 AM</text:p>
          </table:table-cell>
          <table:table-cell office:value-type="string" calcext:value-type="string">
            <text:p>07:06:02 PM</text:p>
          </table:table-cell>
          <table:table-cell table:formula="of:=WEEKDAY([.B78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78]" office:value-type="date" office:date-value="2022-03-18" calcext:value-type="date">
            <text:p>2022-03-1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formula="of:=[.B78]+1" office:value-type="date" office:date-value="2022-03-19" calcext:value-type="date">
            <text:p>2022-03-19</text:p>
          </table:table-cell>
          <table:table-cell office:value-type="string" calcext:value-type="string">
            <text:p>07:00:15 AM</text:p>
          </table:table-cell>
          <table:table-cell office:value-type="string" calcext:value-type="string">
            <text:p>07:07:06 PM</text:p>
          </table:table-cell>
          <table:table-cell table:formula="of:=WEEKDAY([.B79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79]" office:value-type="date" office:date-value="2022-03-19" calcext:value-type="date">
            <text:p>2022-03-1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79]+1" office:value-type="date" office:date-value="2022-03-20" calcext:value-type="date">
            <text:p>2022-03-20</text:p>
          </table:table-cell>
          <table:table-cell office:value-type="string" calcext:value-type="string">
            <text:p>06:58:35 AM</text:p>
          </table:table-cell>
          <table:table-cell office:value-type="string" calcext:value-type="string">
            <text:p>07:08:10 PM</text:p>
          </table:table-cell>
          <table:table-cell table:formula="of:=WEEKDAY([.B80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80]" office:value-type="date" office:date-value="2022-03-20" calcext:value-type="date">
            <text:p>2022-03-2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formula="of:=[.B80]+1" office:value-type="date" office:date-value="2022-03-21" calcext:value-type="date">
            <text:p>2022-03-21</text:p>
          </table:table-cell>
          <table:table-cell office:value-type="string" calcext:value-type="string">
            <text:p>06:56:56 AM</text:p>
          </table:table-cell>
          <table:table-cell office:value-type="string" calcext:value-type="string">
            <text:p>07:09:14 PM</text:p>
          </table:table-cell>
          <table:table-cell table:formula="of:=WEEKDAY([.B81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81]" office:value-type="date" office:date-value="2022-03-21" calcext:value-type="date">
            <text:p>2022-03-2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formula="of:=[.B81]+1" office:value-type="date" office:date-value="2022-03-22" calcext:value-type="date">
            <text:p>2022-03-22</text:p>
          </table:table-cell>
          <table:table-cell office:value-type="string" calcext:value-type="string">
            <text:p>06:55:16 AM</text:p>
          </table:table-cell>
          <table:table-cell office:value-type="string" calcext:value-type="string">
            <text:p>07:10:18 PM</text:p>
          </table:table-cell>
          <table:table-cell table:formula="of:=WEEKDAY([.B82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82]" office:value-type="date" office:date-value="2022-03-22" calcext:value-type="date">
            <text:p>2022-03-2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formula="of:=[.B82]+1" office:value-type="date" office:date-value="2022-03-23" calcext:value-type="date">
            <text:p>2022-03-23</text:p>
          </table:table-cell>
          <table:table-cell office:value-type="string" calcext:value-type="string">
            <text:p>06:53:37 AM</text:p>
          </table:table-cell>
          <table:table-cell office:value-type="string" calcext:value-type="string">
            <text:p>07:11:21 PM</text:p>
          </table:table-cell>
          <table:table-cell table:formula="of:=WEEKDAY([.B83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83]" office:value-type="date" office:date-value="2022-03-23" calcext:value-type="date">
            <text:p>2022-03-2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formula="of:=[.B83]+1" office:value-type="date" office:date-value="2022-03-24" calcext:value-type="date">
            <text:p>2022-03-24</text:p>
          </table:table-cell>
          <table:table-cell office:value-type="string" calcext:value-type="string">
            <text:p>06:51:57 AM</text:p>
          </table:table-cell>
          <table:table-cell office:value-type="string" calcext:value-type="string">
            <text:p>07:12:24 PM</text:p>
          </table:table-cell>
          <table:table-cell table:formula="of:=WEEKDAY([.B84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84]" office:value-type="date" office:date-value="2022-03-24" calcext:value-type="date">
            <text:p>2022-03-2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formula="of:=[.B84]+1" office:value-type="date" office:date-value="2022-03-25" calcext:value-type="date">
            <text:p>2022-03-25</text:p>
          </table:table-cell>
          <table:table-cell office:value-type="string" calcext:value-type="string">
            <text:p>06:50:18 AM</text:p>
          </table:table-cell>
          <table:table-cell office:value-type="string" calcext:value-type="string">
            <text:p>07:13:28 PM</text:p>
          </table:table-cell>
          <table:table-cell table:formula="of:=WEEKDAY([.B85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85]" office:value-type="date" office:date-value="2022-03-25" calcext:value-type="date">
            <text:p>2022-03-2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formula="of:=[.B85]+1" office:value-type="date" office:date-value="2022-03-26" calcext:value-type="date">
            <text:p>2022-03-26</text:p>
          </table:table-cell>
          <table:table-cell office:value-type="string" calcext:value-type="string">
            <text:p>06:48:38 AM</text:p>
          </table:table-cell>
          <table:table-cell office:value-type="string" calcext:value-type="string">
            <text:p>07:14:31 PM</text:p>
          </table:table-cell>
          <table:table-cell table:formula="of:=WEEKDAY([.B86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86]" office:value-type="date" office:date-value="2022-03-26" calcext:value-type="date">
            <text:p>2022-03-2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6]+1" office:value-type="date" office:date-value="2022-03-27" calcext:value-type="date">
            <text:p>2022-03-27</text:p>
          </table:table-cell>
          <table:table-cell office:value-type="string" calcext:value-type="string">
            <text:p>06:46:59 AM</text:p>
          </table:table-cell>
          <table:table-cell office:value-type="string" calcext:value-type="string">
            <text:p>07:15:34 PM</text:p>
          </table:table-cell>
          <table:table-cell table:formula="of:=WEEKDAY([.B87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87]" office:value-type="date" office:date-value="2022-03-27" calcext:value-type="date">
            <text:p>2022-03-2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formula="of:=[.B87]+1" office:value-type="date" office:date-value="2022-03-28" calcext:value-type="date">
            <text:p>2022-03-28</text:p>
          </table:table-cell>
          <table:table-cell office:value-type="string" calcext:value-type="string">
            <text:p>06:45:20 AM</text:p>
          </table:table-cell>
          <table:table-cell office:value-type="string" calcext:value-type="string">
            <text:p>07:16:37 PM</text:p>
          </table:table-cell>
          <table:table-cell table:formula="of:=WEEKDAY([.B88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88]" office:value-type="date" office:date-value="2022-03-28" calcext:value-type="date">
            <text:p>2022-03-2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formula="of:=[.B88]+1" office:value-type="date" office:date-value="2022-03-29" calcext:value-type="date">
            <text:p>2022-03-29</text:p>
          </table:table-cell>
          <table:table-cell office:value-type="string" calcext:value-type="string">
            <text:p>06:43:41 AM</text:p>
          </table:table-cell>
          <table:table-cell office:value-type="string" calcext:value-type="string">
            <text:p>07:17:40 PM</text:p>
          </table:table-cell>
          <table:table-cell table:formula="of:=WEEKDAY([.B89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89]" office:value-type="date" office:date-value="2022-03-29" calcext:value-type="date">
            <text:p>2022-03-2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formula="of:=[.B89]+1" office:value-type="date" office:date-value="2022-03-30" calcext:value-type="date">
            <text:p>2022-03-30</text:p>
          </table:table-cell>
          <table:table-cell office:value-type="string" calcext:value-type="string">
            <text:p>06:42:02 AM</text:p>
          </table:table-cell>
          <table:table-cell office:value-type="string" calcext:value-type="string">
            <text:p>07:18:43 PM</text:p>
          </table:table-cell>
          <table:table-cell table:formula="of:=WEEKDAY([.B90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90]" office:value-type="date" office:date-value="2022-03-30" calcext:value-type="date">
            <text:p>2022-03-3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formula="of:=[.B90]+1" office:value-type="date" office:date-value="2022-03-31" calcext:value-type="date">
            <text:p>2022-03-31</text:p>
          </table:table-cell>
          <table:table-cell office:value-type="string" calcext:value-type="string">
            <text:p>06:40:23 AM</text:p>
          </table:table-cell>
          <table:table-cell office:value-type="string" calcext:value-type="string">
            <text:p>07:19:46 PM</text:p>
          </table:table-cell>
          <table:table-cell table:formula="of:=WEEKDAY([.B91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91]" office:value-type="date" office:date-value="2022-03-31" calcext:value-type="date">
            <text:p>2022-03-3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formula="of:=[.B91]+1" office:value-type="date" office:date-value="2022-04-01" calcext:value-type="date">
            <text:p>2022-04-01</text:p>
          </table:table-cell>
          <table:table-cell office:value-type="string" calcext:value-type="string">
            <text:p>06:38:45 AM</text:p>
          </table:table-cell>
          <table:table-cell office:value-type="string" calcext:value-type="string">
            <text:p>07:20:49 PM</text:p>
          </table:table-cell>
          <table:table-cell table:formula="of:=WEEKDAY([.B92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92]" office:value-type="date" office:date-value="2022-04-01" calcext:value-type="date">
            <text:p>2022-04-0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formula="of:=[.B92]+1" office:value-type="date" office:date-value="2022-04-02" calcext:value-type="date">
            <text:p>2022-04-02</text:p>
          </table:table-cell>
          <table:table-cell office:value-type="string" calcext:value-type="string">
            <text:p>06:37:07 AM</text:p>
          </table:table-cell>
          <table:table-cell office:value-type="string" calcext:value-type="string">
            <text:p>07:21:51 PM</text:p>
          </table:table-cell>
          <table:table-cell table:formula="of:=WEEKDAY([.B93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93]" office:value-type="date" office:date-value="2022-04-02" calcext:value-type="date">
            <text:p>2022-04-0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3]+1" office:value-type="date" office:date-value="2022-04-03" calcext:value-type="date">
            <text:p>2022-04-03</text:p>
          </table:table-cell>
          <table:table-cell office:value-type="string" calcext:value-type="string">
            <text:p>06:35:29 AM</text:p>
          </table:table-cell>
          <table:table-cell office:value-type="string" calcext:value-type="string">
            <text:p>07:22:54 PM</text:p>
          </table:table-cell>
          <table:table-cell table:formula="of:=WEEKDAY([.B94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94]" office:value-type="date" office:date-value="2022-04-03" calcext:value-type="date">
            <text:p>2022-04-0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table:formula="of:=[.B94]+1" office:value-type="date" office:date-value="2022-04-04" calcext:value-type="date">
            <text:p>2022-04-04</text:p>
          </table:table-cell>
          <table:table-cell office:value-type="string" calcext:value-type="string">
            <text:p>06:33:51 AM</text:p>
          </table:table-cell>
          <table:table-cell office:value-type="string" calcext:value-type="string">
            <text:p>07:23:57 PM</text:p>
          </table:table-cell>
          <table:table-cell table:formula="of:=WEEKDAY([.B95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95]" office:value-type="date" office:date-value="2022-04-04" calcext:value-type="date">
            <text:p>2022-04-0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formula="of:=[.B95]+1" office:value-type="date" office:date-value="2022-04-05" calcext:value-type="date">
            <text:p>2022-04-05</text:p>
          </table:table-cell>
          <table:table-cell office:value-type="string" calcext:value-type="string">
            <text:p>06:32:14 AM</text:p>
          </table:table-cell>
          <table:table-cell office:value-type="string" calcext:value-type="string">
            <text:p>07:25:00 PM</text:p>
          </table:table-cell>
          <table:table-cell table:formula="of:=WEEKDAY([.B96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96]" office:value-type="date" office:date-value="2022-04-05" calcext:value-type="date">
            <text:p>2022-04-0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formula="of:=[.B96]+1" office:value-type="date" office:date-value="2022-04-06" calcext:value-type="date">
            <text:p>2022-04-06</text:p>
          </table:table-cell>
          <table:table-cell office:value-type="string" calcext:value-type="string">
            <text:p>06:30:37 AM</text:p>
          </table:table-cell>
          <table:table-cell office:value-type="string" calcext:value-type="string">
            <text:p>07:26:02 PM</text:p>
          </table:table-cell>
          <table:table-cell table:formula="of:=WEEKDAY([.B97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97]" office:value-type="date" office:date-value="2022-04-06" calcext:value-type="date">
            <text:p>2022-04-0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formula="of:=[.B97]+1" office:value-type="date" office:date-value="2022-04-07" calcext:value-type="date">
            <text:p>2022-04-07</text:p>
          </table:table-cell>
          <table:table-cell office:value-type="string" calcext:value-type="string">
            <text:p>06:29:01 AM</text:p>
          </table:table-cell>
          <table:table-cell office:value-type="string" calcext:value-type="string">
            <text:p>07:27:05 PM</text:p>
          </table:table-cell>
          <table:table-cell table:formula="of:=WEEKDAY([.B98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98]" office:value-type="date" office:date-value="2022-04-07" calcext:value-type="date">
            <text:p>2022-04-0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table:formula="of:=[.B98]+1" office:value-type="date" office:date-value="2022-04-08" calcext:value-type="date">
            <text:p>2022-04-08</text:p>
          </table:table-cell>
          <table:table-cell office:value-type="string" calcext:value-type="string">
            <text:p>06:27:25 AM</text:p>
          </table:table-cell>
          <table:table-cell office:value-type="string" calcext:value-type="string">
            <text:p>07:28:08 PM</text:p>
          </table:table-cell>
          <table:table-cell table:formula="of:=WEEKDAY([.B99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99]" office:value-type="date" office:date-value="2022-04-08" calcext:value-type="date">
            <text:p>2022-04-0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formula="of:=[.B99]+1" office:value-type="date" office:date-value="2022-04-09" calcext:value-type="date">
            <text:p>2022-04-09</text:p>
          </table:table-cell>
          <table:table-cell office:value-type="string" calcext:value-type="string">
            <text:p>06:25:50 AM</text:p>
          </table:table-cell>
          <table:table-cell office:value-type="string" calcext:value-type="string">
            <text:p>07:29:11 PM</text:p>
          </table:table-cell>
          <table:table-cell table:formula="of:=WEEKDAY([.B100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00]" office:value-type="date" office:date-value="2022-04-09" calcext:value-type="date">
            <text:p>2022-04-0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100]+1" office:value-type="date" office:date-value="2022-04-10" calcext:value-type="date">
            <text:p>2022-04-10</text:p>
          </table:table-cell>
          <table:table-cell office:value-type="string" calcext:value-type="string">
            <text:p>06:24:15 AM</text:p>
          </table:table-cell>
          <table:table-cell office:value-type="string" calcext:value-type="string">
            <text:p>07:30:13 PM</text:p>
          </table:table-cell>
          <table:table-cell table:formula="of:=WEEKDAY([.B101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01]" office:value-type="date" office:date-value="2022-04-10" calcext:value-type="date">
            <text:p>2022-04-1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table:formula="of:=[.B101]+1" office:value-type="date" office:date-value="2022-04-11" calcext:value-type="date">
            <text:p>2022-04-11</text:p>
          </table:table-cell>
          <table:table-cell office:value-type="string" calcext:value-type="string">
            <text:p>06:22:40 AM</text:p>
          </table:table-cell>
          <table:table-cell office:value-type="string" calcext:value-type="string">
            <text:p>07:31:16 PM</text:p>
          </table:table-cell>
          <table:table-cell table:formula="of:=WEEKDAY([.B102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02]" office:value-type="date" office:date-value="2022-04-11" calcext:value-type="date">
            <text:p>2022-04-1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table:formula="of:=[.B102]+1" office:value-type="date" office:date-value="2022-04-12" calcext:value-type="date">
            <text:p>2022-04-12</text:p>
          </table:table-cell>
          <table:table-cell office:value-type="string" calcext:value-type="string">
            <text:p>06:21:07 AM</text:p>
          </table:table-cell>
          <table:table-cell office:value-type="string" calcext:value-type="string">
            <text:p>07:32:19 PM</text:p>
          </table:table-cell>
          <table:table-cell table:formula="of:=WEEKDAY([.B103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03]" office:value-type="date" office:date-value="2022-04-12" calcext:value-type="date">
            <text:p>2022-04-1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formula="of:=[.B103]+1" office:value-type="date" office:date-value="2022-04-13" calcext:value-type="date">
            <text:p>2022-04-13</text:p>
          </table:table-cell>
          <table:table-cell office:value-type="string" calcext:value-type="string">
            <text:p>06:19:34 AM</text:p>
          </table:table-cell>
          <table:table-cell office:value-type="string" calcext:value-type="string">
            <text:p>07:33:22 PM</text:p>
          </table:table-cell>
          <table:table-cell table:formula="of:=WEEKDAY([.B104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04]" office:value-type="date" office:date-value="2022-04-13" calcext:value-type="date">
            <text:p>2022-04-1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table:formula="of:=[.B104]+1" office:value-type="date" office:date-value="2022-04-14" calcext:value-type="date">
            <text:p>2022-04-14</text:p>
          </table:table-cell>
          <table:table-cell office:value-type="string" calcext:value-type="string">
            <text:p>06:18:01 AM</text:p>
          </table:table-cell>
          <table:table-cell office:value-type="string" calcext:value-type="string">
            <text:p>07:34:24 PM</text:p>
          </table:table-cell>
          <table:table-cell table:formula="of:=WEEKDAY([.B105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05]" office:value-type="date" office:date-value="2022-04-14" calcext:value-type="date">
            <text:p>2022-04-1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table:formula="of:=[.B105]+1" office:value-type="date" office:date-value="2022-04-15" calcext:value-type="date">
            <text:p>2022-04-15</text:p>
          </table:table-cell>
          <table:table-cell office:value-type="string" calcext:value-type="string">
            <text:p>06:16:29 AM</text:p>
          </table:table-cell>
          <table:table-cell office:value-type="string" calcext:value-type="string">
            <text:p>07:35:27 PM</text:p>
          </table:table-cell>
          <table:table-cell table:formula="of:=WEEKDAY([.B106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06]" office:value-type="date" office:date-value="2022-04-15" calcext:value-type="date">
            <text:p>2022-04-1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table:formula="of:=[.B106]+1" office:value-type="date" office:date-value="2022-04-16" calcext:value-type="date">
            <text:p>2022-04-16</text:p>
          </table:table-cell>
          <table:table-cell office:value-type="string" calcext:value-type="string">
            <text:p>06:14:58 AM</text:p>
          </table:table-cell>
          <table:table-cell office:value-type="string" calcext:value-type="string">
            <text:p>07:36:30 PM</text:p>
          </table:table-cell>
          <table:table-cell table:formula="of:=WEEKDAY([.B107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07]" office:value-type="date" office:date-value="2022-04-16" calcext:value-type="date">
            <text:p>2022-04-1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07]+1" office:value-type="date" office:date-value="2022-04-17" calcext:value-type="date">
            <text:p>2022-04-17</text:p>
          </table:table-cell>
          <table:table-cell office:value-type="string" calcext:value-type="string">
            <text:p>06:13:28 AM</text:p>
          </table:table-cell>
          <table:table-cell office:value-type="string" calcext:value-type="string">
            <text:p>07:37:33 PM</text:p>
          </table:table-cell>
          <table:table-cell table:formula="of:=WEEKDAY([.B108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08]" office:value-type="date" office:date-value="2022-04-17" calcext:value-type="date">
            <text:p>2022-04-1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table:formula="of:=[.B108]+1" office:value-type="date" office:date-value="2022-04-18" calcext:value-type="date">
            <text:p>2022-04-18</text:p>
          </table:table-cell>
          <table:table-cell office:value-type="string" calcext:value-type="string">
            <text:p>06:11:58 AM</text:p>
          </table:table-cell>
          <table:table-cell office:value-type="string" calcext:value-type="string">
            <text:p>07:38:36 PM</text:p>
          </table:table-cell>
          <table:table-cell table:formula="of:=WEEKDAY([.B109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09]" office:value-type="date" office:date-value="2022-04-18" calcext:value-type="date">
            <text:p>2022-04-1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table:formula="of:=[.B109]+1" office:value-type="date" office:date-value="2022-04-19" calcext:value-type="date">
            <text:p>2022-04-19</text:p>
          </table:table-cell>
          <table:table-cell office:value-type="string" calcext:value-type="string">
            <text:p>06:10:29 AM</text:p>
          </table:table-cell>
          <table:table-cell office:value-type="string" calcext:value-type="string">
            <text:p>07:39:39 PM</text:p>
          </table:table-cell>
          <table:table-cell table:formula="of:=WEEKDAY([.B110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10]" office:value-type="date" office:date-value="2022-04-19" calcext:value-type="date">
            <text:p>2022-04-1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formula="of:=[.B110]+1" office:value-type="date" office:date-value="2022-04-20" calcext:value-type="date">
            <text:p>2022-04-20</text:p>
          </table:table-cell>
          <table:table-cell office:value-type="string" calcext:value-type="string">
            <text:p>06:09:01 AM</text:p>
          </table:table-cell>
          <table:table-cell office:value-type="string" calcext:value-type="string">
            <text:p>07:40:42 PM</text:p>
          </table:table-cell>
          <table:table-cell table:formula="of:=WEEKDAY([.B111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11]" office:value-type="date" office:date-value="2022-04-20" calcext:value-type="date">
            <text:p>2022-04-2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table:formula="of:=[.B111]+1" office:value-type="date" office:date-value="2022-04-21" calcext:value-type="date">
            <text:p>2022-04-21</text:p>
          </table:table-cell>
          <table:table-cell office:value-type="string" calcext:value-type="string">
            <text:p>06:07:34 AM</text:p>
          </table:table-cell>
          <table:table-cell office:value-type="string" calcext:value-type="string">
            <text:p>07:41:45 PM</text:p>
          </table:table-cell>
          <table:table-cell table:formula="of:=WEEKDAY([.B112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12]" office:value-type="date" office:date-value="2022-04-21" calcext:value-type="date">
            <text:p>2022-04-2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table:formula="of:=[.B112]+1" office:value-type="date" office:date-value="2022-04-22" calcext:value-type="date">
            <text:p>2022-04-22</text:p>
          </table:table-cell>
          <table:table-cell office:value-type="string" calcext:value-type="string">
            <text:p>06:06:08 AM</text:p>
          </table:table-cell>
          <table:table-cell office:value-type="string" calcext:value-type="string">
            <text:p>07:42:48 PM</text:p>
          </table:table-cell>
          <table:table-cell table:formula="of:=WEEKDAY([.B113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13]" office:value-type="date" office:date-value="2022-04-22" calcext:value-type="date">
            <text:p>2022-04-2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table:formula="of:=[.B113]+1" office:value-type="date" office:date-value="2022-04-23" calcext:value-type="date">
            <text:p>2022-04-23</text:p>
          </table:table-cell>
          <table:table-cell office:value-type="string" calcext:value-type="string">
            <text:p>06:04:43 AM</text:p>
          </table:table-cell>
          <table:table-cell office:value-type="string" calcext:value-type="string">
            <text:p>07:43:50 PM</text:p>
          </table:table-cell>
          <table:table-cell table:formula="of:=WEEKDAY([.B114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14]" office:value-type="date" office:date-value="2022-04-23" calcext:value-type="date">
            <text:p>2022-04-2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14]+1" office:value-type="date" office:date-value="2022-04-24" calcext:value-type="date">
            <text:p>2022-04-24</text:p>
          </table:table-cell>
          <table:table-cell office:value-type="string" calcext:value-type="string">
            <text:p>06:03:18 AM</text:p>
          </table:table-cell>
          <table:table-cell office:value-type="string" calcext:value-type="string">
            <text:p>07:44:53 PM</text:p>
          </table:table-cell>
          <table:table-cell table:formula="of:=WEEKDAY([.B115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15]" office:value-type="date" office:date-value="2022-04-24" calcext:value-type="date">
            <text:p>2022-04-2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table:formula="of:=[.B115]+1" office:value-type="date" office:date-value="2022-04-25" calcext:value-type="date">
            <text:p>2022-04-25</text:p>
          </table:table-cell>
          <table:table-cell office:value-type="string" calcext:value-type="string">
            <text:p>06:01:55 AM</text:p>
          </table:table-cell>
          <table:table-cell office:value-type="string" calcext:value-type="string">
            <text:p>07:45:56 PM</text:p>
          </table:table-cell>
          <table:table-cell table:formula="of:=WEEKDAY([.B116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16]" office:value-type="date" office:date-value="2022-04-25" calcext:value-type="date">
            <text:p>2022-04-2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table:formula="of:=[.B116]+1" office:value-type="date" office:date-value="2022-04-26" calcext:value-type="date">
            <text:p>2022-04-26</text:p>
          </table:table-cell>
          <table:table-cell office:value-type="string" calcext:value-type="string">
            <text:p>06:00:33 AM</text:p>
          </table:table-cell>
          <table:table-cell office:value-type="string" calcext:value-type="string">
            <text:p>07:46:59 PM</text:p>
          </table:table-cell>
          <table:table-cell table:formula="of:=WEEKDAY([.B117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17]" office:value-type="date" office:date-value="2022-04-26" calcext:value-type="date">
            <text:p>2022-04-2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table:formula="of:=[.B117]+1" office:value-type="date" office:date-value="2022-04-27" calcext:value-type="date">
            <text:p>2022-04-27</text:p>
          </table:table-cell>
          <table:table-cell office:value-type="string" calcext:value-type="string">
            <text:p>05:59:11 AM</text:p>
          </table:table-cell>
          <table:table-cell office:value-type="string" calcext:value-type="string">
            <text:p>07:48:02 PM</text:p>
          </table:table-cell>
          <table:table-cell table:formula="of:=WEEKDAY([.B118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18]" office:value-type="date" office:date-value="2022-04-27" calcext:value-type="date">
            <text:p>2022-04-2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table:formula="of:=[.B118]+1" office:value-type="date" office:date-value="2022-04-28" calcext:value-type="date">
            <text:p>2022-04-28</text:p>
          </table:table-cell>
          <table:table-cell office:value-type="string" calcext:value-type="string">
            <text:p>05:57:51 AM</text:p>
          </table:table-cell>
          <table:table-cell office:value-type="string" calcext:value-type="string">
            <text:p>07:49:04 PM</text:p>
          </table:table-cell>
          <table:table-cell table:formula="of:=WEEKDAY([.B119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19]" office:value-type="date" office:date-value="2022-04-28" calcext:value-type="date">
            <text:p>2022-04-2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table:formula="of:=[.B119]+1" office:value-type="date" office:date-value="2022-04-29" calcext:value-type="date">
            <text:p>2022-04-29</text:p>
          </table:table-cell>
          <table:table-cell office:value-type="string" calcext:value-type="string">
            <text:p>05:56:32 AM</text:p>
          </table:table-cell>
          <table:table-cell office:value-type="string" calcext:value-type="string">
            <text:p>07:50:07 PM</text:p>
          </table:table-cell>
          <table:table-cell table:formula="of:=WEEKDAY([.B120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20]" office:value-type="date" office:date-value="2022-04-29" calcext:value-type="date">
            <text:p>2022-04-2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table:formula="of:=[.B120]+1" office:value-type="date" office:date-value="2022-04-30" calcext:value-type="date">
            <text:p>2022-04-30</text:p>
          </table:table-cell>
          <table:table-cell office:value-type="string" calcext:value-type="string">
            <text:p>05:55:14 AM</text:p>
          </table:table-cell>
          <table:table-cell office:value-type="string" calcext:value-type="string">
            <text:p>07:51:09 PM</text:p>
          </table:table-cell>
          <table:table-cell table:formula="of:=WEEKDAY([.B121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21]" office:value-type="date" office:date-value="2022-04-30" calcext:value-type="date">
            <text:p>2022-04-3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21]+1" office:value-type="date" office:date-value="2022-05-01" calcext:value-type="date">
            <text:p>2022-05-01</text:p>
          </table:table-cell>
          <table:table-cell office:value-type="string" calcext:value-type="string">
            <text:p>05:53:57 AM</text:p>
          </table:table-cell>
          <table:table-cell office:value-type="string" calcext:value-type="string">
            <text:p>07:52:12 PM</text:p>
          </table:table-cell>
          <table:table-cell table:formula="of:=WEEKDAY([.B122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22]" office:value-type="date" office:date-value="2022-05-01" calcext:value-type="date">
            <text:p>2022-05-0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table:formula="of:=[.B122]+1" office:value-type="date" office:date-value="2022-05-02" calcext:value-type="date">
            <text:p>2022-05-02</text:p>
          </table:table-cell>
          <table:table-cell office:value-type="string" calcext:value-type="string">
            <text:p>05:52:42 AM</text:p>
          </table:table-cell>
          <table:table-cell office:value-type="string" calcext:value-type="string">
            <text:p>07:53:14 PM</text:p>
          </table:table-cell>
          <table:table-cell table:formula="of:=WEEKDAY([.B123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23]" office:value-type="date" office:date-value="2022-05-02" calcext:value-type="date">
            <text:p>2022-05-0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formula="of:=[.B123]+1" office:value-type="date" office:date-value="2022-05-03" calcext:value-type="date">
            <text:p>2022-05-03</text:p>
          </table:table-cell>
          <table:table-cell office:value-type="string" calcext:value-type="string">
            <text:p>05:51:28 AM</text:p>
          </table:table-cell>
          <table:table-cell office:value-type="string" calcext:value-type="string">
            <text:p>07:54:16 PM</text:p>
          </table:table-cell>
          <table:table-cell table:formula="of:=WEEKDAY([.B124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24]" office:value-type="date" office:date-value="2022-05-03" calcext:value-type="date">
            <text:p>2022-05-0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table:formula="of:=[.B124]+1" office:value-type="date" office:date-value="2022-05-04" calcext:value-type="date">
            <text:p>2022-05-04</text:p>
          </table:table-cell>
          <table:table-cell office:value-type="string" calcext:value-type="string">
            <text:p>05:50:15 AM</text:p>
          </table:table-cell>
          <table:table-cell office:value-type="string" calcext:value-type="string">
            <text:p>07:55:18 PM</text:p>
          </table:table-cell>
          <table:table-cell table:formula="of:=WEEKDAY([.B125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25]" office:value-type="date" office:date-value="2022-05-04" calcext:value-type="date">
            <text:p>2022-05-0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table:formula="of:=[.B125]+1" office:value-type="date" office:date-value="2022-05-05" calcext:value-type="date">
            <text:p>2022-05-05</text:p>
          </table:table-cell>
          <table:table-cell office:value-type="string" calcext:value-type="string">
            <text:p>05:49:03 AM</text:p>
          </table:table-cell>
          <table:table-cell office:value-type="string" calcext:value-type="string">
            <text:p>07:56:20 PM</text:p>
          </table:table-cell>
          <table:table-cell table:formula="of:=WEEKDAY([.B126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26]" office:value-type="date" office:date-value="2022-05-05" calcext:value-type="date">
            <text:p>2022-05-0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table:formula="of:=[.B126]+1" office:value-type="date" office:date-value="2022-05-06" calcext:value-type="date">
            <text:p>2022-05-06</text:p>
          </table:table-cell>
          <table:table-cell office:value-type="string" calcext:value-type="string">
            <text:p>05:47:53 AM</text:p>
          </table:table-cell>
          <table:table-cell office:value-type="string" calcext:value-type="string">
            <text:p>07:57:21 PM</text:p>
          </table:table-cell>
          <table:table-cell table:formula="of:=WEEKDAY([.B127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27]" office:value-type="date" office:date-value="2022-05-06" calcext:value-type="date">
            <text:p>2022-05-0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table:formula="of:=[.B127]+1" office:value-type="date" office:date-value="2022-05-07" calcext:value-type="date">
            <text:p>2022-05-07</text:p>
          </table:table-cell>
          <table:table-cell office:value-type="string" calcext:value-type="string">
            <text:p>05:46:44 AM</text:p>
          </table:table-cell>
          <table:table-cell office:value-type="string" calcext:value-type="string">
            <text:p>07:58:23 PM</text:p>
          </table:table-cell>
          <table:table-cell table:formula="of:=WEEKDAY([.B128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28]" office:value-type="date" office:date-value="2022-05-07" calcext:value-type="date">
            <text:p>2022-05-0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28]+1" office:value-type="date" office:date-value="2022-05-08" calcext:value-type="date">
            <text:p>2022-05-08</text:p>
          </table:table-cell>
          <table:table-cell office:value-type="string" calcext:value-type="string">
            <text:p>05:45:36 AM</text:p>
          </table:table-cell>
          <table:table-cell office:value-type="string" calcext:value-type="string">
            <text:p>07:59:23 PM</text:p>
          </table:table-cell>
          <table:table-cell table:formula="of:=WEEKDAY([.B129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29]" office:value-type="date" office:date-value="2022-05-08" calcext:value-type="date">
            <text:p>2022-05-0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table:formula="of:=[.B129]+1" office:value-type="date" office:date-value="2022-05-09" calcext:value-type="date">
            <text:p>2022-05-09</text:p>
          </table:table-cell>
          <table:table-cell office:value-type="string" calcext:value-type="string">
            <text:p>05:44:30 AM</text:p>
          </table:table-cell>
          <table:table-cell office:value-type="string" calcext:value-type="string">
            <text:p>08:00:24 PM</text:p>
          </table:table-cell>
          <table:table-cell table:formula="of:=WEEKDAY([.B130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30]" office:value-type="date" office:date-value="2022-05-09" calcext:value-type="date">
            <text:p>2022-05-0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table:formula="of:=[.B130]+1" office:value-type="date" office:date-value="2022-05-10" calcext:value-type="date">
            <text:p>2022-05-10</text:p>
          </table:table-cell>
          <table:table-cell office:value-type="string" calcext:value-type="string">
            <text:p>05:43:25 AM</text:p>
          </table:table-cell>
          <table:table-cell office:value-type="string" calcext:value-type="string">
            <text:p>08:01:25 PM</text:p>
          </table:table-cell>
          <table:table-cell table:formula="of:=WEEKDAY([.B131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31]" office:value-type="date" office:date-value="2022-05-10" calcext:value-type="date">
            <text:p>2022-05-1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table:formula="of:=[.B131]+1" office:value-type="date" office:date-value="2022-05-11" calcext:value-type="date">
            <text:p>2022-05-11</text:p>
          </table:table-cell>
          <table:table-cell office:value-type="string" calcext:value-type="string">
            <text:p>05:42:22 AM</text:p>
          </table:table-cell>
          <table:table-cell office:value-type="string" calcext:value-type="string">
            <text:p>08:02:25 PM</text:p>
          </table:table-cell>
          <table:table-cell table:formula="of:=WEEKDAY([.B132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32]" office:value-type="date" office:date-value="2022-05-11" calcext:value-type="date">
            <text:p>2022-05-1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table:formula="of:=[.B132]+1" office:value-type="date" office:date-value="2022-05-12" calcext:value-type="date">
            <text:p>2022-05-12</text:p>
          </table:table-cell>
          <table:table-cell office:value-type="string" calcext:value-type="string">
            <text:p>05:41:20 AM</text:p>
          </table:table-cell>
          <table:table-cell office:value-type="string" calcext:value-type="string">
            <text:p>08:03:24 PM</text:p>
          </table:table-cell>
          <table:table-cell table:formula="of:=WEEKDAY([.B133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33]" office:value-type="date" office:date-value="2022-05-12" calcext:value-type="date">
            <text:p>2022-05-1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table:formula="of:=[.B133]+1" office:value-type="date" office:date-value="2022-05-13" calcext:value-type="date">
            <text:p>2022-05-13</text:p>
          </table:table-cell>
          <table:table-cell office:value-type="string" calcext:value-type="string">
            <text:p>05:40:20 AM</text:p>
          </table:table-cell>
          <table:table-cell office:value-type="string" calcext:value-type="string">
            <text:p>08:04:23 PM</text:p>
          </table:table-cell>
          <table:table-cell table:formula="of:=WEEKDAY([.B134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34]" office:value-type="date" office:date-value="2022-05-13" calcext:value-type="date">
            <text:p>2022-05-1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table:formula="of:=[.B134]+1" office:value-type="date" office:date-value="2022-05-14" calcext:value-type="date">
            <text:p>2022-05-14</text:p>
          </table:table-cell>
          <table:table-cell office:value-type="string" calcext:value-type="string">
            <text:p>05:39:22 AM</text:p>
          </table:table-cell>
          <table:table-cell office:value-type="string" calcext:value-type="string">
            <text:p>08:05:22 PM</text:p>
          </table:table-cell>
          <table:table-cell table:formula="of:=WEEKDAY([.B135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35]" office:value-type="date" office:date-value="2022-05-14" calcext:value-type="date">
            <text:p>2022-05-1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135]+1" office:value-type="date" office:date-value="2022-05-15" calcext:value-type="date">
            <text:p>2022-05-15</text:p>
          </table:table-cell>
          <table:table-cell office:value-type="string" calcext:value-type="string">
            <text:p>05:38:25 AM</text:p>
          </table:table-cell>
          <table:table-cell office:value-type="string" calcext:value-type="string">
            <text:p>08:06:21 PM</text:p>
          </table:table-cell>
          <table:table-cell table:formula="of:=WEEKDAY([.B136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36]" office:value-type="date" office:date-value="2022-05-15" calcext:value-type="date">
            <text:p>2022-05-1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table:formula="of:=[.B136]+1" office:value-type="date" office:date-value="2022-05-16" calcext:value-type="date">
            <text:p>2022-05-16</text:p>
          </table:table-cell>
          <table:table-cell office:value-type="string" calcext:value-type="string">
            <text:p>05:37:30 AM</text:p>
          </table:table-cell>
          <table:table-cell office:value-type="string" calcext:value-type="string">
            <text:p>08:07:18 PM</text:p>
          </table:table-cell>
          <table:table-cell table:formula="of:=WEEKDAY([.B137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37]" office:value-type="date" office:date-value="2022-05-16" calcext:value-type="date">
            <text:p>2022-05-1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table:formula="of:=[.B137]+1" office:value-type="date" office:date-value="2022-05-17" calcext:value-type="date">
            <text:p>2022-05-17</text:p>
          </table:table-cell>
          <table:table-cell office:value-type="string" calcext:value-type="string">
            <text:p>05:36:36 AM</text:p>
          </table:table-cell>
          <table:table-cell office:value-type="string" calcext:value-type="string">
            <text:p>08:08:16 PM</text:p>
          </table:table-cell>
          <table:table-cell table:formula="of:=WEEKDAY([.B138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38]" office:value-type="date" office:date-value="2022-05-17" calcext:value-type="date">
            <text:p>2022-05-1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table:formula="of:=[.B138]+1" office:value-type="date" office:date-value="2022-05-18" calcext:value-type="date">
            <text:p>2022-05-18</text:p>
          </table:table-cell>
          <table:table-cell office:value-type="string" calcext:value-type="string">
            <text:p>05:35:44 AM</text:p>
          </table:table-cell>
          <table:table-cell office:value-type="string" calcext:value-type="string">
            <text:p>08:09:12 PM</text:p>
          </table:table-cell>
          <table:table-cell table:formula="of:=WEEKDAY([.B139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39]" office:value-type="date" office:date-value="2022-05-18" calcext:value-type="date">
            <text:p>2022-05-1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table:formula="of:=[.B139]+1" office:value-type="date" office:date-value="2022-05-19" calcext:value-type="date">
            <text:p>2022-05-19</text:p>
          </table:table-cell>
          <table:table-cell office:value-type="string" calcext:value-type="string">
            <text:p>05:34:54 AM</text:p>
          </table:table-cell>
          <table:table-cell office:value-type="string" calcext:value-type="string">
            <text:p>08:10:08 PM</text:p>
          </table:table-cell>
          <table:table-cell table:formula="of:=WEEKDAY([.B140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40]" office:value-type="date" office:date-value="2022-05-19" calcext:value-type="date">
            <text:p>2022-05-1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table:formula="of:=[.B140]+1" office:value-type="date" office:date-value="2022-05-20" calcext:value-type="date">
            <text:p>2022-05-20</text:p>
          </table:table-cell>
          <table:table-cell office:value-type="string" calcext:value-type="string">
            <text:p>05:34:05 AM</text:p>
          </table:table-cell>
          <table:table-cell office:value-type="string" calcext:value-type="string">
            <text:p>08:11:04 PM</text:p>
          </table:table-cell>
          <table:table-cell table:formula="of:=WEEKDAY([.B141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41]" office:value-type="date" office:date-value="2022-05-20" calcext:value-type="date">
            <text:p>2022-05-2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table:formula="of:=[.B141]+1" office:value-type="date" office:date-value="2022-05-21" calcext:value-type="date">
            <text:p>2022-05-21</text:p>
          </table:table-cell>
          <table:table-cell office:value-type="string" calcext:value-type="string">
            <text:p>05:33:19 AM</text:p>
          </table:table-cell>
          <table:table-cell office:value-type="string" calcext:value-type="string">
            <text:p>08:11:59 PM</text:p>
          </table:table-cell>
          <table:table-cell table:formula="of:=WEEKDAY([.B142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42]" office:value-type="date" office:date-value="2022-05-21" calcext:value-type="date">
            <text:p>2022-05-2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42]+1" office:value-type="date" office:date-value="2022-05-22" calcext:value-type="date">
            <text:p>2022-05-22</text:p>
          </table:table-cell>
          <table:table-cell office:value-type="string" calcext:value-type="string">
            <text:p>05:32:34 AM</text:p>
          </table:table-cell>
          <table:table-cell office:value-type="string" calcext:value-type="string">
            <text:p>08:12:53 PM</text:p>
          </table:table-cell>
          <table:table-cell table:formula="of:=WEEKDAY([.B143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43]" office:value-type="date" office:date-value="2022-05-22" calcext:value-type="date">
            <text:p>2022-05-2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table:formula="of:=[.B143]+1" office:value-type="date" office:date-value="2022-05-23" calcext:value-type="date">
            <text:p>2022-05-23</text:p>
          </table:table-cell>
          <table:table-cell office:value-type="string" calcext:value-type="string">
            <text:p>05:31:51 AM</text:p>
          </table:table-cell>
          <table:table-cell office:value-type="string" calcext:value-type="string">
            <text:p>08:13:46 PM</text:p>
          </table:table-cell>
          <table:table-cell table:formula="of:=WEEKDAY([.B144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44]" office:value-type="date" office:date-value="2022-05-23" calcext:value-type="date">
            <text:p>2022-05-2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table:formula="of:=[.B144]+1" office:value-type="date" office:date-value="2022-05-24" calcext:value-type="date">
            <text:p>2022-05-24</text:p>
          </table:table-cell>
          <table:table-cell office:value-type="string" calcext:value-type="string">
            <text:p>05:31:09 AM</text:p>
          </table:table-cell>
          <table:table-cell office:value-type="string" calcext:value-type="string">
            <text:p>08:14:38 PM</text:p>
          </table:table-cell>
          <table:table-cell table:formula="of:=WEEKDAY([.B145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45]" office:value-type="date" office:date-value="2022-05-24" calcext:value-type="date">
            <text:p>2022-05-2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table:formula="of:=[.B145]+1" office:value-type="date" office:date-value="2022-05-25" calcext:value-type="date">
            <text:p>2022-05-25</text:p>
          </table:table-cell>
          <table:table-cell office:value-type="string" calcext:value-type="string">
            <text:p>05:30:30 AM</text:p>
          </table:table-cell>
          <table:table-cell office:value-type="string" calcext:value-type="string">
            <text:p>08:15:30 PM</text:p>
          </table:table-cell>
          <table:table-cell table:formula="of:=WEEKDAY([.B146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46]" office:value-type="date" office:date-value="2022-05-25" calcext:value-type="date">
            <text:p>2022-05-2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table:formula="of:=[.B146]+1" office:value-type="date" office:date-value="2022-05-26" calcext:value-type="date">
            <text:p>2022-05-26</text:p>
          </table:table-cell>
          <table:table-cell office:value-type="string" calcext:value-type="string">
            <text:p>05:29:52 AM</text:p>
          </table:table-cell>
          <table:table-cell office:value-type="string" calcext:value-type="string">
            <text:p>08:16:21 PM</text:p>
          </table:table-cell>
          <table:table-cell table:formula="of:=WEEKDAY([.B147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47]" office:value-type="date" office:date-value="2022-05-26" calcext:value-type="date">
            <text:p>2022-05-2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table:formula="of:=[.B147]+1" office:value-type="date" office:date-value="2022-05-27" calcext:value-type="date">
            <text:p>2022-05-27</text:p>
          </table:table-cell>
          <table:table-cell office:value-type="string" calcext:value-type="string">
            <text:p>05:29:17 AM</text:p>
          </table:table-cell>
          <table:table-cell office:value-type="string" calcext:value-type="string">
            <text:p>08:17:10 PM</text:p>
          </table:table-cell>
          <table:table-cell table:formula="of:=WEEKDAY([.B148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48]" office:value-type="date" office:date-value="2022-05-27" calcext:value-type="date">
            <text:p>2022-05-2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table:formula="of:=[.B148]+1" office:value-type="date" office:date-value="2022-05-28" calcext:value-type="date">
            <text:p>2022-05-28</text:p>
          </table:table-cell>
          <table:table-cell office:value-type="string" calcext:value-type="string">
            <text:p>05:28:43 AM</text:p>
          </table:table-cell>
          <table:table-cell office:value-type="string" calcext:value-type="string">
            <text:p>08:17:59 PM</text:p>
          </table:table-cell>
          <table:table-cell table:formula="of:=WEEKDAY([.B149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49]" office:value-type="date" office:date-value="2022-05-28" calcext:value-type="date">
            <text:p>2022-05-2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49]+1" office:value-type="date" office:date-value="2022-05-29" calcext:value-type="date">
            <text:p>2022-05-29</text:p>
          </table:table-cell>
          <table:table-cell office:value-type="string" calcext:value-type="string">
            <text:p>05:28:11 AM</text:p>
          </table:table-cell>
          <table:table-cell office:value-type="string" calcext:value-type="string">
            <text:p>08:18:47 PM</text:p>
          </table:table-cell>
          <table:table-cell table:formula="of:=WEEKDAY([.B150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50]" office:value-type="date" office:date-value="2022-05-29" calcext:value-type="date">
            <text:p>2022-05-2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table:formula="of:=[.B150]+1" office:value-type="date" office:date-value="2022-05-30" calcext:value-type="date">
            <text:p>2022-05-30</text:p>
          </table:table-cell>
          <table:table-cell office:value-type="string" calcext:value-type="string">
            <text:p>05:27:41 AM</text:p>
          </table:table-cell>
          <table:table-cell office:value-type="string" calcext:value-type="string">
            <text:p>08:19:33 PM</text:p>
          </table:table-cell>
          <table:table-cell table:formula="of:=WEEKDAY([.B151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51]" office:value-type="date" office:date-value="2022-05-30" calcext:value-type="date">
            <text:p>2022-05-3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table:formula="of:=[.B151]+1" office:value-type="date" office:date-value="2022-05-31" calcext:value-type="date">
            <text:p>2022-05-31</text:p>
          </table:table-cell>
          <table:table-cell office:value-type="string" calcext:value-type="string">
            <text:p>05:27:13 AM</text:p>
          </table:table-cell>
          <table:table-cell office:value-type="string" calcext:value-type="string">
            <text:p>08:20:19 PM</text:p>
          </table:table-cell>
          <table:table-cell table:formula="of:=WEEKDAY([.B152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52]" office:value-type="date" office:date-value="2022-05-31" calcext:value-type="date">
            <text:p>2022-05-3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table:formula="of:=[.B152]+1" office:value-type="date" office:date-value="2022-06-01" calcext:value-type="date">
            <text:p>2022-06-01</text:p>
          </table:table-cell>
          <table:table-cell office:value-type="string" calcext:value-type="string">
            <text:p>05:26:47 AM</text:p>
          </table:table-cell>
          <table:table-cell office:value-type="string" calcext:value-type="string">
            <text:p>08:21:03 PM</text:p>
          </table:table-cell>
          <table:table-cell table:formula="of:=WEEKDAY([.B153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53]" office:value-type="date" office:date-value="2022-06-01" calcext:value-type="date">
            <text:p>2022-06-0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table:formula="of:=[.B153]+1" office:value-type="date" office:date-value="2022-06-02" calcext:value-type="date">
            <text:p>2022-06-02</text:p>
          </table:table-cell>
          <table:table-cell office:value-type="string" calcext:value-type="string">
            <text:p>05:26:23 AM</text:p>
          </table:table-cell>
          <table:table-cell office:value-type="string" calcext:value-type="string">
            <text:p>08:21:46 PM</text:p>
          </table:table-cell>
          <table:table-cell table:formula="of:=WEEKDAY([.B154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54]" office:value-type="date" office:date-value="2022-06-02" calcext:value-type="date">
            <text:p>2022-06-0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table:formula="of:=[.B154]+1" office:value-type="date" office:date-value="2022-06-03" calcext:value-type="date">
            <text:p>2022-06-03</text:p>
          </table:table-cell>
          <table:table-cell office:value-type="string" calcext:value-type="string">
            <text:p>05:26:01 AM</text:p>
          </table:table-cell>
          <table:table-cell office:value-type="string" calcext:value-type="string">
            <text:p>08:22:28 PM</text:p>
          </table:table-cell>
          <table:table-cell table:formula="of:=WEEKDAY([.B155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55]" office:value-type="date" office:date-value="2022-06-03" calcext:value-type="date">
            <text:p>2022-06-0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table:formula="of:=[.B155]+1" office:value-type="date" office:date-value="2022-06-04" calcext:value-type="date">
            <text:p>2022-06-04</text:p>
          </table:table-cell>
          <table:table-cell office:value-type="string" calcext:value-type="string">
            <text:p>05:25:41 AM</text:p>
          </table:table-cell>
          <table:table-cell office:value-type="string" calcext:value-type="string">
            <text:p>08:23:09 PM</text:p>
          </table:table-cell>
          <table:table-cell table:formula="of:=WEEKDAY([.B156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56]" office:value-type="date" office:date-value="2022-06-04" calcext:value-type="date">
            <text:p>2022-06-0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156]+1" office:value-type="date" office:date-value="2022-06-05" calcext:value-type="date">
            <text:p>2022-06-05</text:p>
          </table:table-cell>
          <table:table-cell office:value-type="string" calcext:value-type="string">
            <text:p>05:25:23 AM</text:p>
          </table:table-cell>
          <table:table-cell office:value-type="string" calcext:value-type="string">
            <text:p>08:23:48 PM</text:p>
          </table:table-cell>
          <table:table-cell table:formula="of:=WEEKDAY([.B157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57]" office:value-type="date" office:date-value="2022-06-05" calcext:value-type="date">
            <text:p>2022-06-0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table:formula="of:=[.B157]+1" office:value-type="date" office:date-value="2022-06-06" calcext:value-type="date">
            <text:p>2022-06-06</text:p>
          </table:table-cell>
          <table:table-cell office:value-type="string" calcext:value-type="string">
            <text:p>05:25:07 AM</text:p>
          </table:table-cell>
          <table:table-cell office:value-type="string" calcext:value-type="string">
            <text:p>08:24:26 PM</text:p>
          </table:table-cell>
          <table:table-cell table:formula="of:=WEEKDAY([.B158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58]" office:value-type="date" office:date-value="2022-06-06" calcext:value-type="date">
            <text:p>2022-06-0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table:formula="of:=[.B158]+1" office:value-type="date" office:date-value="2022-06-07" calcext:value-type="date">
            <text:p>2022-06-07</text:p>
          </table:table-cell>
          <table:table-cell office:value-type="string" calcext:value-type="string">
            <text:p>05:24:53 AM</text:p>
          </table:table-cell>
          <table:table-cell office:value-type="string" calcext:value-type="string">
            <text:p>08:25:03 PM</text:p>
          </table:table-cell>
          <table:table-cell table:formula="of:=WEEKDAY([.B159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59]" office:value-type="date" office:date-value="2022-06-07" calcext:value-type="date">
            <text:p>2022-06-0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table:formula="of:=[.B159]+1" office:value-type="date" office:date-value="2022-06-08" calcext:value-type="date">
            <text:p>2022-06-08</text:p>
          </table:table-cell>
          <table:table-cell office:value-type="string" calcext:value-type="string">
            <text:p>05:24:41 AM</text:p>
          </table:table-cell>
          <table:table-cell office:value-type="string" calcext:value-type="string">
            <text:p>08:25:38 PM</text:p>
          </table:table-cell>
          <table:table-cell table:formula="of:=WEEKDAY([.B160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60]" office:value-type="date" office:date-value="2022-06-08" calcext:value-type="date">
            <text:p>2022-06-0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table:formula="of:=[.B160]+1" office:value-type="date" office:date-value="2022-06-09" calcext:value-type="date">
            <text:p>2022-06-09</text:p>
          </table:table-cell>
          <table:table-cell office:value-type="string" calcext:value-type="string">
            <text:p>05:24:30 AM</text:p>
          </table:table-cell>
          <table:table-cell office:value-type="string" calcext:value-type="string">
            <text:p>08:26:12 PM</text:p>
          </table:table-cell>
          <table:table-cell table:formula="of:=WEEKDAY([.B161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61]" office:value-type="date" office:date-value="2022-06-09" calcext:value-type="date">
            <text:p>2022-06-0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table:formula="of:=[.B161]+1" office:value-type="date" office:date-value="2022-06-10" calcext:value-type="date">
            <text:p>2022-06-10</text:p>
          </table:table-cell>
          <table:table-cell office:value-type="string" calcext:value-type="string">
            <text:p>05:24:22 AM</text:p>
          </table:table-cell>
          <table:table-cell office:value-type="string" calcext:value-type="string">
            <text:p>08:26:44 PM</text:p>
          </table:table-cell>
          <table:table-cell table:formula="of:=WEEKDAY([.B162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62]" office:value-type="date" office:date-value="2022-06-10" calcext:value-type="date">
            <text:p>2022-06-1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table:formula="of:=[.B162]+1" office:value-type="date" office:date-value="2022-06-11" calcext:value-type="date">
            <text:p>2022-06-11</text:p>
          </table:table-cell>
          <table:table-cell office:value-type="string" calcext:value-type="string">
            <text:p>05:24:16 AM</text:p>
          </table:table-cell>
          <table:table-cell office:value-type="string" calcext:value-type="string">
            <text:p>08:27:14 PM</text:p>
          </table:table-cell>
          <table:table-cell table:formula="of:=WEEKDAY([.B163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63]" office:value-type="date" office:date-value="2022-06-11" calcext:value-type="date">
            <text:p>2022-06-1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163]+1" office:value-type="date" office:date-value="2022-06-12" calcext:value-type="date">
            <text:p>2022-06-12</text:p>
          </table:table-cell>
          <table:table-cell office:value-type="string" calcext:value-type="string">
            <text:p>05:24:12 AM</text:p>
          </table:table-cell>
          <table:table-cell office:value-type="string" calcext:value-type="string">
            <text:p>08:27:43 PM</text:p>
          </table:table-cell>
          <table:table-cell table:formula="of:=WEEKDAY([.B164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64]" office:value-type="date" office:date-value="2022-06-12" calcext:value-type="date">
            <text:p>2022-06-1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table:formula="of:=[.B164]+1" office:value-type="date" office:date-value="2022-06-13" calcext:value-type="date">
            <text:p>2022-06-13</text:p>
          </table:table-cell>
          <table:table-cell office:value-type="string" calcext:value-type="string">
            <text:p>05:24:10 AM</text:p>
          </table:table-cell>
          <table:table-cell office:value-type="string" calcext:value-type="string">
            <text:p>08:28:11 PM</text:p>
          </table:table-cell>
          <table:table-cell table:formula="of:=WEEKDAY([.B165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65]" office:value-type="date" office:date-value="2022-06-13" calcext:value-type="date">
            <text:p>2022-06-1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table:formula="of:=[.B165]+1" office:value-type="date" office:date-value="2022-06-14" calcext:value-type="date">
            <text:p>2022-06-14</text:p>
          </table:table-cell>
          <table:table-cell office:value-type="string" calcext:value-type="string">
            <text:p>05:24:10 AM</text:p>
          </table:table-cell>
          <table:table-cell office:value-type="string" calcext:value-type="string">
            <text:p>08:28:36 PM</text:p>
          </table:table-cell>
          <table:table-cell table:formula="of:=WEEKDAY([.B166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66]" office:value-type="date" office:date-value="2022-06-14" calcext:value-type="date">
            <text:p>2022-06-1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table:formula="of:=[.B166]+1" office:value-type="date" office:date-value="2022-06-15" calcext:value-type="date">
            <text:p>2022-06-15</text:p>
          </table:table-cell>
          <table:table-cell office:value-type="string" calcext:value-type="string">
            <text:p>05:24:11 AM</text:p>
          </table:table-cell>
          <table:table-cell office:value-type="string" calcext:value-type="string">
            <text:p>08:29:00 PM</text:p>
          </table:table-cell>
          <table:table-cell table:formula="of:=WEEKDAY([.B167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67]" office:value-type="date" office:date-value="2022-06-15" calcext:value-type="date">
            <text:p>2022-06-1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table:formula="of:=[.B167]+1" office:value-type="date" office:date-value="2022-06-16" calcext:value-type="date">
            <text:p>2022-06-16</text:p>
          </table:table-cell>
          <table:table-cell office:value-type="string" calcext:value-type="string">
            <text:p>05:24:15 AM</text:p>
          </table:table-cell>
          <table:table-cell office:value-type="string" calcext:value-type="string">
            <text:p>08:29:23 PM</text:p>
          </table:table-cell>
          <table:table-cell table:formula="of:=WEEKDAY([.B168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68]" office:value-type="date" office:date-value="2022-06-16" calcext:value-type="date">
            <text:p>2022-06-1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table:formula="of:=[.B168]+1" office:value-type="date" office:date-value="2022-06-17" calcext:value-type="date">
            <text:p>2022-06-17</text:p>
          </table:table-cell>
          <table:table-cell office:value-type="string" calcext:value-type="string">
            <text:p>05:24:21 AM</text:p>
          </table:table-cell>
          <table:table-cell office:value-type="string" calcext:value-type="string">
            <text:p>08:29:43 PM</text:p>
          </table:table-cell>
          <table:table-cell table:formula="of:=WEEKDAY([.B169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69]" office:value-type="date" office:date-value="2022-06-17" calcext:value-type="date">
            <text:p>2022-06-1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table:formula="of:=[.B169]+1" office:value-type="date" office:date-value="2022-06-18" calcext:value-type="date">
            <text:p>2022-06-18</text:p>
          </table:table-cell>
          <table:table-cell office:value-type="string" calcext:value-type="string">
            <text:p>05:24:28 AM</text:p>
          </table:table-cell>
          <table:table-cell office:value-type="string" calcext:value-type="string">
            <text:p>08:30:02 PM</text:p>
          </table:table-cell>
          <table:table-cell table:formula="of:=WEEKDAY([.B170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70]" office:value-type="date" office:date-value="2022-06-18" calcext:value-type="date">
            <text:p>2022-06-1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70]+1" office:value-type="date" office:date-value="2022-06-19" calcext:value-type="date">
            <text:p>2022-06-19</text:p>
          </table:table-cell>
          <table:table-cell office:value-type="string" calcext:value-type="string">
            <text:p>05:24:37 AM</text:p>
          </table:table-cell>
          <table:table-cell office:value-type="string" calcext:value-type="string">
            <text:p>08:30:18 PM</text:p>
          </table:table-cell>
          <table:table-cell table:formula="of:=WEEKDAY([.B171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71]" office:value-type="date" office:date-value="2022-06-19" calcext:value-type="date">
            <text:p>2022-06-1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table:formula="of:=[.B171]+1" office:value-type="date" office:date-value="2022-06-20" calcext:value-type="date">
            <text:p>2022-06-20</text:p>
          </table:table-cell>
          <table:table-cell office:value-type="string" calcext:value-type="string">
            <text:p>05:24:49 AM</text:p>
          </table:table-cell>
          <table:table-cell office:value-type="string" calcext:value-type="string">
            <text:p>08:30:33 PM</text:p>
          </table:table-cell>
          <table:table-cell table:formula="of:=WEEKDAY([.B172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72]" office:value-type="date" office:date-value="2022-06-20" calcext:value-type="date">
            <text:p>2022-06-2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table:formula="of:=[.B172]+1" office:value-type="date" office:date-value="2022-06-21" calcext:value-type="date">
            <text:p>2022-06-21</text:p>
          </table:table-cell>
          <table:table-cell office:value-type="string" calcext:value-type="string">
            <text:p>05:25:02 AM</text:p>
          </table:table-cell>
          <table:table-cell office:value-type="string" calcext:value-type="string">
            <text:p>08:30:47 PM</text:p>
          </table:table-cell>
          <table:table-cell table:formula="of:=WEEKDAY([.B173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73]" office:value-type="date" office:date-value="2022-06-21" calcext:value-type="date">
            <text:p>2022-06-2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table:formula="of:=[.B173]+1" office:value-type="date" office:date-value="2022-06-22" calcext:value-type="date">
            <text:p>2022-06-22</text:p>
          </table:table-cell>
          <table:table-cell office:value-type="string" calcext:value-type="string">
            <text:p>05:25:16 AM</text:p>
          </table:table-cell>
          <table:table-cell office:value-type="string" calcext:value-type="string">
            <text:p>08:30:58 PM</text:p>
          </table:table-cell>
          <table:table-cell table:formula="of:=WEEKDAY([.B174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74]" office:value-type="date" office:date-value="2022-06-22" calcext:value-type="date">
            <text:p>2022-06-2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table:formula="of:=[.B174]+1" office:value-type="date" office:date-value="2022-06-23" calcext:value-type="date">
            <text:p>2022-06-23</text:p>
          </table:table-cell>
          <table:table-cell office:value-type="string" calcext:value-type="string">
            <text:p>05:25:33 AM</text:p>
          </table:table-cell>
          <table:table-cell office:value-type="string" calcext:value-type="string">
            <text:p>08:31:07 PM</text:p>
          </table:table-cell>
          <table:table-cell table:formula="of:=WEEKDAY([.B175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75]" office:value-type="date" office:date-value="2022-06-23" calcext:value-type="date">
            <text:p>2022-06-2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table:formula="of:=[.B175]+1" office:value-type="date" office:date-value="2022-06-24" calcext:value-type="date">
            <text:p>2022-06-24</text:p>
          </table:table-cell>
          <table:table-cell office:value-type="string" calcext:value-type="string">
            <text:p>05:25:51 AM</text:p>
          </table:table-cell>
          <table:table-cell office:value-type="string" calcext:value-type="string">
            <text:p>08:31:14 PM</text:p>
          </table:table-cell>
          <table:table-cell table:formula="of:=WEEKDAY([.B176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76]" office:value-type="date" office:date-value="2022-06-24" calcext:value-type="date">
            <text:p>2022-06-2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table:formula="of:=[.B176]+1" office:value-type="date" office:date-value="2022-06-25" calcext:value-type="date">
            <text:p>2022-06-25</text:p>
          </table:table-cell>
          <table:table-cell office:value-type="string" calcext:value-type="string">
            <text:p>05:26:11 AM</text:p>
          </table:table-cell>
          <table:table-cell office:value-type="string" calcext:value-type="string">
            <text:p>08:31:20 PM</text:p>
          </table:table-cell>
          <table:table-cell table:formula="of:=WEEKDAY([.B177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77]" office:value-type="date" office:date-value="2022-06-25" calcext:value-type="date">
            <text:p>2022-06-2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177]+1" office:value-type="date" office:date-value="2022-06-26" calcext:value-type="date">
            <text:p>2022-06-26</text:p>
          </table:table-cell>
          <table:table-cell office:value-type="string" calcext:value-type="string">
            <text:p>05:26:33 AM</text:p>
          </table:table-cell>
          <table:table-cell office:value-type="string" calcext:value-type="string">
            <text:p>08:31:23 PM</text:p>
          </table:table-cell>
          <table:table-cell table:formula="of:=WEEKDAY([.B178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78]" office:value-type="date" office:date-value="2022-06-26" calcext:value-type="date">
            <text:p>2022-06-2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table:formula="of:=[.B178]+1" office:value-type="date" office:date-value="2022-06-27" calcext:value-type="date">
            <text:p>2022-06-27</text:p>
          </table:table-cell>
          <table:table-cell office:value-type="string" calcext:value-type="string">
            <text:p>05:26:57 AM</text:p>
          </table:table-cell>
          <table:table-cell office:value-type="string" calcext:value-type="string">
            <text:p>08:31:25 PM</text:p>
          </table:table-cell>
          <table:table-cell table:formula="of:=WEEKDAY([.B179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79]" office:value-type="date" office:date-value="2022-06-27" calcext:value-type="date">
            <text:p>2022-06-2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table:formula="of:=[.B179]+1" office:value-type="date" office:date-value="2022-06-28" calcext:value-type="date">
            <text:p>2022-06-28</text:p>
          </table:table-cell>
          <table:table-cell office:value-type="string" calcext:value-type="string">
            <text:p>05:27:22 AM</text:p>
          </table:table-cell>
          <table:table-cell office:value-type="string" calcext:value-type="string">
            <text:p>08:31:24 PM</text:p>
          </table:table-cell>
          <table:table-cell table:formula="of:=WEEKDAY([.B180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80]" office:value-type="date" office:date-value="2022-06-28" calcext:value-type="date">
            <text:p>2022-06-2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table:formula="of:=[.B180]+1" office:value-type="date" office:date-value="2022-06-29" calcext:value-type="date">
            <text:p>2022-06-29</text:p>
          </table:table-cell>
          <table:table-cell office:value-type="string" calcext:value-type="string">
            <text:p>05:27:49 AM</text:p>
          </table:table-cell>
          <table:table-cell office:value-type="string" calcext:value-type="string">
            <text:p>08:31:21 PM</text:p>
          </table:table-cell>
          <table:table-cell table:formula="of:=WEEKDAY([.B181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81]" office:value-type="date" office:date-value="2022-06-29" calcext:value-type="date">
            <text:p>2022-06-2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table:formula="of:=[.B181]+1" office:value-type="date" office:date-value="2022-06-30" calcext:value-type="date">
            <text:p>2022-06-30</text:p>
          </table:table-cell>
          <table:table-cell office:value-type="string" calcext:value-type="string">
            <text:p>05:28:17 AM</text:p>
          </table:table-cell>
          <table:table-cell office:value-type="string" calcext:value-type="string">
            <text:p>08:31:17 PM</text:p>
          </table:table-cell>
          <table:table-cell table:formula="of:=WEEKDAY([.B182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82]" office:value-type="date" office:date-value="2022-06-30" calcext:value-type="date">
            <text:p>2022-06-3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table:formula="of:=[.B182]+1" office:value-type="date" office:date-value="2022-07-01" calcext:value-type="date">
            <text:p>2022-07-01</text:p>
          </table:table-cell>
          <table:table-cell office:value-type="string" calcext:value-type="string">
            <text:p>05:28:47 AM</text:p>
          </table:table-cell>
          <table:table-cell office:value-type="string" calcext:value-type="string">
            <text:p>08:31:10 PM</text:p>
          </table:table-cell>
          <table:table-cell table:formula="of:=WEEKDAY([.B183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83]" office:value-type="date" office:date-value="2022-07-01" calcext:value-type="date">
            <text:p>2022-07-0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table:formula="of:=[.B183]+1" office:value-type="date" office:date-value="2022-07-02" calcext:value-type="date">
            <text:p>2022-07-02</text:p>
          </table:table-cell>
          <table:table-cell office:value-type="string" calcext:value-type="string">
            <text:p>05:29:18 AM</text:p>
          </table:table-cell>
          <table:table-cell office:value-type="string" calcext:value-type="string">
            <text:p>08:31:02 PM</text:p>
          </table:table-cell>
          <table:table-cell table:formula="of:=WEEKDAY([.B184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84]" office:value-type="date" office:date-value="2022-07-02" calcext:value-type="date">
            <text:p>2022-07-0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184]+1" office:value-type="date" office:date-value="2022-07-03" calcext:value-type="date">
            <text:p>2022-07-03</text:p>
          </table:table-cell>
          <table:table-cell office:value-type="string" calcext:value-type="string">
            <text:p>05:29:51 AM</text:p>
          </table:table-cell>
          <table:table-cell office:value-type="string" calcext:value-type="string">
            <text:p>08:30:51 PM</text:p>
          </table:table-cell>
          <table:table-cell table:formula="of:=WEEKDAY([.B185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85]" office:value-type="date" office:date-value="2022-07-03" calcext:value-type="date">
            <text:p>2022-07-0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table:formula="of:=[.B185]+1" office:value-type="date" office:date-value="2022-07-04" calcext:value-type="date">
            <text:p>2022-07-04</text:p>
          </table:table-cell>
          <table:table-cell office:value-type="string" calcext:value-type="string">
            <text:p>05:30:25 AM</text:p>
          </table:table-cell>
          <table:table-cell office:value-type="string" calcext:value-type="string">
            <text:p>08:30:38 PM</text:p>
          </table:table-cell>
          <table:table-cell table:formula="of:=WEEKDAY([.B186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86]" office:value-type="date" office:date-value="2022-07-04" calcext:value-type="date">
            <text:p>2022-07-0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table:formula="of:=[.B186]+1" office:value-type="date" office:date-value="2022-07-05" calcext:value-type="date">
            <text:p>2022-07-05</text:p>
          </table:table-cell>
          <table:table-cell office:value-type="string" calcext:value-type="string">
            <text:p>05:31:00 AM</text:p>
          </table:table-cell>
          <table:table-cell office:value-type="string" calcext:value-type="string">
            <text:p>08:30:23 PM</text:p>
          </table:table-cell>
          <table:table-cell table:formula="of:=WEEKDAY([.B187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87]" office:value-type="date" office:date-value="2022-07-05" calcext:value-type="date">
            <text:p>2022-07-0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table:formula="of:=[.B187]+1" office:value-type="date" office:date-value="2022-07-06" calcext:value-type="date">
            <text:p>2022-07-06</text:p>
          </table:table-cell>
          <table:table-cell office:value-type="string" calcext:value-type="string">
            <text:p>05:31:37 AM</text:p>
          </table:table-cell>
          <table:table-cell office:value-type="string" calcext:value-type="string">
            <text:p>08:30:07 PM</text:p>
          </table:table-cell>
          <table:table-cell table:formula="of:=WEEKDAY([.B188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88]" office:value-type="date" office:date-value="2022-07-06" calcext:value-type="date">
            <text:p>2022-07-0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table:formula="of:=[.B188]+1" office:value-type="date" office:date-value="2022-07-07" calcext:value-type="date">
            <text:p>2022-07-07</text:p>
          </table:table-cell>
          <table:table-cell office:value-type="string" calcext:value-type="string">
            <text:p>05:32:15 AM</text:p>
          </table:table-cell>
          <table:table-cell office:value-type="string" calcext:value-type="string">
            <text:p>08:29:48 PM</text:p>
          </table:table-cell>
          <table:table-cell table:formula="of:=WEEKDAY([.B189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89]" office:value-type="date" office:date-value="2022-07-07" calcext:value-type="date">
            <text:p>2022-07-0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table:formula="of:=[.B189]+1" office:value-type="date" office:date-value="2022-07-08" calcext:value-type="date">
            <text:p>2022-07-08</text:p>
          </table:table-cell>
          <table:table-cell office:value-type="string" calcext:value-type="string">
            <text:p>05:32:55 AM</text:p>
          </table:table-cell>
          <table:table-cell office:value-type="string" calcext:value-type="string">
            <text:p>08:29:27 PM</text:p>
          </table:table-cell>
          <table:table-cell table:formula="of:=WEEKDAY([.B190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90]" office:value-type="date" office:date-value="2022-07-08" calcext:value-type="date">
            <text:p>2022-07-0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table:formula="of:=[.B190]+1" office:value-type="date" office:date-value="2022-07-09" calcext:value-type="date">
            <text:p>2022-07-09</text:p>
          </table:table-cell>
          <table:table-cell office:value-type="string" calcext:value-type="string">
            <text:p>05:33:35 AM</text:p>
          </table:table-cell>
          <table:table-cell office:value-type="string" calcext:value-type="string">
            <text:p>08:29:04 PM</text:p>
          </table:table-cell>
          <table:table-cell table:formula="of:=WEEKDAY([.B191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91]" office:value-type="date" office:date-value="2022-07-09" calcext:value-type="date">
            <text:p>2022-07-0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191]+1" office:value-type="date" office:date-value="2022-07-10" calcext:value-type="date">
            <text:p>2022-07-10</text:p>
          </table:table-cell>
          <table:table-cell office:value-type="string" calcext:value-type="string">
            <text:p>05:34:17 AM</text:p>
          </table:table-cell>
          <table:table-cell office:value-type="string" calcext:value-type="string">
            <text:p>08:28:39 PM</text:p>
          </table:table-cell>
          <table:table-cell table:formula="of:=WEEKDAY([.B192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92]" office:value-type="date" office:date-value="2022-07-10" calcext:value-type="date">
            <text:p>2022-07-1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table:formula="of:=[.B192]+1" office:value-type="date" office:date-value="2022-07-11" calcext:value-type="date">
            <text:p>2022-07-11</text:p>
          </table:table-cell>
          <table:table-cell office:value-type="string" calcext:value-type="string">
            <text:p>05:35:00 AM</text:p>
          </table:table-cell>
          <table:table-cell office:value-type="string" calcext:value-type="string">
            <text:p>08:28:12 PM</text:p>
          </table:table-cell>
          <table:table-cell table:formula="of:=WEEKDAY([.B193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93]" office:value-type="date" office:date-value="2022-07-11" calcext:value-type="date">
            <text:p>2022-07-1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table:formula="of:=[.B193]+1" office:value-type="date" office:date-value="2022-07-12" calcext:value-type="date">
            <text:p>2022-07-12</text:p>
          </table:table-cell>
          <table:table-cell office:value-type="string" calcext:value-type="string">
            <text:p>05:35:44 AM</text:p>
          </table:table-cell>
          <table:table-cell office:value-type="string" calcext:value-type="string">
            <text:p>08:27:43 PM</text:p>
          </table:table-cell>
          <table:table-cell table:formula="of:=WEEKDAY([.B194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94]" office:value-type="date" office:date-value="2022-07-12" calcext:value-type="date">
            <text:p>2022-07-1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table:formula="of:=[.B194]+1" office:value-type="date" office:date-value="2022-07-13" calcext:value-type="date">
            <text:p>2022-07-13</text:p>
          </table:table-cell>
          <table:table-cell office:value-type="string" calcext:value-type="string">
            <text:p>05:36:29 AM</text:p>
          </table:table-cell>
          <table:table-cell office:value-type="string" calcext:value-type="string">
            <text:p>08:27:12 PM</text:p>
          </table:table-cell>
          <table:table-cell table:formula="of:=WEEKDAY([.B195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95]" office:value-type="date" office:date-value="2022-07-13" calcext:value-type="date">
            <text:p>2022-07-1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table:formula="of:=[.B195]+1" office:value-type="date" office:date-value="2022-07-14" calcext:value-type="date">
            <text:p>2022-07-14</text:p>
          </table:table-cell>
          <table:table-cell office:value-type="string" calcext:value-type="string">
            <text:p>05:37:15 AM</text:p>
          </table:table-cell>
          <table:table-cell office:value-type="string" calcext:value-type="string">
            <text:p>08:26:40 PM</text:p>
          </table:table-cell>
          <table:table-cell table:formula="of:=WEEKDAY([.B196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96]" office:value-type="date" office:date-value="2022-07-14" calcext:value-type="date">
            <text:p>2022-07-1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table:formula="of:=[.B196]+1" office:value-type="date" office:date-value="2022-07-15" calcext:value-type="date">
            <text:p>2022-07-15</text:p>
          </table:table-cell>
          <table:table-cell office:value-type="string" calcext:value-type="string">
            <text:p>05:38:02 AM</text:p>
          </table:table-cell>
          <table:table-cell office:value-type="string" calcext:value-type="string">
            <text:p>08:26:05 PM</text:p>
          </table:table-cell>
          <table:table-cell table:formula="of:=WEEKDAY([.B197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97]" office:value-type="date" office:date-value="2022-07-15" calcext:value-type="date">
            <text:p>2022-07-1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table:formula="of:=[.B197]+1" office:value-type="date" office:date-value="2022-07-16" calcext:value-type="date">
            <text:p>2022-07-16</text:p>
          </table:table-cell>
          <table:table-cell office:value-type="string" calcext:value-type="string">
            <text:p>05:38:49 AM</text:p>
          </table:table-cell>
          <table:table-cell office:value-type="string" calcext:value-type="string">
            <text:p>08:25:28 PM</text:p>
          </table:table-cell>
          <table:table-cell table:formula="of:=WEEKDAY([.B198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98]" office:value-type="date" office:date-value="2022-07-16" calcext:value-type="date">
            <text:p>2022-07-1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198]+1" office:value-type="date" office:date-value="2022-07-17" calcext:value-type="date">
            <text:p>2022-07-17</text:p>
          </table:table-cell>
          <table:table-cell office:value-type="string" calcext:value-type="string">
            <text:p>05:39:38 AM</text:p>
          </table:table-cell>
          <table:table-cell office:value-type="string" calcext:value-type="string">
            <text:p>08:24:49 PM</text:p>
          </table:table-cell>
          <table:table-cell table:formula="of:=WEEKDAY([.B199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199]" office:value-type="date" office:date-value="2022-07-17" calcext:value-type="date">
            <text:p>2022-07-1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table:formula="of:=[.B199]+1" office:value-type="date" office:date-value="2022-07-18" calcext:value-type="date">
            <text:p>2022-07-18</text:p>
          </table:table-cell>
          <table:table-cell office:value-type="string" calcext:value-type="string">
            <text:p>05:40:28 AM</text:p>
          </table:table-cell>
          <table:table-cell office:value-type="string" calcext:value-type="string">
            <text:p>08:24:09 PM</text:p>
          </table:table-cell>
          <table:table-cell table:formula="of:=WEEKDAY([.B200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00]" office:value-type="date" office:date-value="2022-07-18" calcext:value-type="date">
            <text:p>2022-07-1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table:formula="of:=[.B200]+1" office:value-type="date" office:date-value="2022-07-19" calcext:value-type="date">
            <text:p>2022-07-19</text:p>
          </table:table-cell>
          <table:table-cell office:value-type="string" calcext:value-type="string">
            <text:p>05:41:18 AM</text:p>
          </table:table-cell>
          <table:table-cell office:value-type="string" calcext:value-type="string">
            <text:p>08:23:27 PM</text:p>
          </table:table-cell>
          <table:table-cell table:formula="of:=WEEKDAY([.B201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01]" office:value-type="date" office:date-value="2022-07-19" calcext:value-type="date">
            <text:p>2022-07-1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table:formula="of:=[.B201]+1" office:value-type="date" office:date-value="2022-07-20" calcext:value-type="date">
            <text:p>2022-07-20</text:p>
          </table:table-cell>
          <table:table-cell office:value-type="string" calcext:value-type="string">
            <text:p>05:42:09 AM</text:p>
          </table:table-cell>
          <table:table-cell office:value-type="string" calcext:value-type="string">
            <text:p>08:22:42 PM</text:p>
          </table:table-cell>
          <table:table-cell table:formula="of:=WEEKDAY([.B202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02]" office:value-type="date" office:date-value="2022-07-20" calcext:value-type="date">
            <text:p>2022-07-2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table:formula="of:=[.B202]+1" office:value-type="date" office:date-value="2022-07-21" calcext:value-type="date">
            <text:p>2022-07-21</text:p>
          </table:table-cell>
          <table:table-cell office:value-type="string" calcext:value-type="string">
            <text:p>05:43:01 AM</text:p>
          </table:table-cell>
          <table:table-cell office:value-type="string" calcext:value-type="string">
            <text:p>08:21:56 PM</text:p>
          </table:table-cell>
          <table:table-cell table:formula="of:=WEEKDAY([.B203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03]" office:value-type="date" office:date-value="2022-07-21" calcext:value-type="date">
            <text:p>2022-07-2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table:formula="of:=[.B203]+1" office:value-type="date" office:date-value="2022-07-22" calcext:value-type="date">
            <text:p>2022-07-22</text:p>
          </table:table-cell>
          <table:table-cell office:value-type="string" calcext:value-type="string">
            <text:p>05:43:53 AM</text:p>
          </table:table-cell>
          <table:table-cell office:value-type="string" calcext:value-type="string">
            <text:p>08:21:08 PM</text:p>
          </table:table-cell>
          <table:table-cell table:formula="of:=WEEKDAY([.B204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04]" office:value-type="date" office:date-value="2022-07-22" calcext:value-type="date">
            <text:p>2022-07-2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table:formula="of:=[.B204]+1" office:value-type="date" office:date-value="2022-07-23" calcext:value-type="date">
            <text:p>2022-07-23</text:p>
          </table:table-cell>
          <table:table-cell office:value-type="string" calcext:value-type="string">
            <text:p>05:44:46 AM</text:p>
          </table:table-cell>
          <table:table-cell office:value-type="string" calcext:value-type="string">
            <text:p>08:20:19 PM</text:p>
          </table:table-cell>
          <table:table-cell table:formula="of:=WEEKDAY([.B205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05]" office:value-type="date" office:date-value="2022-07-23" calcext:value-type="date">
            <text:p>2022-07-2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205]+1" office:value-type="date" office:date-value="2022-07-24" calcext:value-type="date">
            <text:p>2022-07-24</text:p>
          </table:table-cell>
          <table:table-cell office:value-type="string" calcext:value-type="string">
            <text:p>05:45:40 AM</text:p>
          </table:table-cell>
          <table:table-cell office:value-type="string" calcext:value-type="string">
            <text:p>08:19:27 PM</text:p>
          </table:table-cell>
          <table:table-cell table:formula="of:=WEEKDAY([.B206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06]" office:value-type="date" office:date-value="2022-07-24" calcext:value-type="date">
            <text:p>2022-07-2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table:formula="of:=[.B206]+1" office:value-type="date" office:date-value="2022-07-25" calcext:value-type="date">
            <text:p>2022-07-25</text:p>
          </table:table-cell>
          <table:table-cell office:value-type="string" calcext:value-type="string">
            <text:p>05:46:34 AM</text:p>
          </table:table-cell>
          <table:table-cell office:value-type="string" calcext:value-type="string">
            <text:p>08:18:34 PM</text:p>
          </table:table-cell>
          <table:table-cell table:formula="of:=WEEKDAY([.B207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07]" office:value-type="date" office:date-value="2022-07-25" calcext:value-type="date">
            <text:p>2022-07-2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table:formula="of:=[.B207]+1" office:value-type="date" office:date-value="2022-07-26" calcext:value-type="date">
            <text:p>2022-07-26</text:p>
          </table:table-cell>
          <table:table-cell office:value-type="string" calcext:value-type="string">
            <text:p>05:47:29 AM</text:p>
          </table:table-cell>
          <table:table-cell office:value-type="string" calcext:value-type="string">
            <text:p>08:17:39 PM</text:p>
          </table:table-cell>
          <table:table-cell table:formula="of:=WEEKDAY([.B208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08]" office:value-type="date" office:date-value="2022-07-26" calcext:value-type="date">
            <text:p>2022-07-2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table:formula="of:=[.B208]+1" office:value-type="date" office:date-value="2022-07-27" calcext:value-type="date">
            <text:p>2022-07-27</text:p>
          </table:table-cell>
          <table:table-cell office:value-type="string" calcext:value-type="string">
            <text:p>05:48:24 AM</text:p>
          </table:table-cell>
          <table:table-cell office:value-type="string" calcext:value-type="string">
            <text:p>08:16:43 PM</text:p>
          </table:table-cell>
          <table:table-cell table:formula="of:=WEEKDAY([.B209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09]" office:value-type="date" office:date-value="2022-07-27" calcext:value-type="date">
            <text:p>2022-07-2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table:formula="of:=[.B209]+1" office:value-type="date" office:date-value="2022-07-28" calcext:value-type="date">
            <text:p>2022-07-28</text:p>
          </table:table-cell>
          <table:table-cell office:value-type="string" calcext:value-type="string">
            <text:p>05:49:19 AM</text:p>
          </table:table-cell>
          <table:table-cell office:value-type="string" calcext:value-type="string">
            <text:p>08:15:45 PM</text:p>
          </table:table-cell>
          <table:table-cell table:formula="of:=WEEKDAY([.B210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10]" office:value-type="date" office:date-value="2022-07-28" calcext:value-type="date">
            <text:p>2022-07-2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table:formula="of:=[.B210]+1" office:value-type="date" office:date-value="2022-07-29" calcext:value-type="date">
            <text:p>2022-07-29</text:p>
          </table:table-cell>
          <table:table-cell office:value-type="string" calcext:value-type="string">
            <text:p>05:50:15 AM</text:p>
          </table:table-cell>
          <table:table-cell office:value-type="string" calcext:value-type="string">
            <text:p>08:14:45 PM</text:p>
          </table:table-cell>
          <table:table-cell table:formula="of:=WEEKDAY([.B211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11]" office:value-type="date" office:date-value="2022-07-29" calcext:value-type="date">
            <text:p>2022-07-2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table:formula="of:=[.B211]+1" office:value-type="date" office:date-value="2022-07-30" calcext:value-type="date">
            <text:p>2022-07-30</text:p>
          </table:table-cell>
          <table:table-cell office:value-type="string" calcext:value-type="string">
            <text:p>05:51:12 AM</text:p>
          </table:table-cell>
          <table:table-cell office:value-type="string" calcext:value-type="string">
            <text:p>08:13:43 PM</text:p>
          </table:table-cell>
          <table:table-cell table:formula="of:=WEEKDAY([.B212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12]" office:value-type="date" office:date-value="2022-07-30" calcext:value-type="date">
            <text:p>2022-07-3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212]+1" office:value-type="date" office:date-value="2022-07-31" calcext:value-type="date">
            <text:p>2022-07-31</text:p>
          </table:table-cell>
          <table:table-cell office:value-type="string" calcext:value-type="string">
            <text:p>05:52:08 AM</text:p>
          </table:table-cell>
          <table:table-cell office:value-type="string" calcext:value-type="string">
            <text:p>08:12:40 PM</text:p>
          </table:table-cell>
          <table:table-cell table:formula="of:=WEEKDAY([.B213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13]" office:value-type="date" office:date-value="2022-07-31" calcext:value-type="date">
            <text:p>2022-07-3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table:formula="of:=[.B213]+1" office:value-type="date" office:date-value="2022-08-01" calcext:value-type="date">
            <text:p>2022-08-01</text:p>
          </table:table-cell>
          <table:table-cell office:value-type="string" calcext:value-type="string">
            <text:p>05:53:05 AM</text:p>
          </table:table-cell>
          <table:table-cell office:value-type="string" calcext:value-type="string">
            <text:p>08:11:36 PM</text:p>
          </table:table-cell>
          <table:table-cell table:formula="of:=WEEKDAY([.B214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14]" office:value-type="date" office:date-value="2022-08-01" calcext:value-type="date">
            <text:p>2022-08-0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table:formula="of:=[.B214]+1" office:value-type="date" office:date-value="2022-08-02" calcext:value-type="date">
            <text:p>2022-08-02</text:p>
          </table:table-cell>
          <table:table-cell office:value-type="string" calcext:value-type="string">
            <text:p>05:54:03 AM</text:p>
          </table:table-cell>
          <table:table-cell office:value-type="string" calcext:value-type="string">
            <text:p>08:10:30 PM</text:p>
          </table:table-cell>
          <table:table-cell table:formula="of:=WEEKDAY([.B215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15]" office:value-type="date" office:date-value="2022-08-02" calcext:value-type="date">
            <text:p>2022-08-0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table:formula="of:=[.B215]+1" office:value-type="date" office:date-value="2022-08-03" calcext:value-type="date">
            <text:p>2022-08-03</text:p>
          </table:table-cell>
          <table:table-cell office:value-type="string" calcext:value-type="string">
            <text:p>05:55:00 AM</text:p>
          </table:table-cell>
          <table:table-cell office:value-type="string" calcext:value-type="string">
            <text:p>08:09:22 PM</text:p>
          </table:table-cell>
          <table:table-cell table:formula="of:=WEEKDAY([.B216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16]" office:value-type="date" office:date-value="2022-08-03" calcext:value-type="date">
            <text:p>2022-08-0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table:formula="of:=[.B216]+1" office:value-type="date" office:date-value="2022-08-04" calcext:value-type="date">
            <text:p>2022-08-04</text:p>
          </table:table-cell>
          <table:table-cell office:value-type="string" calcext:value-type="string">
            <text:p>05:55:58 AM</text:p>
          </table:table-cell>
          <table:table-cell office:value-type="string" calcext:value-type="string">
            <text:p>08:08:14 PM</text:p>
          </table:table-cell>
          <table:table-cell table:formula="of:=WEEKDAY([.B217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17]" office:value-type="date" office:date-value="2022-08-04" calcext:value-type="date">
            <text:p>2022-08-0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table:formula="of:=[.B217]+1" office:value-type="date" office:date-value="2022-08-05" calcext:value-type="date">
            <text:p>2022-08-05</text:p>
          </table:table-cell>
          <table:table-cell office:value-type="string" calcext:value-type="string">
            <text:p>05:56:56 AM</text:p>
          </table:table-cell>
          <table:table-cell office:value-type="string" calcext:value-type="string">
            <text:p>08:07:03 PM</text:p>
          </table:table-cell>
          <table:table-cell table:formula="of:=WEEKDAY([.B218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18]" office:value-type="date" office:date-value="2022-08-05" calcext:value-type="date">
            <text:p>2022-08-0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table:formula="of:=[.B218]+1" office:value-type="date" office:date-value="2022-08-06" calcext:value-type="date">
            <text:p>2022-08-06</text:p>
          </table:table-cell>
          <table:table-cell office:value-type="string" calcext:value-type="string">
            <text:p>05:57:55 AM</text:p>
          </table:table-cell>
          <table:table-cell office:value-type="string" calcext:value-type="string">
            <text:p>08:05:51 PM</text:p>
          </table:table-cell>
          <table:table-cell table:formula="of:=WEEKDAY([.B219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19]" office:value-type="date" office:date-value="2022-08-06" calcext:value-type="date">
            <text:p>2022-08-0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219]+1" office:value-type="date" office:date-value="2022-08-07" calcext:value-type="date">
            <text:p>2022-08-07</text:p>
          </table:table-cell>
          <table:table-cell office:value-type="string" calcext:value-type="string">
            <text:p>05:58:53 AM</text:p>
          </table:table-cell>
          <table:table-cell office:value-type="string" calcext:value-type="string">
            <text:p>08:04:38 PM</text:p>
          </table:table-cell>
          <table:table-cell table:formula="of:=WEEKDAY([.B220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20]" office:value-type="date" office:date-value="2022-08-07" calcext:value-type="date">
            <text:p>2022-08-0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table:formula="of:=[.B220]+1" office:value-type="date" office:date-value="2022-08-08" calcext:value-type="date">
            <text:p>2022-08-08</text:p>
          </table:table-cell>
          <table:table-cell office:value-type="string" calcext:value-type="string">
            <text:p>05:59:52 AM</text:p>
          </table:table-cell>
          <table:table-cell office:value-type="string" calcext:value-type="string">
            <text:p>08:03:24 PM</text:p>
          </table:table-cell>
          <table:table-cell table:formula="of:=WEEKDAY([.B221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21]" office:value-type="date" office:date-value="2022-08-08" calcext:value-type="date">
            <text:p>2022-08-0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table:formula="of:=[.B221]+1" office:value-type="date" office:date-value="2022-08-09" calcext:value-type="date">
            <text:p>2022-08-09</text:p>
          </table:table-cell>
          <table:table-cell office:value-type="string" calcext:value-type="string">
            <text:p>06:00:50 AM</text:p>
          </table:table-cell>
          <table:table-cell office:value-type="string" calcext:value-type="string">
            <text:p>08:02:08 PM</text:p>
          </table:table-cell>
          <table:table-cell table:formula="of:=WEEKDAY([.B222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22]" office:value-type="date" office:date-value="2022-08-09" calcext:value-type="date">
            <text:p>2022-08-0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table:formula="of:=[.B222]+1" office:value-type="date" office:date-value="2022-08-10" calcext:value-type="date">
            <text:p>2022-08-10</text:p>
          </table:table-cell>
          <table:table-cell office:value-type="string" calcext:value-type="string">
            <text:p>06:01:49 AM</text:p>
          </table:table-cell>
          <table:table-cell office:value-type="string" calcext:value-type="string">
            <text:p>08:00:51 PM</text:p>
          </table:table-cell>
          <table:table-cell table:formula="of:=WEEKDAY([.B223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23]" office:value-type="date" office:date-value="2022-08-10" calcext:value-type="date">
            <text:p>2022-08-1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table:formula="of:=[.B223]+1" office:value-type="date" office:date-value="2022-08-11" calcext:value-type="date">
            <text:p>2022-08-11</text:p>
          </table:table-cell>
          <table:table-cell office:value-type="string" calcext:value-type="string">
            <text:p>06:02:48 AM</text:p>
          </table:table-cell>
          <table:table-cell office:value-type="string" calcext:value-type="string">
            <text:p>07:59:33 PM</text:p>
          </table:table-cell>
          <table:table-cell table:formula="of:=WEEKDAY([.B224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24]" office:value-type="date" office:date-value="2022-08-11" calcext:value-type="date">
            <text:p>2022-08-1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table:formula="of:=[.B224]+1" office:value-type="date" office:date-value="2022-08-12" calcext:value-type="date">
            <text:p>2022-08-12</text:p>
          </table:table-cell>
          <table:table-cell office:value-type="string" calcext:value-type="string">
            <text:p>06:03:47 AM</text:p>
          </table:table-cell>
          <table:table-cell office:value-type="string" calcext:value-type="string">
            <text:p>07:58:14 PM</text:p>
          </table:table-cell>
          <table:table-cell table:formula="of:=WEEKDAY([.B225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25]" office:value-type="date" office:date-value="2022-08-12" calcext:value-type="date">
            <text:p>2022-08-1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table:formula="of:=[.B225]+1" office:value-type="date" office:date-value="2022-08-13" calcext:value-type="date">
            <text:p>2022-08-13</text:p>
          </table:table-cell>
          <table:table-cell office:value-type="string" calcext:value-type="string">
            <text:p>06:04:46 AM</text:p>
          </table:table-cell>
          <table:table-cell office:value-type="string" calcext:value-type="string">
            <text:p>07:56:53 PM</text:p>
          </table:table-cell>
          <table:table-cell table:formula="of:=WEEKDAY([.B226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26]" office:value-type="date" office:date-value="2022-08-13" calcext:value-type="date">
            <text:p>2022-08-1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226]+1" office:value-type="date" office:date-value="2022-08-14" calcext:value-type="date">
            <text:p>2022-08-14</text:p>
          </table:table-cell>
          <table:table-cell office:value-type="string" calcext:value-type="string">
            <text:p>06:05:45 AM</text:p>
          </table:table-cell>
          <table:table-cell office:value-type="string" calcext:value-type="string">
            <text:p>07:55:32 PM</text:p>
          </table:table-cell>
          <table:table-cell table:formula="of:=WEEKDAY([.B227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27]" office:value-type="date" office:date-value="2022-08-14" calcext:value-type="date">
            <text:p>2022-08-1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table:formula="of:=[.B227]+1" office:value-type="date" office:date-value="2022-08-15" calcext:value-type="date">
            <text:p>2022-08-15</text:p>
          </table:table-cell>
          <table:table-cell office:value-type="string" calcext:value-type="string">
            <text:p>06:06:44 AM</text:p>
          </table:table-cell>
          <table:table-cell office:value-type="string" calcext:value-type="string">
            <text:p>07:54:09 PM</text:p>
          </table:table-cell>
          <table:table-cell table:formula="of:=WEEKDAY([.B228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28]" office:value-type="date" office:date-value="2022-08-15" calcext:value-type="date">
            <text:p>2022-08-1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table:formula="of:=[.B228]+1" office:value-type="date" office:date-value="2022-08-16" calcext:value-type="date">
            <text:p>2022-08-16</text:p>
          </table:table-cell>
          <table:table-cell office:value-type="string" calcext:value-type="string">
            <text:p>06:07:43 AM</text:p>
          </table:table-cell>
          <table:table-cell office:value-type="string" calcext:value-type="string">
            <text:p>07:52:45 PM</text:p>
          </table:table-cell>
          <table:table-cell table:formula="of:=WEEKDAY([.B229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29]" office:value-type="date" office:date-value="2022-08-16" calcext:value-type="date">
            <text:p>2022-08-1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table:formula="of:=[.B229]+1" office:value-type="date" office:date-value="2022-08-17" calcext:value-type="date">
            <text:p>2022-08-17</text:p>
          </table:table-cell>
          <table:table-cell office:value-type="string" calcext:value-type="string">
            <text:p>06:08:42 AM</text:p>
          </table:table-cell>
          <table:table-cell office:value-type="string" calcext:value-type="string">
            <text:p>07:51:20 PM</text:p>
          </table:table-cell>
          <table:table-cell table:formula="of:=WEEKDAY([.B230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30]" office:value-type="date" office:date-value="2022-08-17" calcext:value-type="date">
            <text:p>2022-08-1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table:formula="of:=[.B230]+1" office:value-type="date" office:date-value="2022-08-18" calcext:value-type="date">
            <text:p>2022-08-18</text:p>
          </table:table-cell>
          <table:table-cell office:value-type="string" calcext:value-type="string">
            <text:p>06:09:41 AM</text:p>
          </table:table-cell>
          <table:table-cell office:value-type="string" calcext:value-type="string">
            <text:p>07:49:54 PM</text:p>
          </table:table-cell>
          <table:table-cell table:formula="of:=WEEKDAY([.B231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31]" office:value-type="date" office:date-value="2022-08-18" calcext:value-type="date">
            <text:p>2022-08-1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table:formula="of:=[.B231]+1" office:value-type="date" office:date-value="2022-08-19" calcext:value-type="date">
            <text:p>2022-08-19</text:p>
          </table:table-cell>
          <table:table-cell office:value-type="string" calcext:value-type="string">
            <text:p>06:10:40 AM</text:p>
          </table:table-cell>
          <table:table-cell office:value-type="string" calcext:value-type="string">
            <text:p>07:48:28 PM</text:p>
          </table:table-cell>
          <table:table-cell table:formula="of:=WEEKDAY([.B232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32]" office:value-type="date" office:date-value="2022-08-19" calcext:value-type="date">
            <text:p>2022-08-1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table:formula="of:=[.B232]+1" office:value-type="date" office:date-value="2022-08-20" calcext:value-type="date">
            <text:p>2022-08-20</text:p>
          </table:table-cell>
          <table:table-cell office:value-type="string" calcext:value-type="string">
            <text:p>06:11:39 AM</text:p>
          </table:table-cell>
          <table:table-cell office:value-type="string" calcext:value-type="string">
            <text:p>07:47:00 PM</text:p>
          </table:table-cell>
          <table:table-cell table:formula="of:=WEEKDAY([.B233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33]" office:value-type="date" office:date-value="2022-08-20" calcext:value-type="date">
            <text:p>2022-08-2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233]+1" office:value-type="date" office:date-value="2022-08-21" calcext:value-type="date">
            <text:p>2022-08-21</text:p>
          </table:table-cell>
          <table:table-cell office:value-type="string" calcext:value-type="string">
            <text:p>06:12:38 AM</text:p>
          </table:table-cell>
          <table:table-cell office:value-type="string" calcext:value-type="string">
            <text:p>07:45:31 PM</text:p>
          </table:table-cell>
          <table:table-cell table:formula="of:=WEEKDAY([.B234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34]" office:value-type="date" office:date-value="2022-08-21" calcext:value-type="date">
            <text:p>2022-08-2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table:formula="of:=[.B234]+1" office:value-type="date" office:date-value="2022-08-22" calcext:value-type="date">
            <text:p>2022-08-22</text:p>
          </table:table-cell>
          <table:table-cell office:value-type="string" calcext:value-type="string">
            <text:p>06:13:37 AM</text:p>
          </table:table-cell>
          <table:table-cell office:value-type="string" calcext:value-type="string">
            <text:p>07:44:02 PM</text:p>
          </table:table-cell>
          <table:table-cell table:formula="of:=WEEKDAY([.B235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35]" office:value-type="date" office:date-value="2022-08-22" calcext:value-type="date">
            <text:p>2022-08-2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table:formula="of:=[.B235]+1" office:value-type="date" office:date-value="2022-08-23" calcext:value-type="date">
            <text:p>2022-08-23</text:p>
          </table:table-cell>
          <table:table-cell office:value-type="string" calcext:value-type="string">
            <text:p>06:14:36 AM</text:p>
          </table:table-cell>
          <table:table-cell office:value-type="string" calcext:value-type="string">
            <text:p>07:42:31 PM</text:p>
          </table:table-cell>
          <table:table-cell table:formula="of:=WEEKDAY([.B236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36]" office:value-type="date" office:date-value="2022-08-23" calcext:value-type="date">
            <text:p>2022-08-2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table:formula="of:=[.B236]+1" office:value-type="date" office:date-value="2022-08-24" calcext:value-type="date">
            <text:p>2022-08-24</text:p>
          </table:table-cell>
          <table:table-cell office:value-type="string" calcext:value-type="string">
            <text:p>06:15:35 AM</text:p>
          </table:table-cell>
          <table:table-cell office:value-type="string" calcext:value-type="string">
            <text:p>07:41:00 PM</text:p>
          </table:table-cell>
          <table:table-cell table:formula="of:=WEEKDAY([.B237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37]" office:value-type="date" office:date-value="2022-08-24" calcext:value-type="date">
            <text:p>2022-08-2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table:formula="of:=[.B237]+1" office:value-type="date" office:date-value="2022-08-25" calcext:value-type="date">
            <text:p>2022-08-25</text:p>
          </table:table-cell>
          <table:table-cell office:value-type="string" calcext:value-type="string">
            <text:p>06:16:34 AM</text:p>
          </table:table-cell>
          <table:table-cell office:value-type="string" calcext:value-type="string">
            <text:p>07:39:28 PM</text:p>
          </table:table-cell>
          <table:table-cell table:formula="of:=WEEKDAY([.B238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38]" office:value-type="date" office:date-value="2022-08-25" calcext:value-type="date">
            <text:p>2022-08-2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table:formula="of:=[.B238]+1" office:value-type="date" office:date-value="2022-08-26" calcext:value-type="date">
            <text:p>2022-08-26</text:p>
          </table:table-cell>
          <table:table-cell office:value-type="string" calcext:value-type="string">
            <text:p>06:17:32 AM</text:p>
          </table:table-cell>
          <table:table-cell office:value-type="string" calcext:value-type="string">
            <text:p>07:37:55 PM</text:p>
          </table:table-cell>
          <table:table-cell table:formula="of:=WEEKDAY([.B239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39]" office:value-type="date" office:date-value="2022-08-26" calcext:value-type="date">
            <text:p>2022-08-2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table:formula="of:=[.B239]+1" office:value-type="date" office:date-value="2022-08-27" calcext:value-type="date">
            <text:p>2022-08-27</text:p>
          </table:table-cell>
          <table:table-cell office:value-type="string" calcext:value-type="string">
            <text:p>06:18:31 AM</text:p>
          </table:table-cell>
          <table:table-cell office:value-type="string" calcext:value-type="string">
            <text:p>07:36:22 PM</text:p>
          </table:table-cell>
          <table:table-cell table:formula="of:=WEEKDAY([.B240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40]" office:value-type="date" office:date-value="2022-08-27" calcext:value-type="date">
            <text:p>2022-08-2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240]+1" office:value-type="date" office:date-value="2022-08-28" calcext:value-type="date">
            <text:p>2022-08-28</text:p>
          </table:table-cell>
          <table:table-cell office:value-type="string" calcext:value-type="string">
            <text:p>06:19:30 AM</text:p>
          </table:table-cell>
          <table:table-cell office:value-type="string" calcext:value-type="string">
            <text:p>07:34:48 PM</text:p>
          </table:table-cell>
          <table:table-cell table:formula="of:=WEEKDAY([.B241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41]" office:value-type="date" office:date-value="2022-08-28" calcext:value-type="date">
            <text:p>2022-08-2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table:formula="of:=[.B241]+1" office:value-type="date" office:date-value="2022-08-29" calcext:value-type="date">
            <text:p>2022-08-29</text:p>
          </table:table-cell>
          <table:table-cell office:value-type="string" calcext:value-type="string">
            <text:p>06:20:28 AM</text:p>
          </table:table-cell>
          <table:table-cell office:value-type="string" calcext:value-type="string">
            <text:p>07:33:13 PM</text:p>
          </table:table-cell>
          <table:table-cell table:formula="of:=WEEKDAY([.B242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42]" office:value-type="date" office:date-value="2022-08-29" calcext:value-type="date">
            <text:p>2022-08-2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table:formula="of:=[.B242]+1" office:value-type="date" office:date-value="2022-08-30" calcext:value-type="date">
            <text:p>2022-08-30</text:p>
          </table:table-cell>
          <table:table-cell office:value-type="string" calcext:value-type="string">
            <text:p>06:21:27 AM</text:p>
          </table:table-cell>
          <table:table-cell office:value-type="string" calcext:value-type="string">
            <text:p>07:31:38 PM</text:p>
          </table:table-cell>
          <table:table-cell table:formula="of:=WEEKDAY([.B243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43]" office:value-type="date" office:date-value="2022-08-30" calcext:value-type="date">
            <text:p>2022-08-3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table:formula="of:=[.B243]+1" office:value-type="date" office:date-value="2022-08-31" calcext:value-type="date">
            <text:p>2022-08-31</text:p>
          </table:table-cell>
          <table:table-cell office:value-type="string" calcext:value-type="string">
            <text:p>06:22:26 AM</text:p>
          </table:table-cell>
          <table:table-cell office:value-type="string" calcext:value-type="string">
            <text:p>07:30:02 PM</text:p>
          </table:table-cell>
          <table:table-cell table:formula="of:=WEEKDAY([.B244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44]" office:value-type="date" office:date-value="2022-08-31" calcext:value-type="date">
            <text:p>2022-08-3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table:formula="of:=[.B244]+1" office:value-type="date" office:date-value="2022-09-01" calcext:value-type="date">
            <text:p>2022-09-01</text:p>
          </table:table-cell>
          <table:table-cell office:value-type="string" calcext:value-type="string">
            <text:p>06:23:24 AM</text:p>
          </table:table-cell>
          <table:table-cell office:value-type="string" calcext:value-type="string">
            <text:p>07:28:25 PM</text:p>
          </table:table-cell>
          <table:table-cell table:formula="of:=WEEKDAY([.B245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45]" office:value-type="date" office:date-value="2022-09-01" calcext:value-type="date">
            <text:p>2022-09-0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table:formula="of:=[.B245]+1" office:value-type="date" office:date-value="2022-09-02" calcext:value-type="date">
            <text:p>2022-09-02</text:p>
          </table:table-cell>
          <table:table-cell office:value-type="string" calcext:value-type="string">
            <text:p>06:24:22 AM</text:p>
          </table:table-cell>
          <table:table-cell office:value-type="string" calcext:value-type="string">
            <text:p>07:26:48 PM</text:p>
          </table:table-cell>
          <table:table-cell table:formula="of:=WEEKDAY([.B246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46]" office:value-type="date" office:date-value="2022-09-02" calcext:value-type="date">
            <text:p>2022-09-0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table:formula="of:=[.B246]+1" office:value-type="date" office:date-value="2022-09-03" calcext:value-type="date">
            <text:p>2022-09-03</text:p>
          </table:table-cell>
          <table:table-cell office:value-type="string" calcext:value-type="string">
            <text:p>06:25:21 AM</text:p>
          </table:table-cell>
          <table:table-cell office:value-type="string" calcext:value-type="string">
            <text:p>07:25:10 PM</text:p>
          </table:table-cell>
          <table:table-cell table:formula="of:=WEEKDAY([.B247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47]" office:value-type="date" office:date-value="2022-09-03" calcext:value-type="date">
            <text:p>2022-09-0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B247]+1" office:value-type="date" office:date-value="2022-09-04" calcext:value-type="date">
            <text:p>2022-09-04</text:p>
          </table:table-cell>
          <table:table-cell office:value-type="string" calcext:value-type="string">
            <text:p>06:26:19 AM</text:p>
          </table:table-cell>
          <table:table-cell office:value-type="string" calcext:value-type="string">
            <text:p>07:23:32 PM</text:p>
          </table:table-cell>
          <table:table-cell table:formula="of:=WEEKDAY([.B248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48]" office:value-type="date" office:date-value="2022-09-04" calcext:value-type="date">
            <text:p>2022-09-0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table:formula="of:=[.B248]+1" office:value-type="date" office:date-value="2022-09-05" calcext:value-type="date">
            <text:p>2022-09-05</text:p>
          </table:table-cell>
          <table:table-cell office:value-type="string" calcext:value-type="string">
            <text:p>06:27:18 AM</text:p>
          </table:table-cell>
          <table:table-cell office:value-type="string" calcext:value-type="string">
            <text:p>07:21:54 PM</text:p>
          </table:table-cell>
          <table:table-cell table:formula="of:=WEEKDAY([.B249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49]" office:value-type="date" office:date-value="2022-09-05" calcext:value-type="date">
            <text:p>2022-09-0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table:formula="of:=[.B249]+1" office:value-type="date" office:date-value="2022-09-06" calcext:value-type="date">
            <text:p>2022-09-06</text:p>
          </table:table-cell>
          <table:table-cell office:value-type="string" calcext:value-type="string">
            <text:p>06:28:16 AM</text:p>
          </table:table-cell>
          <table:table-cell office:value-type="string" calcext:value-type="string">
            <text:p>07:20:15 PM</text:p>
          </table:table-cell>
          <table:table-cell table:formula="of:=WEEKDAY([.B250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50]" office:value-type="date" office:date-value="2022-09-06" calcext:value-type="date">
            <text:p>2022-09-0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table:formula="of:=[.B250]+1" office:value-type="date" office:date-value="2022-09-07" calcext:value-type="date">
            <text:p>2022-09-07</text:p>
          </table:table-cell>
          <table:table-cell office:value-type="string" calcext:value-type="string">
            <text:p>06:29:14 AM</text:p>
          </table:table-cell>
          <table:table-cell office:value-type="string" calcext:value-type="string">
            <text:p>07:18:35 PM</text:p>
          </table:table-cell>
          <table:table-cell table:formula="of:=WEEKDAY([.B251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51]" office:value-type="date" office:date-value="2022-09-07" calcext:value-type="date">
            <text:p>2022-09-0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table:formula="of:=[.B251]+1" office:value-type="date" office:date-value="2022-09-08" calcext:value-type="date">
            <text:p>2022-09-08</text:p>
          </table:table-cell>
          <table:table-cell office:value-type="string" calcext:value-type="string">
            <text:p>06:30:13 AM</text:p>
          </table:table-cell>
          <table:table-cell office:value-type="string" calcext:value-type="string">
            <text:p>07:16:56 PM</text:p>
          </table:table-cell>
          <table:table-cell table:formula="of:=WEEKDAY([.B252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52]" office:value-type="date" office:date-value="2022-09-08" calcext:value-type="date">
            <text:p>2022-09-0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table:formula="of:=[.B252]+1" office:value-type="date" office:date-value="2022-09-09" calcext:value-type="date">
            <text:p>2022-09-09</text:p>
          </table:table-cell>
          <table:table-cell office:value-type="string" calcext:value-type="string">
            <text:p>06:31:11 AM</text:p>
          </table:table-cell>
          <table:table-cell office:value-type="string" calcext:value-type="string">
            <text:p>07:15:16 PM</text:p>
          </table:table-cell>
          <table:table-cell table:formula="of:=WEEKDAY([.B253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53]" office:value-type="date" office:date-value="2022-09-09" calcext:value-type="date">
            <text:p>2022-09-0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table:formula="of:=[.B253]+1" office:value-type="date" office:date-value="2022-09-10" calcext:value-type="date">
            <text:p>2022-09-10</text:p>
          </table:table-cell>
          <table:table-cell office:value-type="string" calcext:value-type="string">
            <text:p>06:32:09 AM</text:p>
          </table:table-cell>
          <table:table-cell office:value-type="string" calcext:value-type="string">
            <text:p>07:13:35 PM</text:p>
          </table:table-cell>
          <table:table-cell table:formula="of:=WEEKDAY([.B254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54]" office:value-type="date" office:date-value="2022-09-10" calcext:value-type="date">
            <text:p>2022-09-1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B254]+1" office:value-type="date" office:date-value="2022-09-11" calcext:value-type="date">
            <text:p>2022-09-11</text:p>
          </table:table-cell>
          <table:table-cell office:value-type="string" calcext:value-type="string">
            <text:p>06:33:08 AM</text:p>
          </table:table-cell>
          <table:table-cell office:value-type="string" calcext:value-type="string">
            <text:p>07:11:55 PM</text:p>
          </table:table-cell>
          <table:table-cell table:formula="of:=WEEKDAY([.B255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55]" office:value-type="date" office:date-value="2022-09-11" calcext:value-type="date">
            <text:p>2022-09-1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table:formula="of:=[.B255]+1" office:value-type="date" office:date-value="2022-09-12" calcext:value-type="date">
            <text:p>2022-09-12</text:p>
          </table:table-cell>
          <table:table-cell office:value-type="string" calcext:value-type="string">
            <text:p>06:34:06 AM</text:p>
          </table:table-cell>
          <table:table-cell office:value-type="string" calcext:value-type="string">
            <text:p>07:10:14 PM</text:p>
          </table:table-cell>
          <table:table-cell table:formula="of:=WEEKDAY([.B256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56]" office:value-type="date" office:date-value="2022-09-12" calcext:value-type="date">
            <text:p>2022-09-1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table:formula="of:=[.B256]+1" office:value-type="date" office:date-value="2022-09-13" calcext:value-type="date">
            <text:p>2022-09-13</text:p>
          </table:table-cell>
          <table:table-cell office:value-type="string" calcext:value-type="string">
            <text:p>06:35:04 AM</text:p>
          </table:table-cell>
          <table:table-cell office:value-type="string" calcext:value-type="string">
            <text:p>07:08:33 PM</text:p>
          </table:table-cell>
          <table:table-cell table:formula="of:=WEEKDAY([.B257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57]" office:value-type="date" office:date-value="2022-09-13" calcext:value-type="date">
            <text:p>2022-09-1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table:formula="of:=[.B257]+1" office:value-type="date" office:date-value="2022-09-14" calcext:value-type="date">
            <text:p>2022-09-14</text:p>
          </table:table-cell>
          <table:table-cell office:value-type="string" calcext:value-type="string">
            <text:p>06:36:03 AM</text:p>
          </table:table-cell>
          <table:table-cell office:value-type="string" calcext:value-type="string">
            <text:p>07:06:52 PM</text:p>
          </table:table-cell>
          <table:table-cell table:formula="of:=WEEKDAY([.B258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58]" office:value-type="date" office:date-value="2022-09-14" calcext:value-type="date">
            <text:p>2022-09-1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table:formula="of:=[.B258]+1" office:value-type="date" office:date-value="2022-09-15" calcext:value-type="date">
            <text:p>2022-09-15</text:p>
          </table:table-cell>
          <table:table-cell office:value-type="string" calcext:value-type="string">
            <text:p>06:37:01 AM</text:p>
          </table:table-cell>
          <table:table-cell office:value-type="string" calcext:value-type="string">
            <text:p>07:05:11 PM</text:p>
          </table:table-cell>
          <table:table-cell table:formula="of:=WEEKDAY([.B259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59]" office:value-type="date" office:date-value="2022-09-15" calcext:value-type="date">
            <text:p>2022-09-1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table:formula="of:=[.B259]+1" office:value-type="date" office:date-value="2022-09-16" calcext:value-type="date">
            <text:p>2022-09-16</text:p>
          </table:table-cell>
          <table:table-cell office:value-type="string" calcext:value-type="string">
            <text:p>06:38:00 AM</text:p>
          </table:table-cell>
          <table:table-cell office:value-type="string" calcext:value-type="string">
            <text:p>07:03:29 PM</text:p>
          </table:table-cell>
          <table:table-cell table:formula="of:=WEEKDAY([.B260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60]" office:value-type="date" office:date-value="2022-09-16" calcext:value-type="date">
            <text:p>2022-09-1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table:formula="of:=[.B260]+1" office:value-type="date" office:date-value="2022-09-17" calcext:value-type="date">
            <text:p>2022-09-17</text:p>
          </table:table-cell>
          <table:table-cell office:value-type="string" calcext:value-type="string">
            <text:p>06:38:58 AM</text:p>
          </table:table-cell>
          <table:table-cell office:value-type="string" calcext:value-type="string">
            <text:p>07:01:48 PM</text:p>
          </table:table-cell>
          <table:table-cell table:formula="of:=WEEKDAY([.B261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61]" office:value-type="date" office:date-value="2022-09-17" calcext:value-type="date">
            <text:p>2022-09-1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B261]+1" office:value-type="date" office:date-value="2022-09-18" calcext:value-type="date">
            <text:p>2022-09-18</text:p>
          </table:table-cell>
          <table:table-cell office:value-type="string" calcext:value-type="string">
            <text:p>06:39:57 AM</text:p>
          </table:table-cell>
          <table:table-cell office:value-type="string" calcext:value-type="string">
            <text:p>07:00:06 PM</text:p>
          </table:table-cell>
          <table:table-cell table:formula="of:=WEEKDAY([.B262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62]" office:value-type="date" office:date-value="2022-09-18" calcext:value-type="date">
            <text:p>2022-09-1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table:formula="of:=[.B262]+1" office:value-type="date" office:date-value="2022-09-19" calcext:value-type="date">
            <text:p>2022-09-19</text:p>
          </table:table-cell>
          <table:table-cell office:value-type="string" calcext:value-type="string">
            <text:p>06:40:56 AM</text:p>
          </table:table-cell>
          <table:table-cell office:value-type="string" calcext:value-type="string">
            <text:p>06:58:24 PM</text:p>
          </table:table-cell>
          <table:table-cell table:formula="of:=WEEKDAY([.B263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63]" office:value-type="date" office:date-value="2022-09-19" calcext:value-type="date">
            <text:p>2022-09-1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table:formula="of:=[.B263]+1" office:value-type="date" office:date-value="2022-09-20" calcext:value-type="date">
            <text:p>2022-09-20</text:p>
          </table:table-cell>
          <table:table-cell office:value-type="string" calcext:value-type="string">
            <text:p>06:41:55 AM</text:p>
          </table:table-cell>
          <table:table-cell office:value-type="string" calcext:value-type="string">
            <text:p>06:56:43 PM</text:p>
          </table:table-cell>
          <table:table-cell table:formula="of:=WEEKDAY([.B264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64]" office:value-type="date" office:date-value="2022-09-20" calcext:value-type="date">
            <text:p>2022-09-2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table:formula="of:=[.B264]+1" office:value-type="date" office:date-value="2022-09-21" calcext:value-type="date">
            <text:p>2022-09-21</text:p>
          </table:table-cell>
          <table:table-cell office:value-type="string" calcext:value-type="string">
            <text:p>06:42:54 AM</text:p>
          </table:table-cell>
          <table:table-cell office:value-type="string" calcext:value-type="string">
            <text:p>06:55:01 PM</text:p>
          </table:table-cell>
          <table:table-cell table:formula="of:=WEEKDAY([.B265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65]" office:value-type="date" office:date-value="2022-09-21" calcext:value-type="date">
            <text:p>2022-09-2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table:formula="of:=[.B265]+1" office:value-type="date" office:date-value="2022-09-22" calcext:value-type="date">
            <text:p>2022-09-22</text:p>
          </table:table-cell>
          <table:table-cell office:value-type="string" calcext:value-type="string">
            <text:p>06:43:53 AM</text:p>
          </table:table-cell>
          <table:table-cell office:value-type="string" calcext:value-type="string">
            <text:p>06:53:20 PM</text:p>
          </table:table-cell>
          <table:table-cell table:formula="of:=WEEKDAY([.B266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66]" office:value-type="date" office:date-value="2022-09-22" calcext:value-type="date">
            <text:p>2022-09-2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table:formula="of:=[.B266]+1" office:value-type="date" office:date-value="2022-09-23" calcext:value-type="date">
            <text:p>2022-09-23</text:p>
          </table:table-cell>
          <table:table-cell office:value-type="string" calcext:value-type="string">
            <text:p>06:44:52 AM</text:p>
          </table:table-cell>
          <table:table-cell office:value-type="string" calcext:value-type="string">
            <text:p>06:51:38 PM</text:p>
          </table:table-cell>
          <table:table-cell table:formula="of:=WEEKDAY([.B267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67]" office:value-type="date" office:date-value="2022-09-23" calcext:value-type="date">
            <text:p>2022-09-2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table:formula="of:=[.B267]+1" office:value-type="date" office:date-value="2022-09-24" calcext:value-type="date">
            <text:p>2022-09-24</text:p>
          </table:table-cell>
          <table:table-cell office:value-type="string" calcext:value-type="string">
            <text:p>06:45:52 AM</text:p>
          </table:table-cell>
          <table:table-cell office:value-type="string" calcext:value-type="string">
            <text:p>06:49:57 PM</text:p>
          </table:table-cell>
          <table:table-cell table:formula="of:=WEEKDAY([.B268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68]" office:value-type="date" office:date-value="2022-09-24" calcext:value-type="date">
            <text:p>2022-09-2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B268]+1" office:value-type="date" office:date-value="2022-09-25" calcext:value-type="date">
            <text:p>2022-09-25</text:p>
          </table:table-cell>
          <table:table-cell office:value-type="string" calcext:value-type="string">
            <text:p>06:46:52 AM</text:p>
          </table:table-cell>
          <table:table-cell office:value-type="string" calcext:value-type="string">
            <text:p>06:48:16 PM</text:p>
          </table:table-cell>
          <table:table-cell table:formula="of:=WEEKDAY([.B269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69]" office:value-type="date" office:date-value="2022-09-25" calcext:value-type="date">
            <text:p>2022-09-2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table:formula="of:=[.B269]+1" office:value-type="date" office:date-value="2022-09-26" calcext:value-type="date">
            <text:p>2022-09-26</text:p>
          </table:table-cell>
          <table:table-cell office:value-type="string" calcext:value-type="string">
            <text:p>06:47:51 AM</text:p>
          </table:table-cell>
          <table:table-cell office:value-type="string" calcext:value-type="string">
            <text:p>06:46:35 PM</text:p>
          </table:table-cell>
          <table:table-cell table:formula="of:=WEEKDAY([.B270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70]" office:value-type="date" office:date-value="2022-09-26" calcext:value-type="date">
            <text:p>2022-09-2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table:formula="of:=[.B270]+1" office:value-type="date" office:date-value="2022-09-27" calcext:value-type="date">
            <text:p>2022-09-27</text:p>
          </table:table-cell>
          <table:table-cell office:value-type="string" calcext:value-type="string">
            <text:p>06:48:51 AM</text:p>
          </table:table-cell>
          <table:table-cell office:value-type="string" calcext:value-type="string">
            <text:p>06:44:54 PM</text:p>
          </table:table-cell>
          <table:table-cell table:formula="of:=WEEKDAY([.B271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71]" office:value-type="date" office:date-value="2022-09-27" calcext:value-type="date">
            <text:p>2022-09-2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table:formula="of:=[.B271]+1" office:value-type="date" office:date-value="2022-09-28" calcext:value-type="date">
            <text:p>2022-09-28</text:p>
          </table:table-cell>
          <table:table-cell office:value-type="string" calcext:value-type="string">
            <text:p>06:49:52 AM</text:p>
          </table:table-cell>
          <table:table-cell office:value-type="string" calcext:value-type="string">
            <text:p>06:43:14 PM</text:p>
          </table:table-cell>
          <table:table-cell table:formula="of:=WEEKDAY([.B272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72]" office:value-type="date" office:date-value="2022-09-28" calcext:value-type="date">
            <text:p>2022-09-2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table:formula="of:=[.B272]+1" office:value-type="date" office:date-value="2022-09-29" calcext:value-type="date">
            <text:p>2022-09-29</text:p>
          </table:table-cell>
          <table:table-cell office:value-type="string" calcext:value-type="string">
            <text:p>06:50:52 AM</text:p>
          </table:table-cell>
          <table:table-cell office:value-type="string" calcext:value-type="string">
            <text:p>06:41:33 PM</text:p>
          </table:table-cell>
          <table:table-cell table:formula="of:=WEEKDAY([.B273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73]" office:value-type="date" office:date-value="2022-09-29" calcext:value-type="date">
            <text:p>2022-09-2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table:formula="of:=[.B273]+1" office:value-type="date" office:date-value="2022-09-30" calcext:value-type="date">
            <text:p>2022-09-30</text:p>
          </table:table-cell>
          <table:table-cell office:value-type="string" calcext:value-type="string">
            <text:p>06:51:53 AM</text:p>
          </table:table-cell>
          <table:table-cell office:value-type="string" calcext:value-type="string">
            <text:p>06:39:53 PM</text:p>
          </table:table-cell>
          <table:table-cell table:formula="of:=WEEKDAY([.B274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74]" office:value-type="date" office:date-value="2022-09-30" calcext:value-type="date">
            <text:p>2022-09-3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table:formula="of:=[.B274]+1" office:value-type="date" office:date-value="2022-10-01" calcext:value-type="date">
            <text:p>2022-10-01</text:p>
          </table:table-cell>
          <table:table-cell office:value-type="string" calcext:value-type="string">
            <text:p>06:52:53 AM</text:p>
          </table:table-cell>
          <table:table-cell office:value-type="string" calcext:value-type="string">
            <text:p>06:38:14 PM</text:p>
          </table:table-cell>
          <table:table-cell table:formula="of:=WEEKDAY([.B275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75]" office:value-type="date" office:date-value="2022-10-01" calcext:value-type="date">
            <text:p>2022-10-0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B275]+1" office:value-type="date" office:date-value="2022-10-02" calcext:value-type="date">
            <text:p>2022-10-02</text:p>
          </table:table-cell>
          <table:table-cell office:value-type="string" calcext:value-type="string">
            <text:p>06:53:55 AM</text:p>
          </table:table-cell>
          <table:table-cell office:value-type="string" calcext:value-type="string">
            <text:p>06:36:35 PM</text:p>
          </table:table-cell>
          <table:table-cell table:formula="of:=WEEKDAY([.B276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76]" office:value-type="date" office:date-value="2022-10-02" calcext:value-type="date">
            <text:p>2022-10-0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table:formula="of:=[.B276]+1" office:value-type="date" office:date-value="2022-10-03" calcext:value-type="date">
            <text:p>2022-10-03</text:p>
          </table:table-cell>
          <table:table-cell office:value-type="string" calcext:value-type="string">
            <text:p>06:54:56 AM</text:p>
          </table:table-cell>
          <table:table-cell office:value-type="string" calcext:value-type="string">
            <text:p>06:34:56 PM</text:p>
          </table:table-cell>
          <table:table-cell table:formula="of:=WEEKDAY([.B277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77]" office:value-type="date" office:date-value="2022-10-03" calcext:value-type="date">
            <text:p>2022-10-0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table:formula="of:=[.B277]+1" office:value-type="date" office:date-value="2022-10-04" calcext:value-type="date">
            <text:p>2022-10-04</text:p>
          </table:table-cell>
          <table:table-cell office:value-type="string" calcext:value-type="string">
            <text:p>06:55:57 AM</text:p>
          </table:table-cell>
          <table:table-cell office:value-type="string" calcext:value-type="string">
            <text:p>06:33:17 PM</text:p>
          </table:table-cell>
          <table:table-cell table:formula="of:=WEEKDAY([.B278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78]" office:value-type="date" office:date-value="2022-10-04" calcext:value-type="date">
            <text:p>2022-10-0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table:formula="of:=[.B278]+1" office:value-type="date" office:date-value="2022-10-05" calcext:value-type="date">
            <text:p>2022-10-05</text:p>
          </table:table-cell>
          <table:table-cell office:value-type="string" calcext:value-type="string">
            <text:p>06:56:59 AM</text:p>
          </table:table-cell>
          <table:table-cell office:value-type="string" calcext:value-type="string">
            <text:p>06:31:39 PM</text:p>
          </table:table-cell>
          <table:table-cell table:formula="of:=WEEKDAY([.B279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79]" office:value-type="date" office:date-value="2022-10-05" calcext:value-type="date">
            <text:p>2022-10-0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table:formula="of:=[.B279]+1" office:value-type="date" office:date-value="2022-10-06" calcext:value-type="date">
            <text:p>2022-10-06</text:p>
          </table:table-cell>
          <table:table-cell office:value-type="string" calcext:value-type="string">
            <text:p>06:58:01 AM</text:p>
          </table:table-cell>
          <table:table-cell office:value-type="string" calcext:value-type="string">
            <text:p>06:30:02 PM</text:p>
          </table:table-cell>
          <table:table-cell table:formula="of:=WEEKDAY([.B280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80]" office:value-type="date" office:date-value="2022-10-06" calcext:value-type="date">
            <text:p>2022-10-0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table:formula="of:=[.B280]+1" office:value-type="date" office:date-value="2022-10-07" calcext:value-type="date">
            <text:p>2022-10-07</text:p>
          </table:table-cell>
          <table:table-cell office:value-type="string" calcext:value-type="string">
            <text:p>06:59:04 AM</text:p>
          </table:table-cell>
          <table:table-cell office:value-type="string" calcext:value-type="string">
            <text:p>06:28:25 PM</text:p>
          </table:table-cell>
          <table:table-cell table:formula="of:=WEEKDAY([.B281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81]" office:value-type="date" office:date-value="2022-10-07" calcext:value-type="date">
            <text:p>2022-10-0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table:formula="of:=[.B281]+1" office:value-type="date" office:date-value="2022-10-08" calcext:value-type="date">
            <text:p>2022-10-08</text:p>
          </table:table-cell>
          <table:table-cell office:value-type="string" calcext:value-type="string">
            <text:p>07:00:07 AM</text:p>
          </table:table-cell>
          <table:table-cell office:value-type="string" calcext:value-type="string">
            <text:p>06:26:48 PM</text:p>
          </table:table-cell>
          <table:table-cell table:formula="of:=WEEKDAY([.B282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82]" office:value-type="date" office:date-value="2022-10-08" calcext:value-type="date">
            <text:p>2022-10-0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B282]+1" office:value-type="date" office:date-value="2022-10-09" calcext:value-type="date">
            <text:p>2022-10-09</text:p>
          </table:table-cell>
          <table:table-cell office:value-type="string" calcext:value-type="string">
            <text:p>07:01:10 AM</text:p>
          </table:table-cell>
          <table:table-cell office:value-type="string" calcext:value-type="string">
            <text:p>06:25:13 PM</text:p>
          </table:table-cell>
          <table:table-cell table:formula="of:=WEEKDAY([.B283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83]" office:value-type="date" office:date-value="2022-10-09" calcext:value-type="date">
            <text:p>2022-10-0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table:formula="of:=[.B283]+1" office:value-type="date" office:date-value="2022-10-10" calcext:value-type="date">
            <text:p>2022-10-10</text:p>
          </table:table-cell>
          <table:table-cell office:value-type="string" calcext:value-type="string">
            <text:p>07:02:13 AM</text:p>
          </table:table-cell>
          <table:table-cell office:value-type="string" calcext:value-type="string">
            <text:p>06:23:37 PM</text:p>
          </table:table-cell>
          <table:table-cell table:formula="of:=WEEKDAY([.B284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84]" office:value-type="date" office:date-value="2022-10-10" calcext:value-type="date">
            <text:p>2022-10-1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table:formula="of:=[.B284]+1" office:value-type="date" office:date-value="2022-10-11" calcext:value-type="date">
            <text:p>2022-10-11</text:p>
          </table:table-cell>
          <table:table-cell office:value-type="string" calcext:value-type="string">
            <text:p>07:03:16 AM</text:p>
          </table:table-cell>
          <table:table-cell office:value-type="string" calcext:value-type="string">
            <text:p>06:22:03 PM</text:p>
          </table:table-cell>
          <table:table-cell table:formula="of:=WEEKDAY([.B285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85]" office:value-type="date" office:date-value="2022-10-11" calcext:value-type="date">
            <text:p>2022-10-1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table:formula="of:=[.B285]+1" office:value-type="date" office:date-value="2022-10-12" calcext:value-type="date">
            <text:p>2022-10-12</text:p>
          </table:table-cell>
          <table:table-cell office:value-type="string" calcext:value-type="string">
            <text:p>07:04:20 AM</text:p>
          </table:table-cell>
          <table:table-cell office:value-type="string" calcext:value-type="string">
            <text:p>06:20:29 PM</text:p>
          </table:table-cell>
          <table:table-cell table:formula="of:=WEEKDAY([.B286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86]" office:value-type="date" office:date-value="2022-10-12" calcext:value-type="date">
            <text:p>2022-10-1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table:formula="of:=[.B286]+1" office:value-type="date" office:date-value="2022-10-13" calcext:value-type="date">
            <text:p>2022-10-13</text:p>
          </table:table-cell>
          <table:table-cell office:value-type="string" calcext:value-type="string">
            <text:p>07:05:25 AM</text:p>
          </table:table-cell>
          <table:table-cell office:value-type="string" calcext:value-type="string">
            <text:p>06:18:56 PM</text:p>
          </table:table-cell>
          <table:table-cell table:formula="of:=WEEKDAY([.B287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87]" office:value-type="date" office:date-value="2022-10-13" calcext:value-type="date">
            <text:p>2022-10-1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table:formula="of:=[.B287]+1" office:value-type="date" office:date-value="2022-10-14" calcext:value-type="date">
            <text:p>2022-10-14</text:p>
          </table:table-cell>
          <table:table-cell office:value-type="string" calcext:value-type="string">
            <text:p>07:06:29 AM</text:p>
          </table:table-cell>
          <table:table-cell office:value-type="string" calcext:value-type="string">
            <text:p>06:17:23 PM</text:p>
          </table:table-cell>
          <table:table-cell table:formula="of:=WEEKDAY([.B288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88]" office:value-type="date" office:date-value="2022-10-14" calcext:value-type="date">
            <text:p>2022-10-1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table:formula="of:=[.B288]+1" office:value-type="date" office:date-value="2022-10-15" calcext:value-type="date">
            <text:p>2022-10-15</text:p>
          </table:table-cell>
          <table:table-cell office:value-type="string" calcext:value-type="string">
            <text:p>07:07:34 AM</text:p>
          </table:table-cell>
          <table:table-cell office:value-type="string" calcext:value-type="string">
            <text:p>06:15:52 PM</text:p>
          </table:table-cell>
          <table:table-cell table:formula="of:=WEEKDAY([.B289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89]" office:value-type="date" office:date-value="2022-10-15" calcext:value-type="date">
            <text:p>2022-10-1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B289]+1" office:value-type="date" office:date-value="2022-10-16" calcext:value-type="date">
            <text:p>2022-10-16</text:p>
          </table:table-cell>
          <table:table-cell office:value-type="string" calcext:value-type="string">
            <text:p>07:08:39 AM</text:p>
          </table:table-cell>
          <table:table-cell office:value-type="string" calcext:value-type="string">
            <text:p>06:14:21 PM</text:p>
          </table:table-cell>
          <table:table-cell table:formula="of:=WEEKDAY([.B290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90]" office:value-type="date" office:date-value="2022-10-16" calcext:value-type="date">
            <text:p>2022-10-1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table:formula="of:=[.B290]+1" office:value-type="date" office:date-value="2022-10-17" calcext:value-type="date">
            <text:p>2022-10-17</text:p>
          </table:table-cell>
          <table:table-cell office:value-type="string" calcext:value-type="string">
            <text:p>07:09:45 AM</text:p>
          </table:table-cell>
          <table:table-cell office:value-type="string" calcext:value-type="string">
            <text:p>06:12:51 PM</text:p>
          </table:table-cell>
          <table:table-cell table:formula="of:=WEEKDAY([.B291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91]" office:value-type="date" office:date-value="2022-10-17" calcext:value-type="date">
            <text:p>2022-10-1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table:formula="of:=[.B291]+1" office:value-type="date" office:date-value="2022-10-18" calcext:value-type="date">
            <text:p>2022-10-18</text:p>
          </table:table-cell>
          <table:table-cell office:value-type="string" calcext:value-type="string">
            <text:p>07:10:51 AM</text:p>
          </table:table-cell>
          <table:table-cell office:value-type="string" calcext:value-type="string">
            <text:p>06:11:22 PM</text:p>
          </table:table-cell>
          <table:table-cell table:formula="of:=WEEKDAY([.B292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92]" office:value-type="date" office:date-value="2022-10-18" calcext:value-type="date">
            <text:p>2022-10-1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table:formula="of:=[.B292]+1" office:value-type="date" office:date-value="2022-10-19" calcext:value-type="date">
            <text:p>2022-10-19</text:p>
          </table:table-cell>
          <table:table-cell office:value-type="string" calcext:value-type="string">
            <text:p>07:11:57 AM</text:p>
          </table:table-cell>
          <table:table-cell office:value-type="string" calcext:value-type="string">
            <text:p>06:09:54 PM</text:p>
          </table:table-cell>
          <table:table-cell table:formula="of:=WEEKDAY([.B293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93]" office:value-type="date" office:date-value="2022-10-19" calcext:value-type="date">
            <text:p>2022-10-1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table:formula="of:=[.B293]+1" office:value-type="date" office:date-value="2022-10-20" calcext:value-type="date">
            <text:p>2022-10-20</text:p>
          </table:table-cell>
          <table:table-cell office:value-type="string" calcext:value-type="string">
            <text:p>07:13:03 AM</text:p>
          </table:table-cell>
          <table:table-cell office:value-type="string" calcext:value-type="string">
            <text:p>06:08:27 PM</text:p>
          </table:table-cell>
          <table:table-cell table:formula="of:=WEEKDAY([.B294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94]" office:value-type="date" office:date-value="2022-10-20" calcext:value-type="date">
            <text:p>2022-10-2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table:formula="of:=[.B294]+1" office:value-type="date" office:date-value="2022-10-21" calcext:value-type="date">
            <text:p>2022-10-21</text:p>
          </table:table-cell>
          <table:table-cell office:value-type="string" calcext:value-type="string">
            <text:p>07:14:10 AM</text:p>
          </table:table-cell>
          <table:table-cell office:value-type="string" calcext:value-type="string">
            <text:p>06:07:00 PM</text:p>
          </table:table-cell>
          <table:table-cell table:formula="of:=WEEKDAY([.B295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95]" office:value-type="date" office:date-value="2022-10-21" calcext:value-type="date">
            <text:p>2022-10-2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table:formula="of:=[.B295]+1" office:value-type="date" office:date-value="2022-10-22" calcext:value-type="date">
            <text:p>2022-10-22</text:p>
          </table:table-cell>
          <table:table-cell office:value-type="string" calcext:value-type="string">
            <text:p>07:15:17 AM</text:p>
          </table:table-cell>
          <table:table-cell office:value-type="string" calcext:value-type="string">
            <text:p>06:05:35 PM</text:p>
          </table:table-cell>
          <table:table-cell table:formula="of:=WEEKDAY([.B296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96]" office:value-type="date" office:date-value="2022-10-22" calcext:value-type="date">
            <text:p>2022-10-2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B296]+1" office:value-type="date" office:date-value="2022-10-23" calcext:value-type="date">
            <text:p>2022-10-23</text:p>
          </table:table-cell>
          <table:table-cell office:value-type="string" calcext:value-type="string">
            <text:p>07:16:25 AM</text:p>
          </table:table-cell>
          <table:table-cell office:value-type="string" calcext:value-type="string">
            <text:p>06:04:11 PM</text:p>
          </table:table-cell>
          <table:table-cell table:formula="of:=WEEKDAY([.B297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97]" office:value-type="date" office:date-value="2022-10-23" calcext:value-type="date">
            <text:p>2022-10-2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table:formula="of:=[.B297]+1" office:value-type="date" office:date-value="2022-10-24" calcext:value-type="date">
            <text:p>2022-10-24</text:p>
          </table:table-cell>
          <table:table-cell office:value-type="string" calcext:value-type="string">
            <text:p>07:17:32 AM</text:p>
          </table:table-cell>
          <table:table-cell office:value-type="string" calcext:value-type="string">
            <text:p>06:02:48 PM</text:p>
          </table:table-cell>
          <table:table-cell table:formula="of:=WEEKDAY([.B298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98]" office:value-type="date" office:date-value="2022-10-24" calcext:value-type="date">
            <text:p>2022-10-2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table:formula="of:=[.B298]+1" office:value-type="date" office:date-value="2022-10-25" calcext:value-type="date">
            <text:p>2022-10-25</text:p>
          </table:table-cell>
          <table:table-cell office:value-type="string" calcext:value-type="string">
            <text:p>07:18:40 AM</text:p>
          </table:table-cell>
          <table:table-cell office:value-type="string" calcext:value-type="string">
            <text:p>06:01:26 PM</text:p>
          </table:table-cell>
          <table:table-cell table:formula="of:=WEEKDAY([.B299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299]" office:value-type="date" office:date-value="2022-10-25" calcext:value-type="date">
            <text:p>2022-10-2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table:formula="of:=[.B299]+1" office:value-type="date" office:date-value="2022-10-26" calcext:value-type="date">
            <text:p>2022-10-26</text:p>
          </table:table-cell>
          <table:table-cell office:value-type="string" calcext:value-type="string">
            <text:p>07:19:49 AM</text:p>
          </table:table-cell>
          <table:table-cell office:value-type="string" calcext:value-type="string">
            <text:p>06:00:05 PM</text:p>
          </table:table-cell>
          <table:table-cell table:formula="of:=WEEKDAY([.B300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00]" office:value-type="date" office:date-value="2022-10-26" calcext:value-type="date">
            <text:p>2022-10-2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table:formula="of:=[.B300]+1" office:value-type="date" office:date-value="2022-10-27" calcext:value-type="date">
            <text:p>2022-10-27</text:p>
          </table:table-cell>
          <table:table-cell office:value-type="string" calcext:value-type="string">
            <text:p>07:20:57 AM</text:p>
          </table:table-cell>
          <table:table-cell office:value-type="string" calcext:value-type="string">
            <text:p>05:58:45 PM</text:p>
          </table:table-cell>
          <table:table-cell table:formula="of:=WEEKDAY([.B301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01]" office:value-type="date" office:date-value="2022-10-27" calcext:value-type="date">
            <text:p>2022-10-2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table:formula="of:=[.B301]+1" office:value-type="date" office:date-value="2022-10-28" calcext:value-type="date">
            <text:p>2022-10-28</text:p>
          </table:table-cell>
          <table:table-cell office:value-type="string" calcext:value-type="string">
            <text:p>07:22:06 AM</text:p>
          </table:table-cell>
          <table:table-cell office:value-type="string" calcext:value-type="string">
            <text:p>05:57:27 PM</text:p>
          </table:table-cell>
          <table:table-cell table:formula="of:=WEEKDAY([.B302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02]" office:value-type="date" office:date-value="2022-10-28" calcext:value-type="date">
            <text:p>2022-10-2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table:formula="of:=[.B302]+1" office:value-type="date" office:date-value="2022-10-29" calcext:value-type="date">
            <text:p>2022-10-29</text:p>
          </table:table-cell>
          <table:table-cell office:value-type="string" calcext:value-type="string">
            <text:p>07:23:16 AM</text:p>
          </table:table-cell>
          <table:table-cell office:value-type="string" calcext:value-type="string">
            <text:p>05:56:10 PM</text:p>
          </table:table-cell>
          <table:table-cell table:formula="of:=WEEKDAY([.B303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03]" office:value-type="date" office:date-value="2022-10-29" calcext:value-type="date">
            <text:p>2022-10-2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B303]+1" office:value-type="date" office:date-value="2022-10-30" calcext:value-type="date">
            <text:p>2022-10-30</text:p>
          </table:table-cell>
          <table:table-cell office:value-type="string" calcext:value-type="string">
            <text:p>07:24:25 AM</text:p>
          </table:table-cell>
          <table:table-cell office:value-type="string" calcext:value-type="string">
            <text:p>05:54:54 PM</text:p>
          </table:table-cell>
          <table:table-cell table:formula="of:=WEEKDAY([.B304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04]" office:value-type="date" office:date-value="2022-10-30" calcext:value-type="date">
            <text:p>2022-10-3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table:formula="of:=[.B304]+1" office:value-type="date" office:date-value="2022-10-31" calcext:value-type="date">
            <text:p>2022-10-31</text:p>
          </table:table-cell>
          <table:table-cell office:value-type="string" calcext:value-type="string">
            <text:p>07:25:35 AM</text:p>
          </table:table-cell>
          <table:table-cell office:value-type="string" calcext:value-type="string">
            <text:p>05:53:40 PM</text:p>
          </table:table-cell>
          <table:table-cell table:formula="of:=WEEKDAY([.B305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05]" office:value-type="date" office:date-value="2022-10-31" calcext:value-type="date">
            <text:p>2022-10-3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table:formula="of:=[.B305]+1" office:value-type="date" office:date-value="2022-11-01" calcext:value-type="date">
            <text:p>2022-11-01</text:p>
          </table:table-cell>
          <table:table-cell office:value-type="string" calcext:value-type="string">
            <text:p>07:26:44 AM</text:p>
          </table:table-cell>
          <table:table-cell office:value-type="string" calcext:value-type="string">
            <text:p>05:52:27 PM</text:p>
          </table:table-cell>
          <table:table-cell table:formula="of:=WEEKDAY([.B306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06]" office:value-type="date" office:date-value="2022-11-01" calcext:value-type="date">
            <text:p>2022-11-0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table:formula="of:=[.B306]+1" office:value-type="date" office:date-value="2022-11-02" calcext:value-type="date">
            <text:p>2022-11-02</text:p>
          </table:table-cell>
          <table:table-cell office:value-type="string" calcext:value-type="string">
            <text:p>06:27:57 AM</text:p>
          </table:table-cell>
          <table:table-cell office:value-type="string" calcext:value-type="string">
            <text:p>04:51:12 PM</text:p>
          </table:table-cell>
          <table:table-cell table:formula="of:=WEEKDAY([.B307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07]" office:value-type="date" office:date-value="2022-11-02" calcext:value-type="date">
            <text:p>2022-11-0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table:formula="of:=[.B307]+1" office:value-type="date" office:date-value="2022-11-03" calcext:value-type="date">
            <text:p>2022-11-03</text:p>
          </table:table-cell>
          <table:table-cell office:value-type="string" calcext:value-type="string">
            <text:p>06:29:08 AM</text:p>
          </table:table-cell>
          <table:table-cell office:value-type="string" calcext:value-type="string">
            <text:p>04:50:02 PM</text:p>
          </table:table-cell>
          <table:table-cell table:formula="of:=WEEKDAY([.B308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08]" office:value-type="date" office:date-value="2022-11-03" calcext:value-type="date">
            <text:p>2022-11-0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table:formula="of:=[.B308]+1" office:value-type="date" office:date-value="2022-11-04" calcext:value-type="date">
            <text:p>2022-11-04</text:p>
          </table:table-cell>
          <table:table-cell office:value-type="string" calcext:value-type="string">
            <text:p>06:30:18 AM</text:p>
          </table:table-cell>
          <table:table-cell office:value-type="string" calcext:value-type="string">
            <text:p>04:48:53 PM</text:p>
          </table:table-cell>
          <table:table-cell table:formula="of:=WEEKDAY([.B309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09]" office:value-type="date" office:date-value="2022-11-04" calcext:value-type="date">
            <text:p>2022-11-0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table:formula="of:=[.B309]+1" office:value-type="date" office:date-value="2022-11-05" calcext:value-type="date">
            <text:p>2022-11-05</text:p>
          </table:table-cell>
          <table:table-cell office:value-type="string" calcext:value-type="string">
            <text:p>06:31:29 AM</text:p>
          </table:table-cell>
          <table:table-cell office:value-type="string" calcext:value-type="string">
            <text:p>04:47:46 PM</text:p>
          </table:table-cell>
          <table:table-cell table:formula="of:=WEEKDAY([.B310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10]" office:value-type="date" office:date-value="2022-11-05" calcext:value-type="date">
            <text:p>2022-11-0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B310]+1" office:value-type="date" office:date-value="2022-11-06" calcext:value-type="date">
            <text:p>2022-11-06</text:p>
          </table:table-cell>
          <table:table-cell office:value-type="string" calcext:value-type="string">
            <text:p>06:32:39 AM</text:p>
          </table:table-cell>
          <table:table-cell office:value-type="string" calcext:value-type="string">
            <text:p>04:46:40 PM</text:p>
          </table:table-cell>
          <table:table-cell table:formula="of:=WEEKDAY([.B311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11]" office:value-type="date" office:date-value="2022-11-06" calcext:value-type="date">
            <text:p>2022-11-0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table:formula="of:=[.B311]+1" office:value-type="date" office:date-value="2022-11-07" calcext:value-type="date">
            <text:p>2022-11-07</text:p>
          </table:table-cell>
          <table:table-cell office:value-type="string" calcext:value-type="string">
            <text:p>06:33:50 AM</text:p>
          </table:table-cell>
          <table:table-cell office:value-type="string" calcext:value-type="string">
            <text:p>04:45:36 PM</text:p>
          </table:table-cell>
          <table:table-cell table:formula="of:=WEEKDAY([.B312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12]" office:value-type="date" office:date-value="2022-11-07" calcext:value-type="date">
            <text:p>2022-11-0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table:formula="of:=[.B312]+1" office:value-type="date" office:date-value="2022-11-08" calcext:value-type="date">
            <text:p>2022-11-08</text:p>
          </table:table-cell>
          <table:table-cell office:value-type="string" calcext:value-type="string">
            <text:p>06:35:01 AM</text:p>
          </table:table-cell>
          <table:table-cell office:value-type="string" calcext:value-type="string">
            <text:p>04:44:34 PM</text:p>
          </table:table-cell>
          <table:table-cell table:formula="of:=WEEKDAY([.B313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13]" office:value-type="date" office:date-value="2022-11-08" calcext:value-type="date">
            <text:p>2022-11-0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table:formula="of:=[.B313]+1" office:value-type="date" office:date-value="2022-11-09" calcext:value-type="date">
            <text:p>2022-11-09</text:p>
          </table:table-cell>
          <table:table-cell office:value-type="string" calcext:value-type="string">
            <text:p>06:36:12 AM</text:p>
          </table:table-cell>
          <table:table-cell office:value-type="string" calcext:value-type="string">
            <text:p>04:43:33 PM</text:p>
          </table:table-cell>
          <table:table-cell table:formula="of:=WEEKDAY([.B314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14]" office:value-type="date" office:date-value="2022-11-09" calcext:value-type="date">
            <text:p>2022-11-0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table:formula="of:=[.B314]+1" office:value-type="date" office:date-value="2022-11-10" calcext:value-type="date">
            <text:p>2022-11-10</text:p>
          </table:table-cell>
          <table:table-cell office:value-type="string" calcext:value-type="string">
            <text:p>06:37:22 AM</text:p>
          </table:table-cell>
          <table:table-cell office:value-type="string" calcext:value-type="string">
            <text:p>04:42:34 PM</text:p>
          </table:table-cell>
          <table:table-cell table:formula="of:=WEEKDAY([.B315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15]" office:value-type="date" office:date-value="2022-11-10" calcext:value-type="date">
            <text:p>2022-11-1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table:formula="of:=[.B315]+1" office:value-type="date" office:date-value="2022-11-11" calcext:value-type="date">
            <text:p>2022-11-11</text:p>
          </table:table-cell>
          <table:table-cell office:value-type="string" calcext:value-type="string">
            <text:p>06:38:33 AM</text:p>
          </table:table-cell>
          <table:table-cell office:value-type="string" calcext:value-type="string">
            <text:p>04:41:37 PM</text:p>
          </table:table-cell>
          <table:table-cell table:formula="of:=WEEKDAY([.B316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16]" office:value-type="date" office:date-value="2022-11-11" calcext:value-type="date">
            <text:p>2022-11-1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table:formula="of:=[.B316]+1" office:value-type="date" office:date-value="2022-11-12" calcext:value-type="date">
            <text:p>2022-11-12</text:p>
          </table:table-cell>
          <table:table-cell office:value-type="string" calcext:value-type="string">
            <text:p>06:39:44 AM</text:p>
          </table:table-cell>
          <table:table-cell office:value-type="string" calcext:value-type="string">
            <text:p>04:40:41 PM</text:p>
          </table:table-cell>
          <table:table-cell table:formula="of:=WEEKDAY([.B317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17]" office:value-type="date" office:date-value="2022-11-12" calcext:value-type="date">
            <text:p>2022-11-1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B317]+1" office:value-type="date" office:date-value="2022-11-13" calcext:value-type="date">
            <text:p>2022-11-13</text:p>
          </table:table-cell>
          <table:table-cell office:value-type="string" calcext:value-type="string">
            <text:p>06:40:54 AM</text:p>
          </table:table-cell>
          <table:table-cell office:value-type="string" calcext:value-type="string">
            <text:p>04:39:48 PM</text:p>
          </table:table-cell>
          <table:table-cell table:formula="of:=WEEKDAY([.B318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18]" office:value-type="date" office:date-value="2022-11-13" calcext:value-type="date">
            <text:p>2022-11-1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table:formula="of:=[.B318]+1" office:value-type="date" office:date-value="2022-11-14" calcext:value-type="date">
            <text:p>2022-11-14</text:p>
          </table:table-cell>
          <table:table-cell office:value-type="string" calcext:value-type="string">
            <text:p>06:42:05 AM</text:p>
          </table:table-cell>
          <table:table-cell office:value-type="string" calcext:value-type="string">
            <text:p>04:38:56 PM</text:p>
          </table:table-cell>
          <table:table-cell table:formula="of:=WEEKDAY([.B319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19]" office:value-type="date" office:date-value="2022-11-14" calcext:value-type="date">
            <text:p>2022-11-1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table:formula="of:=[.B319]+1" office:value-type="date" office:date-value="2022-11-15" calcext:value-type="date">
            <text:p>2022-11-15</text:p>
          </table:table-cell>
          <table:table-cell office:value-type="string" calcext:value-type="string">
            <text:p>06:43:15 AM</text:p>
          </table:table-cell>
          <table:table-cell office:value-type="string" calcext:value-type="string">
            <text:p>04:38:06 PM</text:p>
          </table:table-cell>
          <table:table-cell table:formula="of:=WEEKDAY([.B320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20]" office:value-type="date" office:date-value="2022-11-15" calcext:value-type="date">
            <text:p>2022-11-1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table:formula="of:=[.B320]+1" office:value-type="date" office:date-value="2022-11-16" calcext:value-type="date">
            <text:p>2022-11-16</text:p>
          </table:table-cell>
          <table:table-cell office:value-type="string" calcext:value-type="string">
            <text:p>06:44:25 AM</text:p>
          </table:table-cell>
          <table:table-cell office:value-type="string" calcext:value-type="string">
            <text:p>04:37:18 PM</text:p>
          </table:table-cell>
          <table:table-cell table:formula="of:=WEEKDAY([.B321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21]" office:value-type="date" office:date-value="2022-11-16" calcext:value-type="date">
            <text:p>2022-11-1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table:formula="of:=[.B321]+1" office:value-type="date" office:date-value="2022-11-17" calcext:value-type="date">
            <text:p>2022-11-17</text:p>
          </table:table-cell>
          <table:table-cell office:value-type="string" calcext:value-type="string">
            <text:p>06:45:35 AM</text:p>
          </table:table-cell>
          <table:table-cell office:value-type="string" calcext:value-type="string">
            <text:p>04:36:31 PM</text:p>
          </table:table-cell>
          <table:table-cell table:formula="of:=WEEKDAY([.B322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22]" office:value-type="date" office:date-value="2022-11-17" calcext:value-type="date">
            <text:p>2022-11-1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table:formula="of:=[.B322]+1" office:value-type="date" office:date-value="2022-11-18" calcext:value-type="date">
            <text:p>2022-11-18</text:p>
          </table:table-cell>
          <table:table-cell office:value-type="string" calcext:value-type="string">
            <text:p>06:46:44 AM</text:p>
          </table:table-cell>
          <table:table-cell office:value-type="string" calcext:value-type="string">
            <text:p>04:35:47 PM</text:p>
          </table:table-cell>
          <table:table-cell table:formula="of:=WEEKDAY([.B323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23]" office:value-type="date" office:date-value="2022-11-18" calcext:value-type="date">
            <text:p>2022-11-1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table:formula="of:=[.B323]+1" office:value-type="date" office:date-value="2022-11-19" calcext:value-type="date">
            <text:p>2022-11-19</text:p>
          </table:table-cell>
          <table:table-cell office:value-type="string" calcext:value-type="string">
            <text:p>06:47:54 AM</text:p>
          </table:table-cell>
          <table:table-cell office:value-type="string" calcext:value-type="string">
            <text:p>04:35:05 PM</text:p>
          </table:table-cell>
          <table:table-cell table:formula="of:=WEEKDAY([.B324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24]" office:value-type="date" office:date-value="2022-11-19" calcext:value-type="date">
            <text:p>2022-11-1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B324]+1" office:value-type="date" office:date-value="2022-11-20" calcext:value-type="date">
            <text:p>2022-11-20</text:p>
          </table:table-cell>
          <table:table-cell office:value-type="string" calcext:value-type="string">
            <text:p>06:49:02 AM</text:p>
          </table:table-cell>
          <table:table-cell office:value-type="string" calcext:value-type="string">
            <text:p>04:34:25 PM</text:p>
          </table:table-cell>
          <table:table-cell table:formula="of:=WEEKDAY([.B325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25]" office:value-type="date" office:date-value="2022-11-20" calcext:value-type="date">
            <text:p>2022-11-2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table:formula="of:=[.B325]+1" office:value-type="date" office:date-value="2022-11-21" calcext:value-type="date">
            <text:p>2022-11-21</text:p>
          </table:table-cell>
          <table:table-cell office:value-type="string" calcext:value-type="string">
            <text:p>06:50:11 AM</text:p>
          </table:table-cell>
          <table:table-cell office:value-type="string" calcext:value-type="string">
            <text:p>04:33:47 PM</text:p>
          </table:table-cell>
          <table:table-cell table:formula="of:=WEEKDAY([.B326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26]" office:value-type="date" office:date-value="2022-11-21" calcext:value-type="date">
            <text:p>2022-11-2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table:formula="of:=[.B326]+1" office:value-type="date" office:date-value="2022-11-22" calcext:value-type="date">
            <text:p>2022-11-22</text:p>
          </table:table-cell>
          <table:table-cell office:value-type="string" calcext:value-type="string">
            <text:p>06:51:19 AM</text:p>
          </table:table-cell>
          <table:table-cell office:value-type="string" calcext:value-type="string">
            <text:p>04:33:10 PM</text:p>
          </table:table-cell>
          <table:table-cell table:formula="of:=WEEKDAY([.B327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27]" office:value-type="date" office:date-value="2022-11-22" calcext:value-type="date">
            <text:p>2022-11-2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table:formula="of:=[.B327]+1" office:value-type="date" office:date-value="2022-11-23" calcext:value-type="date">
            <text:p>2022-11-23</text:p>
          </table:table-cell>
          <table:table-cell office:value-type="string" calcext:value-type="string">
            <text:p>06:52:26 AM</text:p>
          </table:table-cell>
          <table:table-cell office:value-type="string" calcext:value-type="string">
            <text:p>04:32:36 PM</text:p>
          </table:table-cell>
          <table:table-cell table:formula="of:=WEEKDAY([.B328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28]" office:value-type="date" office:date-value="2022-11-23" calcext:value-type="date">
            <text:p>2022-11-2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table:formula="of:=[.B328]+1" office:value-type="date" office:date-value="2022-11-24" calcext:value-type="date">
            <text:p>2022-11-24</text:p>
          </table:table-cell>
          <table:table-cell office:value-type="string" calcext:value-type="string">
            <text:p>06:53:33 AM</text:p>
          </table:table-cell>
          <table:table-cell office:value-type="string" calcext:value-type="string">
            <text:p>04:32:05 PM</text:p>
          </table:table-cell>
          <table:table-cell table:formula="of:=WEEKDAY([.B329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29]" office:value-type="date" office:date-value="2022-11-24" calcext:value-type="date">
            <text:p>2022-11-2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table:formula="of:=[.B329]+1" office:value-type="date" office:date-value="2022-11-25" calcext:value-type="date">
            <text:p>2022-11-25</text:p>
          </table:table-cell>
          <table:table-cell office:value-type="string" calcext:value-type="string">
            <text:p>06:54:39 AM</text:p>
          </table:table-cell>
          <table:table-cell office:value-type="string" calcext:value-type="string">
            <text:p>04:31:35 PM</text:p>
          </table:table-cell>
          <table:table-cell table:formula="of:=WEEKDAY([.B330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30]" office:value-type="date" office:date-value="2022-11-25" calcext:value-type="date">
            <text:p>2022-11-2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table:formula="of:=[.B330]+1" office:value-type="date" office:date-value="2022-11-26" calcext:value-type="date">
            <text:p>2022-11-26</text:p>
          </table:table-cell>
          <table:table-cell office:value-type="string" calcext:value-type="string">
            <text:p>06:55:44 AM</text:p>
          </table:table-cell>
          <table:table-cell office:value-type="string" calcext:value-type="string">
            <text:p>04:31:07 PM</text:p>
          </table:table-cell>
          <table:table-cell table:formula="of:=WEEKDAY([.B331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31]" office:value-type="date" office:date-value="2022-11-26" calcext:value-type="date">
            <text:p>2022-11-2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B331]+1" office:value-type="date" office:date-value="2022-11-27" calcext:value-type="date">
            <text:p>2022-11-27</text:p>
          </table:table-cell>
          <table:table-cell office:value-type="string" calcext:value-type="string">
            <text:p>06:56:49 AM</text:p>
          </table:table-cell>
          <table:table-cell office:value-type="string" calcext:value-type="string">
            <text:p>04:30:42 PM</text:p>
          </table:table-cell>
          <table:table-cell table:formula="of:=WEEKDAY([.B332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32]" office:value-type="date" office:date-value="2022-11-27" calcext:value-type="date">
            <text:p>2022-11-2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table:formula="of:=[.B332]+1" office:value-type="date" office:date-value="2022-11-28" calcext:value-type="date">
            <text:p>2022-11-28</text:p>
          </table:table-cell>
          <table:table-cell office:value-type="string" calcext:value-type="string">
            <text:p>06:57:53 AM</text:p>
          </table:table-cell>
          <table:table-cell office:value-type="string" calcext:value-type="string">
            <text:p>04:30:19 PM</text:p>
          </table:table-cell>
          <table:table-cell table:formula="of:=WEEKDAY([.B333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33]" office:value-type="date" office:date-value="2022-11-28" calcext:value-type="date">
            <text:p>2022-11-2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table:formula="of:=[.B333]+1" office:value-type="date" office:date-value="2022-11-29" calcext:value-type="date">
            <text:p>2022-11-29</text:p>
          </table:table-cell>
          <table:table-cell office:value-type="string" calcext:value-type="string">
            <text:p>06:58:56 AM</text:p>
          </table:table-cell>
          <table:table-cell office:value-type="string" calcext:value-type="string">
            <text:p>04:29:58 PM</text:p>
          </table:table-cell>
          <table:table-cell table:formula="of:=WEEKDAY([.B334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34]" office:value-type="date" office:date-value="2022-11-29" calcext:value-type="date">
            <text:p>2022-11-2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table:formula="of:=[.B334]+1" office:value-type="date" office:date-value="2022-11-30" calcext:value-type="date">
            <text:p>2022-11-30</text:p>
          </table:table-cell>
          <table:table-cell office:value-type="string" calcext:value-type="string">
            <text:p>06:59:58 AM</text:p>
          </table:table-cell>
          <table:table-cell office:value-type="string" calcext:value-type="string">
            <text:p>04:29:40 PM</text:p>
          </table:table-cell>
          <table:table-cell table:formula="of:=WEEKDAY([.B335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35]" office:value-type="date" office:date-value="2022-11-30" calcext:value-type="date">
            <text:p>2022-11-3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table:formula="of:=[.B335]+1" office:value-type="date" office:date-value="2022-12-01" calcext:value-type="date">
            <text:p>2022-12-01</text:p>
          </table:table-cell>
          <table:table-cell office:value-type="string" calcext:value-type="string">
            <text:p>07:00:59 AM</text:p>
          </table:table-cell>
          <table:table-cell office:value-type="string" calcext:value-type="string">
            <text:p>04:29:23 PM</text:p>
          </table:table-cell>
          <table:table-cell table:formula="of:=WEEKDAY([.B336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36]" office:value-type="date" office:date-value="2022-12-01" calcext:value-type="date">
            <text:p>2022-12-0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table:formula="of:=[.B336]+1" office:value-type="date" office:date-value="2022-12-02" calcext:value-type="date">
            <text:p>2022-12-02</text:p>
          </table:table-cell>
          <table:table-cell office:value-type="string" calcext:value-type="string">
            <text:p>07:01:59 AM</text:p>
          </table:table-cell>
          <table:table-cell office:value-type="string" calcext:value-type="string">
            <text:p>04:29:09 PM</text:p>
          </table:table-cell>
          <table:table-cell table:formula="of:=WEEKDAY([.B337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37]" office:value-type="date" office:date-value="2022-12-02" calcext:value-type="date">
            <text:p>2022-12-0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table:formula="of:=[.B337]+1" office:value-type="date" office:date-value="2022-12-03" calcext:value-type="date">
            <text:p>2022-12-03</text:p>
          </table:table-cell>
          <table:table-cell office:value-type="string" calcext:value-type="string">
            <text:p>07:02:58 AM</text:p>
          </table:table-cell>
          <table:table-cell office:value-type="string" calcext:value-type="string">
            <text:p>04:28:57 PM</text:p>
          </table:table-cell>
          <table:table-cell table:formula="of:=WEEKDAY([.B338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38]" office:value-type="date" office:date-value="2022-12-03" calcext:value-type="date">
            <text:p>2022-12-0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B338]+1" office:value-type="date" office:date-value="2022-12-04" calcext:value-type="date">
            <text:p>2022-12-04</text:p>
          </table:table-cell>
          <table:table-cell office:value-type="string" calcext:value-type="string">
            <text:p>07:03:56 AM</text:p>
          </table:table-cell>
          <table:table-cell office:value-type="string" calcext:value-type="string">
            <text:p>04:28:48 PM</text:p>
          </table:table-cell>
          <table:table-cell table:formula="of:=WEEKDAY([.B339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39]" office:value-type="date" office:date-value="2022-12-04" calcext:value-type="date">
            <text:p>2022-12-0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table:formula="of:=[.B339]+1" office:value-type="date" office:date-value="2022-12-05" calcext:value-type="date">
            <text:p>2022-12-05</text:p>
          </table:table-cell>
          <table:table-cell office:value-type="string" calcext:value-type="string">
            <text:p>07:04:53 AM</text:p>
          </table:table-cell>
          <table:table-cell office:value-type="string" calcext:value-type="string">
            <text:p>04:28:41 PM</text:p>
          </table:table-cell>
          <table:table-cell table:formula="of:=WEEKDAY([.B340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40]" office:value-type="date" office:date-value="2022-12-05" calcext:value-type="date">
            <text:p>2022-12-0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table:formula="of:=[.B340]+1" office:value-type="date" office:date-value="2022-12-06" calcext:value-type="date">
            <text:p>2022-12-06</text:p>
          </table:table-cell>
          <table:table-cell office:value-type="string" calcext:value-type="string">
            <text:p>07:05:48 AM</text:p>
          </table:table-cell>
          <table:table-cell office:value-type="string" calcext:value-type="string">
            <text:p>04:28:36 PM</text:p>
          </table:table-cell>
          <table:table-cell table:formula="of:=WEEKDAY([.B341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41]" office:value-type="date" office:date-value="2022-12-06" calcext:value-type="date">
            <text:p>2022-12-0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table:formula="of:=[.B341]+1" office:value-type="date" office:date-value="2022-12-07" calcext:value-type="date">
            <text:p>2022-12-07</text:p>
          </table:table-cell>
          <table:table-cell office:value-type="string" calcext:value-type="string">
            <text:p>07:06:43 AM</text:p>
          </table:table-cell>
          <table:table-cell office:value-type="string" calcext:value-type="string">
            <text:p>04:28:33 PM</text:p>
          </table:table-cell>
          <table:table-cell table:formula="of:=WEEKDAY([.B342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42]" office:value-type="date" office:date-value="2022-12-07" calcext:value-type="date">
            <text:p>2022-12-0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table:formula="of:=[.B342]+1" office:value-type="date" office:date-value="2022-12-08" calcext:value-type="date">
            <text:p>2022-12-08</text:p>
          </table:table-cell>
          <table:table-cell office:value-type="string" calcext:value-type="string">
            <text:p>07:07:35 AM</text:p>
          </table:table-cell>
          <table:table-cell office:value-type="string" calcext:value-type="string">
            <text:p>04:28:33 PM</text:p>
          </table:table-cell>
          <table:table-cell table:formula="of:=WEEKDAY([.B343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43]" office:value-type="date" office:date-value="2022-12-08" calcext:value-type="date">
            <text:p>2022-12-0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table:formula="of:=[.B343]+1" office:value-type="date" office:date-value="2022-12-09" calcext:value-type="date">
            <text:p>2022-12-09</text:p>
          </table:table-cell>
          <table:table-cell office:value-type="string" calcext:value-type="string">
            <text:p>07:08:27 AM</text:p>
          </table:table-cell>
          <table:table-cell office:value-type="string" calcext:value-type="string">
            <text:p>04:28:35 PM</text:p>
          </table:table-cell>
          <table:table-cell table:formula="of:=WEEKDAY([.B344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44]" office:value-type="date" office:date-value="2022-12-09" calcext:value-type="date">
            <text:p>2022-12-0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table:formula="of:=[.B344]+1" office:value-type="date" office:date-value="2022-12-10" calcext:value-type="date">
            <text:p>2022-12-10</text:p>
          </table:table-cell>
          <table:table-cell office:value-type="string" calcext:value-type="string">
            <text:p>07:09:17 AM</text:p>
          </table:table-cell>
          <table:table-cell office:value-type="string" calcext:value-type="string">
            <text:p>04:28:39 PM</text:p>
          </table:table-cell>
          <table:table-cell table:formula="of:=WEEKDAY([.B345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45]" office:value-type="date" office:date-value="2022-12-10" calcext:value-type="date">
            <text:p>2022-12-1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B345]+1" office:value-type="date" office:date-value="2022-12-11" calcext:value-type="date">
            <text:p>2022-12-11</text:p>
          </table:table-cell>
          <table:table-cell office:value-type="string" calcext:value-type="string">
            <text:p>07:10:06 AM</text:p>
          </table:table-cell>
          <table:table-cell office:value-type="string" calcext:value-type="string">
            <text:p>04:28:46 PM</text:p>
          </table:table-cell>
          <table:table-cell table:formula="of:=WEEKDAY([.B346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46]" office:value-type="date" office:date-value="2022-12-11" calcext:value-type="date">
            <text:p>2022-12-1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46" calcext:value-type="float">
            <text:p>346</text:p>
          </table:table-cell>
          <table:table-cell table:formula="of:=[.B346]+1" office:value-type="date" office:date-value="2022-12-12" calcext:value-type="date">
            <text:p>2022-12-12</text:p>
          </table:table-cell>
          <table:table-cell office:value-type="string" calcext:value-type="string">
            <text:p>07:10:52 AM</text:p>
          </table:table-cell>
          <table:table-cell office:value-type="string" calcext:value-type="string">
            <text:p>04:28:55 PM</text:p>
          </table:table-cell>
          <table:table-cell table:formula="of:=WEEKDAY([.B347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47]" office:value-type="date" office:date-value="2022-12-12" calcext:value-type="date">
            <text:p>2022-12-1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47" calcext:value-type="float">
            <text:p>347</text:p>
          </table:table-cell>
          <table:table-cell table:formula="of:=[.B347]+1" office:value-type="date" office:date-value="2022-12-13" calcext:value-type="date">
            <text:p>2022-12-13</text:p>
          </table:table-cell>
          <table:table-cell office:value-type="string" calcext:value-type="string">
            <text:p>07:11:38 AM</text:p>
          </table:table-cell>
          <table:table-cell office:value-type="string" calcext:value-type="string">
            <text:p>04:29:06 PM</text:p>
          </table:table-cell>
          <table:table-cell table:formula="of:=WEEKDAY([.B348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48]" office:value-type="date" office:date-value="2022-12-13" calcext:value-type="date">
            <text:p>2022-12-1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48" calcext:value-type="float">
            <text:p>348</text:p>
          </table:table-cell>
          <table:table-cell table:formula="of:=[.B348]+1" office:value-type="date" office:date-value="2022-12-14" calcext:value-type="date">
            <text:p>2022-12-14</text:p>
          </table:table-cell>
          <table:table-cell office:value-type="string" calcext:value-type="string">
            <text:p>07:12:22 AM</text:p>
          </table:table-cell>
          <table:table-cell office:value-type="string" calcext:value-type="string">
            <text:p>04:29:20 PM</text:p>
          </table:table-cell>
          <table:table-cell table:formula="of:=WEEKDAY([.B349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49]" office:value-type="date" office:date-value="2022-12-14" calcext:value-type="date">
            <text:p>2022-12-1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49" calcext:value-type="float">
            <text:p>349</text:p>
          </table:table-cell>
          <table:table-cell table:formula="of:=[.B349]+1" office:value-type="date" office:date-value="2022-12-15" calcext:value-type="date">
            <text:p>2022-12-15</text:p>
          </table:table-cell>
          <table:table-cell office:value-type="string" calcext:value-type="string">
            <text:p>07:13:04 AM</text:p>
          </table:table-cell>
          <table:table-cell office:value-type="string" calcext:value-type="string">
            <text:p>04:29:36 PM</text:p>
          </table:table-cell>
          <table:table-cell table:formula="of:=WEEKDAY([.B350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50]" office:value-type="date" office:date-value="2022-12-15" calcext:value-type="date">
            <text:p>2022-12-1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50" calcext:value-type="float">
            <text:p>350</text:p>
          </table:table-cell>
          <table:table-cell table:formula="of:=[.B350]+1" office:value-type="date" office:date-value="2022-12-16" calcext:value-type="date">
            <text:p>2022-12-16</text:p>
          </table:table-cell>
          <table:table-cell office:value-type="string" calcext:value-type="string">
            <text:p>07:13:44 AM</text:p>
          </table:table-cell>
          <table:table-cell office:value-type="string" calcext:value-type="string">
            <text:p>04:29:54 PM</text:p>
          </table:table-cell>
          <table:table-cell table:formula="of:=WEEKDAY([.B351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51]" office:value-type="date" office:date-value="2022-12-16" calcext:value-type="date">
            <text:p>2022-12-1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51" calcext:value-type="float">
            <text:p>351</text:p>
          </table:table-cell>
          <table:table-cell table:formula="of:=[.B351]+1" office:value-type="date" office:date-value="2022-12-17" calcext:value-type="date">
            <text:p>2022-12-17</text:p>
          </table:table-cell>
          <table:table-cell office:value-type="string" calcext:value-type="string">
            <text:p>07:14:22 AM</text:p>
          </table:table-cell>
          <table:table-cell office:value-type="string" calcext:value-type="string">
            <text:p>04:30:14 PM</text:p>
          </table:table-cell>
          <table:table-cell table:formula="of:=WEEKDAY([.B352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52]" office:value-type="date" office:date-value="2022-12-17" calcext:value-type="date">
            <text:p>2022-12-1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B352]+1" office:value-type="date" office:date-value="2022-12-18" calcext:value-type="date">
            <text:p>2022-12-18</text:p>
          </table:table-cell>
          <table:table-cell office:value-type="string" calcext:value-type="string">
            <text:p>07:14:59 AM</text:p>
          </table:table-cell>
          <table:table-cell office:value-type="string" calcext:value-type="string">
            <text:p>04:30:36 PM</text:p>
          </table:table-cell>
          <table:table-cell table:formula="of:=WEEKDAY([.B353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53]" office:value-type="date" office:date-value="2022-12-18" calcext:value-type="date">
            <text:p>2022-12-1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53" calcext:value-type="float">
            <text:p>353</text:p>
          </table:table-cell>
          <table:table-cell table:formula="of:=[.B353]+1" office:value-type="date" office:date-value="2022-12-19" calcext:value-type="date">
            <text:p>2022-12-19</text:p>
          </table:table-cell>
          <table:table-cell office:value-type="string" calcext:value-type="string">
            <text:p>07:15:33 AM</text:p>
          </table:table-cell>
          <table:table-cell office:value-type="string" calcext:value-type="string">
            <text:p>04:31:01 PM</text:p>
          </table:table-cell>
          <table:table-cell table:formula="of:=WEEKDAY([.B354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54]" office:value-type="date" office:date-value="2022-12-19" calcext:value-type="date">
            <text:p>2022-12-1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54" calcext:value-type="float">
            <text:p>354</text:p>
          </table:table-cell>
          <table:table-cell table:formula="of:=[.B354]+1" office:value-type="date" office:date-value="2022-12-20" calcext:value-type="date">
            <text:p>2022-12-20</text:p>
          </table:table-cell>
          <table:table-cell office:value-type="string" calcext:value-type="string">
            <text:p>07:16:06 AM</text:p>
          </table:table-cell>
          <table:table-cell office:value-type="string" calcext:value-type="string">
            <text:p>04:31:28 PM</text:p>
          </table:table-cell>
          <table:table-cell table:formula="of:=WEEKDAY([.B355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55]" office:value-type="date" office:date-value="2022-12-20" calcext:value-type="date">
            <text:p>2022-12-2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55" calcext:value-type="float">
            <text:p>355</text:p>
          </table:table-cell>
          <table:table-cell table:formula="of:=[.B355]+1" office:value-type="date" office:date-value="2022-12-21" calcext:value-type="date">
            <text:p>2022-12-21</text:p>
          </table:table-cell>
          <table:table-cell office:value-type="string" calcext:value-type="string">
            <text:p>07:16:37 AM</text:p>
          </table:table-cell>
          <table:table-cell office:value-type="string" calcext:value-type="string">
            <text:p>04:31:56 PM</text:p>
          </table:table-cell>
          <table:table-cell table:formula="of:=WEEKDAY([.B356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56]" office:value-type="date" office:date-value="2022-12-21" calcext:value-type="date">
            <text:p>2022-12-2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56" calcext:value-type="float">
            <text:p>356</text:p>
          </table:table-cell>
          <table:table-cell table:formula="of:=[.B356]+1" office:value-type="date" office:date-value="2022-12-22" calcext:value-type="date">
            <text:p>2022-12-22</text:p>
          </table:table-cell>
          <table:table-cell office:value-type="string" calcext:value-type="string">
            <text:p>07:17:06 AM</text:p>
          </table:table-cell>
          <table:table-cell office:value-type="string" calcext:value-type="string">
            <text:p>04:32:27 PM</text:p>
          </table:table-cell>
          <table:table-cell table:formula="of:=WEEKDAY([.B357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57]" office:value-type="date" office:date-value="2022-12-22" calcext:value-type="date">
            <text:p>2022-12-22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57" calcext:value-type="float">
            <text:p>357</text:p>
          </table:table-cell>
          <table:table-cell table:formula="of:=[.B357]+1" office:value-type="date" office:date-value="2022-12-23" calcext:value-type="date">
            <text:p>2022-12-23</text:p>
          </table:table-cell>
          <table:table-cell office:value-type="string" calcext:value-type="string">
            <text:p>07:17:33 AM</text:p>
          </table:table-cell>
          <table:table-cell office:value-type="string" calcext:value-type="string">
            <text:p>04:33:00 PM</text:p>
          </table:table-cell>
          <table:table-cell table:formula="of:=WEEKDAY([.B358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58]" office:value-type="date" office:date-value="2022-12-23" calcext:value-type="date">
            <text:p>2022-12-23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58" calcext:value-type="float">
            <text:p>358</text:p>
          </table:table-cell>
          <table:table-cell table:formula="of:=[.B358]+1" office:value-type="date" office:date-value="2022-12-24" calcext:value-type="date">
            <text:p>2022-12-24</text:p>
          </table:table-cell>
          <table:table-cell office:value-type="string" calcext:value-type="string">
            <text:p>07:17:57 AM</text:p>
          </table:table-cell>
          <table:table-cell office:value-type="string" calcext:value-type="string">
            <text:p>04:33:35 PM</text:p>
          </table:table-cell>
          <table:table-cell table:formula="of:=WEEKDAY([.B359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59]" office:value-type="date" office:date-value="2022-12-24" calcext:value-type="date">
            <text:p>2022-12-24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B359]+1" office:value-type="date" office:date-value="2022-12-25" calcext:value-type="date">
            <text:p>2022-12-25</text:p>
          </table:table-cell>
          <table:table-cell office:value-type="string" calcext:value-type="string">
            <text:p>07:18:20 AM</text:p>
          </table:table-cell>
          <table:table-cell office:value-type="string" calcext:value-type="string">
            <text:p>04:34:12 PM</text:p>
          </table:table-cell>
          <table:table-cell table:formula="of:=WEEKDAY([.B360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60]" office:value-type="date" office:date-value="2022-12-25" calcext:value-type="date">
            <text:p>2022-12-25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60" calcext:value-type="float">
            <text:p>360</text:p>
          </table:table-cell>
          <table:table-cell table:formula="of:=[.B360]+1" office:value-type="date" office:date-value="2022-12-26" calcext:value-type="date">
            <text:p>2022-12-26</text:p>
          </table:table-cell>
          <table:table-cell office:value-type="string" calcext:value-type="string">
            <text:p>07:18:40 AM</text:p>
          </table:table-cell>
          <table:table-cell office:value-type="string" calcext:value-type="string">
            <text:p>04:34:51 PM</text:p>
          </table:table-cell>
          <table:table-cell table:formula="of:=WEEKDAY([.B361];2)" office:value-type="float" office:value="1" calcext:value-type="float">
            <text:p>1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61]" office:value-type="date" office:date-value="2022-12-26" calcext:value-type="date">
            <text:p>2022-12-26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61" calcext:value-type="float">
            <text:p>361</text:p>
          </table:table-cell>
          <table:table-cell table:formula="of:=[.B361]+1" office:value-type="date" office:date-value="2022-12-27" calcext:value-type="date">
            <text:p>2022-12-27</text:p>
          </table:table-cell>
          <table:table-cell office:value-type="string" calcext:value-type="string">
            <text:p>07:18:59 AM</text:p>
          </table:table-cell>
          <table:table-cell office:value-type="string" calcext:value-type="string">
            <text:p>04:35:31 PM</text:p>
          </table:table-cell>
          <table:table-cell table:formula="of:=WEEKDAY([.B362];2)" office:value-type="float" office:value="2" calcext:value-type="float">
            <text:p>2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62]" office:value-type="date" office:date-value="2022-12-27" calcext:value-type="date">
            <text:p>2022-12-27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62" calcext:value-type="float">
            <text:p>362</text:p>
          </table:table-cell>
          <table:table-cell table:formula="of:=[.B362]+1" office:value-type="date" office:date-value="2022-12-28" calcext:value-type="date">
            <text:p>2022-12-28</text:p>
          </table:table-cell>
          <table:table-cell office:value-type="string" calcext:value-type="string">
            <text:p>07:19:15 AM</text:p>
          </table:table-cell>
          <table:table-cell office:value-type="string" calcext:value-type="string">
            <text:p>04:36:14 PM</text:p>
          </table:table-cell>
          <table:table-cell table:formula="of:=WEEKDAY([.B363];2)" office:value-type="float" office:value="3" calcext:value-type="float">
            <text:p>3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63]" office:value-type="date" office:date-value="2022-12-28" calcext:value-type="date">
            <text:p>2022-12-28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63" calcext:value-type="float">
            <text:p>363</text:p>
          </table:table-cell>
          <table:table-cell table:formula="of:=[.B363]+1" office:value-type="date" office:date-value="2022-12-29" calcext:value-type="date">
            <text:p>2022-12-29</text:p>
          </table:table-cell>
          <table:table-cell office:value-type="string" calcext:value-type="string">
            <text:p>07:19:29 AM</text:p>
          </table:table-cell>
          <table:table-cell office:value-type="string" calcext:value-type="string">
            <text:p>04:36:58 PM</text:p>
          </table:table-cell>
          <table:table-cell table:formula="of:=WEEKDAY([.B364];2)" office:value-type="float" office:value="4" calcext:value-type="float">
            <text:p>4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64]" office:value-type="date" office:date-value="2022-12-29" calcext:value-type="date">
            <text:p>2022-12-29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64" calcext:value-type="float">
            <text:p>364</text:p>
          </table:table-cell>
          <table:table-cell table:formula="of:=[.B364]+1" office:value-type="date" office:date-value="2022-12-30" calcext:value-type="date">
            <text:p>2022-12-30</text:p>
          </table:table-cell>
          <table:table-cell office:value-type="string" calcext:value-type="string">
            <text:p>07:19:41 AM</text:p>
          </table:table-cell>
          <table:table-cell office:value-type="string" calcext:value-type="string">
            <text:p>04:37:44 PM</text:p>
          </table:table-cell>
          <table:table-cell table:formula="of:=WEEKDAY([.B365];2)" office:value-type="float" office:value="5" calcext:value-type="float">
            <text:p>5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65]" office:value-type="date" office:date-value="2022-12-30" calcext:value-type="date">
            <text:p>2022-12-30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visibility="filter">
          <table:table-cell office:value-type="float" office:value="365" calcext:value-type="float">
            <text:p>365</text:p>
          </table:table-cell>
          <table:table-cell table:formula="of:=[.B365]+1" office:value-type="date" office:date-value="2022-12-31" calcext:value-type="date">
            <text:p>2022-12-31</text:p>
          </table:table-cell>
          <table:table-cell office:value-type="string" calcext:value-type="string">
            <text:p>07:19:50 AM</text:p>
          </table:table-cell>
          <table:table-cell office:value-type="string" calcext:value-type="string">
            <text:p>04:38:32 PM</text:p>
          </table:table-cell>
          <table:table-cell table:formula="of:=WEEKDAY([.B366];2)" office:value-type="float" office:value="6" calcext:value-type="float">
            <text:p>6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66]" office:value-type="date" office:date-value="2022-12-31" calcext:value-type="date">
            <text:p>2022-12-3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B366]+1" office:value-type="date" office:date-value="2023-01-01" calcext:value-type="date">
            <text:p>2023-01-01</text:p>
          </table:table-cell>
          <table:table-cell office:value-type="string" calcext:value-type="string">
            <text:p>07:19:50 AM</text:p>
          </table:table-cell>
          <table:table-cell office:value-type="string" calcext:value-type="string">
            <text:p>04:38:32 PM</text:p>
          </table:table-cell>
          <table:table-cell table:formula="of:=WEEKDAY([.B367];2)" office:value-type="float" office:value="7" calcext:value-type="float">
            <text:p>7</text:p>
          </table:table-cell>
          <table:table-cell/>
          <table:table-cell table:style-name="ce5" table:formula="of:=[$Params.$C$2]" office:value-type="string" office:string-value="Day Hike" calcext:value-type="string">
            <text:p>Day Hike</text:p>
          </table:table-cell>
          <table:table-cell table:formula="of:=[.B367]" office:value-type="date" office:date-value="2023-01-01" calcext:value-type="date">
            <text:p>2023-01-01</text:p>
          </table:table-cell>
          <table:table-cell table:formula="of:=[$Params.$D$2]" office:value-type="string" office:string-value="#find-us" calcext:value-type="string">
            <text:p>#find-us</text:p>
          </table:table-cell>
          <table:table-cell table:number-columns-repeated="16375"/>
        </table:table-row>
        <table:table-row table:style-name="ro1" table:number-rows-repeated="104820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1" table:target-range-address="Events.E1:Events.E367" table:display-filter-buttons="true">
          <table:filter>
            <table:filter-and>
              <table:filter-condition table:data-type="number" table:value="7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lear Sans" svg:font-family="'Clear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Clear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2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3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$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4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time-style style:name="N131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P0" style:volatile="true">
      <number:hours/>
      <number:text>:</number:text>
      <number:minutes number:style="long"/>
      <number:text>:</number:text>
      <number:seconds number:style="long"/>
    </number:time-style>
    <number:text-style style:name="N149">
      <number:text-content/>
      <style:map style:condition="value()&lt;=1.7976931348623157E+308" style:apply-style-name="N149P0"/>
    </number:text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0P0" style:volatile="true">
      <number:hours/>
      <number:text>:</number:text>
      <number:minutes number:style="long"/>
    </number:time-style>
    <number:text-style style:name="N140">
      <number:text-content/>
      <style:map style:condition="value()&lt;=1.7976931348623157E+308" style:apply-style-name="N140P0"/>
    </number:text-style>
    <number:number-style style:name="N141">
      <number:number number:decimal-places="8" number:min-decimal-places="8" number:min-integer-digits="1"/>
    </number:number-style>
    <number:number-style style:name="N14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0140" number:language="en" number:country="US">
      <number:month/>
      <number:text>/</number:text>
      <number:day/>
      <number:text>/</number:text>
      <number:year number:style="long"/>
    </number:date-style>
    <number:date-style style:name="N10139" number:language="en" number:country="US">
      <number:day/>
      <number:text>-</number:text>
      <number:month number:textual="true"/>
      <number:text>-</number:text>
      <number:year/>
    </number:date-style>
    <number:date-style style:name="N10138" number:language="en" number:country="US">
      <number:day/>
      <number:text>-</number:text>
      <number:month number:textual="true"/>
    </number:date-style>
    <number:date-style style:name="N10137" number:language="en" number:country="US">
      <number:month number:textual="true"/>
      <number:text>-</number:text>
      <number:year/>
    </number:date-style>
    <number:time-style style:name="N10136" number:language="en" number:country="US">
      <number:hours/>
      <number:text>:</number:text>
      <number:minute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2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date-style style:name="N10121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23:47:20.444126054</meta:creation-date>
    <dc:date>2022-09-17T00:32:26.372058380</dc:date>
    <meta:editing-duration>PT1H44M2S</meta:editing-duration>
    <meta:editing-cycles>7</meta:editing-cycles>
    <meta:generator>LibreOffice/7.4.1.1$Linux_X86_64 LibreOffice_project/40$Build-1</meta:generator>
    <meta:document-statistic meta:table-count="2" meta:cell-count="2956" meta:object-count="0"/>
  </office:meta>
</office:document-meta>
</file>